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453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9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7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65">
      <style:drawing-page-properties draw:fill="bitmap" draw:fill-image-name="a2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1" style:parent-style-name="Graphics">
      <style:graphic-properties draw:fill="none" draw:stroke="non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3">
      <style:drawing-page-properties draw:fill="bitmap" draw:fill-image-name="a2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34">
      <style:drawing-page-properties draw:fill="bitmap" draw:fill-image-name="a2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1">
      <style:drawing-page-properties draw:fill="bitmap" draw:fill-image-name="a24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7">
      <style:drawing-page-properties draw:fill="bitmap" draw:fill-image-name="a2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9">
      <style:graphic-properties draw:fill="none" draw:stroke="solid" svg:stroke-width="0.01389in" svg:stroke-color="#000000" svg:stroke-opacity="100%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07">
      <style:drawing-page-properties draw:fill="bitmap" draw:fill-image-name="a2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4">
      <style:drawing-page-properties draw:fill="bitmap" draw:fill-image-name="a24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9">
      <style:drawing-page-properties draw:fill="bitmap" draw:fill-image-name="a25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3" style:parent-style-name="Graphics">
      <style:graphic-properties draw:fill="none" draw:stroke="non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8">
      <style:drawing-page-properties draw:fill="bitmap" draw:fill-image-name="a26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488in"/>
      </text:list-level-style-number>
      <text:list-level-style-number text:level="3" style:num-format="">
        <style:list-level-properties text:space-before="1.16732in"/>
      </text:list-level-style-number>
      <text:list-level-style-number text:level="4" style:num-format="">
        <style:list-level-properties text:space-before="1.63976in"/>
      </text:list-level-style-number>
      <text:list-level-style-number text:level="5" style:num-format="">
        <style:list-level-properties text:space-before="2.1122in"/>
      </text:list-level-style-number>
      <text:list-level-style-number text:level="6" style:num-format="">
        <style:list-level-properties text:space-before="2.58465in"/>
      </text:list-level-style-number>
      <text:list-level-style-number text:level="7" style:num-format="">
        <style:list-level-properties text:space-before="3.05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45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7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56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52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488in"/>
      </text:list-level-style-number>
      <text:list-level-style-number text:level="3" style:num-format="">
        <style:list-level-properties text:space-before="1.16732in"/>
      </text:list-level-style-number>
      <text:list-level-style-number text:level="4" style:num-format="">
        <style:list-level-properties text:space-before="1.63976in"/>
      </text:list-level-style-number>
      <text:list-level-style-number text:level="5" style:num-format="">
        <style:list-level-properties text:space-before="2.1122in"/>
      </text:list-level-style-number>
      <text:list-level-style-number text:level="6" style:num-format="">
        <style:list-level-properties text:space-before="2.58465in"/>
      </text:list-level-style-number>
      <text:list-level-style-number text:level="7" style:num-format="">
        <style:list-level-properties text:space-before="3.05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48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9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488in"/>
      </text:list-level-style-number>
      <text:list-level-style-number text:level="3" style:num-format="">
        <style:list-level-properties text:space-before="1.16732in"/>
      </text:list-level-style-number>
      <text:list-level-style-number text:level="4" style:num-format="">
        <style:list-level-properties text:space-before="1.63976in"/>
      </text:list-level-style-number>
      <text:list-level-style-number text:level="5" style:num-format="">
        <style:list-level-properties text:space-before="2.1122in"/>
      </text:list-level-style-number>
      <text:list-level-style-number text:level="6" style:num-format="">
        <style:list-level-properties text:space-before="2.58465in"/>
      </text:list-level-style-number>
      <text:list-level-style-number text:level="7" style:num-format="">
        <style:list-level-properties text:space-before="3.05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0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4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47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08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47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488in"/>
      </text:list-level-style-number>
      <text:list-level-style-number text:level="3" style:num-format="">
        <style:list-level-properties text:space-before="1.16732in"/>
      </text:list-level-style-number>
      <text:list-level-style-number text:level="4" style:num-format="">
        <style:list-level-properties text:space-before="1.63976in"/>
      </text:list-level-style-number>
      <text:list-level-style-number text:level="5" style:num-format="">
        <style:list-level-properties text:space-before="2.1122in"/>
      </text:list-level-style-number>
      <text:list-level-style-number text:level="6" style:num-format="">
        <style:list-level-properties text:space-before="2.58465in"/>
      </text:list-level-style-number>
      <text:list-level-style-number text:level="7" style:num-format="">
        <style:list-level-properties text:space-before="3.05709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26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2421" draw:master-page-name="Master1-Layout2-tx-Title-Slide" presentation:presentation-page-layout-name="Master1-PPL2" draw:id="Slide-256">
        <draw:frame draw:id="id170" draw:style-name="a2425" draw:name="TextShape 1" svg:x="0.55118in" svg:y="0.88583in" svg:width="9.92087in" svg:height="1.41732in">
          <draw:text-box>
            <text:p text:style-name="a2424" text:class-names="" text:cond-style-name=""><text:span text:style-name="a2422" text:class-names="">電影評論分析</text:span><text:span text:style-name="a2423" text:class-names=""/></text:p>
          </draw:text-box>
          <svg:title/>
          <svg:desc/>
        </draw:frame>
        <draw:frame draw:id="id171" draw:style-name="a2442" draw:name="TextShape 2" svg:x="0.55118in" svg:y="2.96921in" svg:width="9.92087in" svg:height="3.01181in">
          <draw:text-box>
            <text:p text:style-name="a2427" text:class-names="" text:cond-style-name=""><text:span text:style-name="a2426" text:class-names="">Potato</text:span></text:p>
            <text:p text:style-name="a2429" text:class-names="" text:cond-style-name=""><text:span text:style-name="a2428" text:class-names=""/></text:p>
            <text:p text:style-name="a2432" text:class-names="" text:cond-style-name=""><text:span text:style-name="a2430" text:class-names="">楊家明</text:span><text:span text:style-name="a2431" text:class-names="">/40647003S</text:span></text:p>
            <text:p text:style-name="a2435" text:class-names="" text:cond-style-name=""><text:span text:style-name="a2433" text:class-names="">鍾暿峒</text:span><text:span text:style-name="a2434" text:class-names="">/40647004S</text:span></text:p>
            <text:p text:style-name="a2438" text:class-names="" text:cond-style-name=""><text:span text:style-name="a2436" text:class-names="">劉怡萱</text:span><text:span text:style-name="a2437" text:class-names="">/40647012S</text:span></text:p>
            <text:p text:style-name="a2441" text:class-names="" text:cond-style-name=""><text:span text:style-name="a2439" text:class-names="">偕為昭</text:span><text:span text:style-name="a2440" text:class-names="">/40647021S</text:span></text:p>
          </draw:text-box>
          <svg:title/>
          <svg:desc/>
        </draw:frame>
      </draw:page>
      <draw:page draw:name="Slide2" draw:style-name="a2444" draw:master-page-name="Master2-Layout3-obj-Title,-Content" presentation:presentation-page-layout-name="Master2-PPL3" draw:id="Slide-257">
        <draw:frame draw:id="id172" draw:style-name="a2447" draw:name="TextShape 1" svg:x="0.55118in" svg:y="0.24685in" svg:width="9.92087in" svg:height="1.03543in">
          <draw:text-box>
            <text:p text:style-name="a2446" text:class-names="" text:cond-style-name=""><text:span text:style-name="a2445" text:class-names="">What is the problem?</text:span></text:p>
          </draw:text-box>
          <svg:title/>
          <svg:desc/>
        </draw:frame>
        <draw:frame draw:id="id173" draw:style-name="a2463" draw:name="TextShape 2" svg:x="0.55118in" svg:y="1.45079in" svg:width="9.92087in" svg:height="3.59606in">
          <draw:text-box>
            <text:list text:style-name="a2451">
              <text:list-item>
                <text:p text:style-name="a2450" text:class-names="" text:cond-style-name=""><text:span text:style-name="a2448" text:class-names="">這個題目是什麼，它能解決什麼問題？</text:span><text:span text:style-name="a2449" text:class-names=""/></text:p>
              </text:list-item>
            </text:list>
            <text:p text:style-name="a2453" text:class-names="" text:cond-style-name=""><text:span text:style-name="a2452" text:class-names=""/></text:p>
            <text:p text:style-name="a2456" text:class-names="" text:cond-style-name=""><text:span text:style-name="a2454" text:class-names="">爬取影評來分析人們對每部電影的評價</text:span><text:span text:style-name="a2455" text:class-names=""/></text:p>
            <text:p text:style-name="a2459" text:class-names="" text:cond-style-name=""><text:span text:style-name="a2457" text:class-names="">能夠讓觀影者在觀影前大致理解大眾對此部電影的看法</text:span><text:span text:style-name="a2458" text:class-names=""/></text:p>
            <text:p text:style-name="a2462" text:class-names="" text:cond-style-name=""><text:span text:style-name="a2460" text:class-names=""><text:line-break/></text:span><text:span text:style-name="a2461" text:class-names=""/></text:p>
          </draw:text-box>
          <svg:title/>
          <svg:desc/>
        </draw:frame>
      </draw:page>
      <draw:page draw:name="Slide3" draw:style-name="a2465" draw:master-page-name="Master2-Layout3-obj-Title,-Content" presentation:presentation-page-layout-name="Master2-PPL3" draw:id="Slide-258">
        <draw:frame draw:id="id174" draw:style-name="a2468" draw:name="TextShape 1" svg:x="0.55118in" svg:y="0.24685in" svg:width="9.92087in" svg:height="1.03543in">
          <draw:text-box>
            <text:p text:style-name="a2467" text:class-names="" text:cond-style-name=""><text:span text:style-name="a2466" text:class-names="">Why this is important?</text:span></text:p>
          </draw:text-box>
          <svg:title/>
          <svg:desc/>
        </draw:frame>
        <draw:frame draw:id="id175" draw:style-name="a2495" draw:name="TextShape 2" svg:x="0.55118in" svg:y="1.45079in" svg:width="9.92087in" svg:height="3.59606in">
          <draw:text-box>
            <text:list text:style-name="a2472">
              <text:list-item>
                <text:p text:style-name="a2471" text:class-names="" text:cond-style-name=""><text:span text:style-name="a2469" text:class-names="">這個題目的緣起動機是什麼？</text:span><text:span text:style-name="a2470" text:class-names=""/></text:p>
              </text:list-item>
            </text:list>
            <text:list text:style-name="a2476">
              <text:list-item>
                <text:p text:style-name="a2475" text:class-names="" text:cond-style-name=""><text:span text:style-name="a2473" text:class-names="">你注意到什麼需求、現象、問題？</text:span><text:span text:style-name="a2474" text:class-names=""/></text:p>
              </text:list-item>
            </text:list>
            <text:list text:style-name="a2480">
              <text:list-item>
                <text:p text:style-name="a2479" text:class-names="" text:cond-style-name=""><text:span text:style-name="a2477" text:class-names="">為什麼這個問題值得被解決？</text:span><text:span text:style-name="a2478" text:class-names=""/></text:p>
              </text:list-item>
            </text:list>
            <text:p text:style-name="a2482" text:class-names="" text:cond-style-name=""><text:span text:style-name="a2481" text:class-names=""/></text:p>
            <text:p text:style-name="a2485" text:class-names="" text:cond-style-name=""><text:span text:style-name="a2483" text:class-names=""><text:s text:c="1"/></text:span><text:span text:style-name="a2484" text:class-names="">時常被電影預告所吸引，真正進電影院看或是線上看的時候卻踩雷</text:span></text:p>
            <text:p text:style-name="a2489" text:class-names="" text:cond-style-name=""><text:span text:style-name="a2486" text:class-names=""><text:s text:c="1"/></text:span><text:span text:style-name="a2487" text:class-names="">因此我們希望能透過大部分人對此部電影的評價來作為是否觀影的</text:span><text:span text:style-name="a2488" text:class-names=""/></text:p>
            <text:p text:style-name="a2494" text:class-names="" text:cond-style-name=""><text:span text:style-name="a2490" text:class-names=""><text:s text:c="1"/></text:span><text:span text:style-name="a2491" text:class-names="">依據</text:span><text:span text:style-name="a2492" text:class-names=""><text:line-break/></text:span><text:span text:style-name="a2493" text:class-names=""/></text:p>
          </draw:text-box>
          <svg:title/>
          <svg:desc/>
        </draw:frame>
      </draw:page>
      <draw:page draw:name="Slide4" draw:style-name="a2497" draw:master-page-name="Master2-Layout3-obj-Title,-Content" presentation:presentation-page-layout-name="Master2-PPL3" draw:id="Slide-259">
        <draw:frame draw:id="id176" draw:style-name="a2500" draw:name="TextShape 1" svg:x="0.55118in" svg:y="0.24685in" svg:width="9.92087in" svg:height="1.03543in">
          <draw:text-box>
            <text:p text:style-name="a2499" text:class-names="" text:cond-style-name=""><text:span text:style-name="a2498" text:class-names="">What to do and how you do it?</text:span></text:p>
          </draw:text-box>
          <svg:title/>
          <svg:desc/>
        </draw:frame>
        <draw:frame draw:id="id177" draw:style-name="a2532" draw:name="TextShape 2" svg:x="0.55118in" svg:y="1.45079in" svg:width="9.92087in" svg:height="3.59606in">
          <draw:text-box>
            <text:list text:style-name="a2504">
              <text:list-item>
                <text:p text:style-name="a2503" text:class-names="" text:cond-style-name=""><text:span text:style-name="a2501" text:class-names="">你需要做什麼來解決這個問題？</text:span><text:span text:style-name="a2502" text:class-names=""/></text:p>
              </text:list-item>
            </text:list>
            <text:list text:style-name="a2508">
              <text:list-item>
                <text:p text:style-name="a2507" text:class-names="" text:cond-style-name=""><text:span text:style-name="a2505" text:class-names="">你要做的這些事情裡的先後順序是什麼？</text:span><text:span text:style-name="a2506" text:class-names=""/></text:p>
              </text:list-item>
            </text:list>
            <text:p text:style-name="a2520" text:class-names="" text:cond-style-name=""><text:span text:style-name="a2509" text:class-names="">蒐集</text:span><text:span text:style-name="a2510" text:class-names="">ptt</text:span><text:span text:style-name="a2511" text:class-names="">電影版評論標題及內容</text:span><text:span text:style-name="a2512" text:class-names="">-&gt;</text:span><text:span text:style-name="a2513" text:class-names="">分析文本</text:span><text:span text:style-name="a2514" text:class-names="">-&gt;</text:span><text:span text:style-name="a2515" text:class-names="">呈現結果</text:span><text:span text:style-name="a2516" text:class-names="">(</text:span><text:span text:style-name="a2517" text:class-names="">圖形化</text:span><text:span text:style-name="a2518" text:class-names="">)</text:span><text:span text:style-name="a2519" text:class-names=""/></text:p>
            <text:list text:style-name="a2524">
              <text:list-item>
                <text:p text:style-name="a2523" text:class-names="" text:cond-style-name=""><text:span text:style-name="a2521" text:class-names="">你會需要哪些工具？</text:span><text:span text:style-name="a2522" text:class-names=""/></text:p>
              </text:list-item>
            </text:list>
            <text:p text:style-name="a2528" text:class-names="" text:cond-style-name=""><text:span text:style-name="a2525" text:class-names="">需要</text:span><text:span text:style-name="a2526" text:class-names="">Python BeautifulSoup, Jieba, matplotlib<text:s text:c="1"/></text:span><text:span text:style-name="a2527" text:class-names="">套件</text:span></text:p>
            <text:p text:style-name="a2531" text:class-names="" text:cond-style-name=""><text:span text:style-name="a2529" text:class-names=""><text:line-break/></text:span><text:span text:style-name="a2530" text:class-names=""/></text:p>
          </draw:text-box>
          <svg:title/>
          <svg:desc/>
        </draw:frame>
      </draw:page>
      <draw:page draw:name="Slide5" draw:style-name="a2534" draw:master-page-name="Master2-Layout3-obj-Title,-Content" presentation:presentation-page-layout-name="Master2-PPL3" draw:id="Slide-260">
        <draw:frame draw:id="id178" draw:style-name="a2537" draw:name="TextShape 1" svg:x="0.55118in" svg:y="0.24685in" svg:width="9.92087in" svg:height="1.03543in">
          <draw:text-box>
            <text:p text:style-name="a2536" text:class-names="" text:cond-style-name=""><text:span text:style-name="a2535" text:class-names="">Where do the data come from?</text:span></text:p>
          </draw:text-box>
          <svg:title/>
          <svg:desc/>
        </draw:frame>
        <draw:frame draw:id="id179" draw:style-name="a2567" draw:name="TextShape 2" svg:x="0.55118in" svg:y="1.45079in" svg:width="9.92087in" svg:height="3.59606in">
          <draw:text-box>
            <text:list text:style-name="a2541">
              <text:list-item>
                <text:p text:style-name="a2540" text:class-names="" text:cond-style-name=""><text:span text:style-name="a2538" text:class-names="">你的資料從哪裡來？</text:span><text:span text:style-name="a2539" text:class-names=""/></text:p>
              </text:list-item>
            </text:list>
            <text:p text:style-name="a2545" text:class-names="" text:cond-style-name=""><text:span text:style-name="a2542" text:class-names="">ptt</text:span><text:span text:style-name="a2543" text:class-names="">電影版</text:span><text:span text:style-name="a2544" text:class-names=""/></text:p>
            <text:list text:style-name="a2549">
              <text:list-item>
                <text:p text:style-name="a2548" text:class-names="" text:cond-style-name=""><text:span text:style-name="a2546" text:class-names="">怎麼收集？</text:span><text:span text:style-name="a2547" text:class-names=""/></text:p>
              </text:list-item>
            </text:list>
            <text:p text:style-name="a2556" text:class-names="" text:cond-style-name=""><text:span text:style-name="a2550" text:class-names="">利用</text:span><text:span text:style-name="a2551" text:class-names="">Python<text:s text:c="1"/></text:span><text:span text:style-name="a2552" text:class-names="">的</text:span><text:span text:style-name="a2553" text:class-names=""><text:s text:c="1"/>BeautifulSoup<text:s text:c="1"/></text:span><text:span text:style-name="a2554" text:class-names="">套件撰寫爬蟲程式蒐集資料</text:span><text:span text:style-name="a2555" text:class-names=""/></text:p>
            <text:list text:style-name="a2560">
              <text:list-item>
                <text:p text:style-name="a2559" text:class-names="" text:cond-style-name=""><text:span text:style-name="a2557" text:class-names="">怎麼知道量夠不夠？</text:span><text:span text:style-name="a2558" text:class-names=""/></text:p>
              </text:list-item>
            </text:list>
            <text:p text:style-name="a2563" text:class-names="" text:cond-style-name=""><text:span text:style-name="a2561" text:class-names="">比較不同電影蒐集資料筆數，數量明顯較少的可能是較冷門電影</text:span><text:span text:style-name="a2562" text:class-names=""/></text:p>
            <text:p text:style-name="a2566" text:class-names="" text:cond-style-name=""><text:span text:style-name="a2564" text:class-names=""><text:line-break/></text:span><text:span text:style-name="a2565" text:class-names=""/></text:p>
          </draw:text-box>
          <svg:title/>
          <svg:desc/>
        </draw:frame>
      </draw:page>
      <draw:page draw:name="Slide6" draw:style-name="a2569" draw:master-page-name="Master2-Layout3-obj-Title,-Content" presentation:presentation-page-layout-name="Master2-PPL3" draw:id="Slide-261">
        <draw:frame draw:id="id180" draw:style-name="a2572" draw:name="TextShape 1" svg:x="0.55118in" svg:y="0.24685in" svg:width="9.92087in" svg:height="1.03543in">
          <draw:text-box>
            <text:p text:style-name="a2571" text:class-names="" text:cond-style-name=""><text:span text:style-name="a2570" text:class-names="">Work flow</text:span></text:p>
          </draw:text-box>
          <svg:title/>
          <svg:desc/>
        </draw:frame>
        <draw:frame draw:id="id181" draw:style-name="a2580" draw:name="TextShape 2" svg:x="0.55118in" svg:y="1.45079in" svg:width="9.92087in" svg:height="3.59606in">
          <draw:text-box>
            <text:list text:style-name="a2576">
              <text:list-item>
                <text:p text:style-name="a2575" text:class-names="" text:cond-style-name=""><text:span text:style-name="a2573" text:class-names="">程式流程方塊圖</text:span><text:span text:style-name="a2574" text:class-names=""/></text:p>
              </text:list-item>
            </text:list>
            <text:list text:style-name="a2579">
              <text:list-item>
                <text:p text:style-name="a2578" text:class-names="" text:cond-style-name=""><text:span text:style-name="a2577" text:class-names=""/></text:p>
              </text:list-item>
            </text:list>
          </draw:text-box>
          <svg:title/>
          <svg:desc/>
        </draw:frame>
        <draw:frame draw:id="id182" draw:style-name="a2581" draw:name="圖片 2" svg:x="0.65182in" svg:y="3.05182in" svg:width="9.89888in" svg:height="0.97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7" draw:style-name="a2583" draw:master-page-name="Master2-Layout3-obj-Title,-Content" presentation:presentation-page-layout-name="Master2-PPL3" draw:id="Slide-262">
        <draw:frame draw:id="id183" draw:style-name="a2586" draw:name="TextShape 1" svg:x="0.55118in" svg:y="0.24685in" svg:width="9.92087in" svg:height="1.03543in">
          <draw:text-box>
            <text:p text:style-name="a2585" text:class-names="" text:cond-style-name=""><text:span text:style-name="a2584" text:class-names="">Who did what in your team</text:span></text:p>
          </draw:text-box>
          <svg:title/>
          <svg:desc/>
        </draw:frame>
        <draw:frame draw:id="id184" draw:style-name="a2605" draw:name="TextShape 2" svg:x="0.55118in" svg:y="1.45079in" svg:width="9.92087in" svg:height="3.59606in">
          <draw:text-box>
            <text:list text:style-name="a2590">
              <text:list-item>
                <text:p text:style-name="a2589" text:class-names="" text:cond-style-name=""><text:span text:style-name="a2587" text:class-names="">請介紹你的組員工作分配</text:span><text:span text:style-name="a2588" text:class-names=""/></text:p>
              </text:list-item>
            </text:list>
            <text:p text:style-name="a2592" text:class-names="" text:cond-style-name=""><text:span text:style-name="a2591" text:class-names=""/></text:p>
            <text:p text:style-name="a2594" text:class-names="" text:cond-style-name=""><text:span text:style-name="a2593" text:class-names="">蒐集資料：偕為昭、鍾暿峒</text:span></text:p>
            <text:p text:style-name="a2596" text:class-names="" text:cond-style-name=""><text:span text:style-name="a2595" text:class-names="">文本分析：楊家明、劉怡萱</text:span></text:p>
            <text:p text:style-name="a2599" text:class-names="" text:cond-style-name=""><text:span text:style-name="a2597" text:class-names="">結果分析：楊家明、鍾暿峒</text:span><text:span text:style-name="a2598" text:class-names=""/></text:p>
            <text:p text:style-name="a2601" text:class-names="" text:cond-style-name=""><text:span text:style-name="a2600" text:class-names="">結果呈現：劉怡萱、偕為昭</text:span></text:p>
            <text:p text:style-name="a2604" text:class-names="" text:cond-style-name=""><text:span text:style-name="a2602" text:class-names=""><text:line-break/></text:span><text:span text:style-name="a2603" text:class-names=""/></text:p>
          </draw:text-box>
          <svg:title/>
          <svg:desc/>
        </draw:frame>
      </draw:page>
      <draw:page draw:name="Slide8" draw:style-name="a2607" draw:master-page-name="Master1-Layout1-blank-Blank-Slide" presentation:presentation-page-layout-name="Master1-PPL1" draw:id="Slide-263">
        <draw:frame draw:id="id185" draw:style-name="a2612" draw:name="TextShape 1" svg:x="1.37795in" svg:y="5.70866in" svg:width="7.87402in" svg:height="0.32244in">
          <draw:text-box>
            <text:p text:style-name="a2611" text:class-names="" text:cond-style-name=""><text:span text:style-name="a2608" text:class-names="">This work is licensed under a Creative Commons Attribution-ShareAlike 3.0 Unported License.</text:span><text:span text:style-name="a2609" text:class-names=""><text:line-break/></text:span><text:span text:style-name="a2610" text:class-names="">It makes use of the works of Mateus Machado Luna.</text:span></text:p>
          </draw:text-box>
          <svg:title/>
          <svg:desc/>
        </draw:frame>
        <draw:frame draw:id="id186" draw:style-name="a2613" draw:name="圖片 178" svg:x="1.1811in" svg:y="5.70866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2616" draw:name="TextShape 2" svg:x="2.16535in" svg:y="2.20276in" svg:width="5.90551in" svg:height="1.34055in">
          <draw:text-box>
            <text:p text:style-name="a2615" text:class-names="" text:cond-style-name=""><text:span text:style-name="a2614" text:class-names="">Q &amp; A</text:span></text:p>
          </draw:text-box>
          <svg:title/>
          <svg:desc/>
        </draw:frame>
      </draw:page>
      <draw:page draw:name="Slide11" draw:style-name="a2618" draw:master-page-name="Master2-Layout3-obj-Title,-Content" presentation:presentation-page-layout-name="Master2-PPL3" draw:id="Slide-266">
        <draw:frame draw:id="id188" presentation:style-name="a2621" draw:name="標題 1" svg:x="0.55118in" svg:y="0.27909in" svg:width="9.92087in" svg:height="1.01305in" presentation:class="title" presentation:placeholder="false">
          <draw:text-box>
            <text:p text:style-name="a2620" text:class-names="" text:cond-style-name=""><text:span text:style-name="a2619" text:class-names="">Q&amp;A</text:span></text:p>
          </draw:text-box>
          <svg:title/>
          <svg:desc/>
        </draw:frame>
        <draw:frame draw:id="id189" presentation:style-name="a2668" draw:name="文字版面配置區 2" svg:x="0.55118in" svg:y="1.29213in" svg:width="9.92087in" svg:height="4.61798in" presentation:class="outline" presentation:placeholder="false">
          <draw:text-box>
            <text:list text:style-name="a2628">
              <text:list-item>
                <text:p text:style-name="a2627" text:class-names="" text:cond-style-name=""><text:span text:style-name="a2622" text:class-names="">如何</text:span><text:span text:style-name="a2623" text:class-names="">過濾電影工讀生來</text:span><text:span text:style-name="a2624" text:class-names="">ptt</text:span><text:span text:style-name="a2625" text:class-names="">宣傳一事</text:span><text:span text:style-name="a2626" text:class-names="">?</text:span></text:p>
              </text:list-item>
            </text:list>
            <text:list text:style-name="a2632">
              <text:list-item>
                <text:p text:style-name="a2631" text:class-names="" text:cond-style-name=""><text:span text:style-name="a2629" text:class-names="">單純宣傳將不算在樣本中，若是心得文章就列入</text:span><text:span text:style-name="a2630" text:class-names=""/></text:p>
              </text:list-item>
            </text:list>
            <text:list text:style-name="a2635">
              <text:list-item>
                <text:p text:style-name="a2634" text:class-names="" text:cond-style-name=""><text:span text:style-name="a2633" text:class-names=""/></text:p>
              </text:list-item>
            </text:list>
            <text:list text:style-name="a2639">
              <text:list-item>
                <text:p text:style-name="a2638" text:class-names="" text:cond-style-name=""><text:span text:style-name="a2636" text:class-names="">如何區分宣傳和心得</text:span><text:span text:style-name="a2637" text:class-names="">?</text:span></text:p>
              </text:list-item>
            </text:list>
            <text:list text:style-name="a2643">
              <text:list-item>
                <text:p text:style-name="a2642" text:class-names="" text:cond-style-name=""><text:span text:style-name="a2640" text:class-names="">擷取一些關鍵字，如：我覺得、我認為</text:span><text:span text:style-name="a2641" text:class-names=""/></text:p>
              </text:list-item>
            </text:list>
            <text:list text:style-name="a2646">
              <text:list-item>
                <text:p text:style-name="a2645" text:class-names="" text:cond-style-name=""><text:span text:style-name="a2644" text:class-names=""/></text:p>
              </text:list-item>
            </text:list>
            <text:list text:style-name="a2650">
              <text:list-item>
                <text:p text:style-name="a2649" text:class-names="" text:cond-style-name=""><text:span text:style-name="a2647" text:class-names="">電影時常出現在上映當下評價與後來評價落差巨大問題</text:span><text:span text:style-name="a2648" text:class-names="">?</text:span></text:p>
              </text:list-item>
            </text:list>
            <text:list text:style-name="a2654">
              <text:list-item>
                <text:p text:style-name="a2653" text:class-names="" text:cond-style-name=""><text:span text:style-name="a2651" text:class-names="">將評論時間納入考量</text:span><text:span text:style-name="a2652" text:class-names=""/></text:p>
              </text:list-item>
            </text:list>
            <text:list text:style-name="a2657">
              <text:list-item>
                <text:p text:style-name="a2656" text:class-names="" text:cond-style-name=""><text:span text:style-name="a2655" text:class-names=""/></text:p>
              </text:list-item>
            </text:list>
            <text:list text:style-name="a2661">
              <text:list-item>
                <text:p text:style-name="a2660" text:class-names="" text:cond-style-name=""><text:span text:style-name="a2658" text:class-names="">如果以單一網站為來源，會不會出現評價標準偏差無法推及網站用戶以外使用者的問題</text:span><text:span text:style-name="a2659" text:class-names="">?</text:span></text:p>
              </text:list-item>
            </text:list>
            <text:list text:style-name="a2664">
              <text:list-item>
                <text:p text:style-name="a2663" text:class-names="" text:cond-style-name=""><text:span text:style-name="a2662" text:class-names="">若能列入不同網站來參考當然能讓評價更全面</text:span></text:p>
              </text:list-item>
            </text:list>
            <text:list text:style-name="a2667">
              <text:list-item>
                <text:p text:style-name="a2666" text:class-names="" text:cond-style-name=""><text:span text:style-name="a2665" text:class-names=""/></text:p>
              </text:list-item>
            </text:list>
          </draw:text-box>
          <svg:title/>
          <svg:desc/>
        </draw:frame>
        <presentation:notes draw:style-name="a2674">
          <draw:page-thumbnail draw:page-number="9" svg:x="0.62674in" svg:y="1.46181in" svg:width="7.01389in" svg:height="3.94618in" presentation:class="page" draw:id="id190" presentation:style-name="a2669" draw:name="投影片圖像版面配置區 1">
            <svg:title/>
            <svg:desc/>
          </draw:page-thumbnail>
          <draw:frame draw:id="id191" presentation:style-name="a2670" draw:name="備忘稿版面配置區 2" svg:x="0.82639in" svg:y="5.62674in" svg:width="6.61458in" svg:height="4.60417in" presentation:class="notes" presentation:placeholder="true">
            <draw:text-box/>
            <svg:title/>
            <svg:desc/>
          </draw:frame>
          <draw:frame draw:id="id192" draw:style-name="a2673" draw:name="投影片編號版面配置區 3" svg:x="4.68229in" svg:y="11.1059in" svg:width="3.58333in" svg:height="0.58681in">
            <draw:text-box>
              <text:p text:style-name="a2672" text:class-names="" text:cond-style-name=""><text:span text:style-name="a267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1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1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1-PPL5" style:display-name="Title Only">
      <presentation:placeholder presentation:object="title" svg:x="0.55118in" svg:y="0.88583in" svg:width="9.92087in" svg:height="1.41732in"/>
    </style:presentation-page-layout>
    <style:presentation-page-layout style:name="Master1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1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1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1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1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2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2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2-PPL5" style:display-name="Title Only">
      <presentation:placeholder presentation:object="title" svg:x="0.55118in" svg:y="0.88583in" svg:width="9.92087in" svg:height="1.41732in"/>
    </style:presentation-page-layout>
    <style:presentation-page-layout style:name="Master2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2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2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2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2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3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3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3-PPL5" style:display-name="Title Only">
      <presentation:placeholder presentation:object="title" svg:x="0.55118in" svg:y="0.88583in" svg:width="9.92087in" svg:height="1.41732in"/>
    </style:presentation-page-layout>
    <style:presentation-page-layout style:name="Master3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3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3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3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3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4-PPL1" style:display-name="Blank Slide"/>
    <style:presentation-page-layout style:name="Master4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4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4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4-PPL5" style:display-name="Title Only">
      <presentation:placeholder presentation:object="title" svg:x="0.55118in" svg:y="0.88583in" svg:width="9.92087in" svg:height="1.41732in"/>
    </style:presentation-page-layout>
    <style:presentation-page-layout style:name="Master4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4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4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4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4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606" xlink:href="media/image3.png" xlink:show="embed" xlink:actuate="onLoad"/>
    <draw:fill-image draw:name="a2308" xlink:href="media/image4.png" xlink:show="embed" xlink:actuate="onLoad"/>
    <draw:fill-image draw:name="a2533" xlink:href="media/image5.png" xlink:show="embed" xlink:actuate="onLoad"/>
    <draw:fill-image draw:name="a1098" xlink:href="media/image5.png" xlink:show="embed" xlink:actuate="onLoad"/>
    <draw:fill-image draw:name="a1398" xlink:href="media/image6.png" xlink:show="embed" xlink:actuate="onLoad"/>
    <draw:fill-image draw:name="a2464" xlink:href="media/image5.png" xlink:show="embed" xlink:actuate="onLoad"/>
    <draw:fill-image draw:name="a75" xlink:href="media/image3.png" xlink:show="embed" xlink:actuate="onLoad"/>
    <draw:fill-image draw:name="a1054" xlink:href="media/image5.png" xlink:show="embed" xlink:actuate="onLoad"/>
    <draw:fill-image draw:name="a2216" xlink:href="media/image4.png" xlink:show="embed" xlink:actuate="onLoad"/>
    <draw:fill-image draw:name="a713" xlink:href="media/image5.png" xlink:show="embed" xlink:actuate="onLoad"/>
    <draw:fill-image draw:name="a2168" xlink:href="media/image4.png" xlink:show="embed" xlink:actuate="onLoad"/>
    <draw:fill-image draw:name="a1703" xlink:href="media/image6.png" xlink:show="embed" xlink:actuate="onLoad"/>
    <draw:fill-image draw:name="a2443" xlink:href="media/image5.png" xlink:show="embed" xlink:actuate="onLoad"/>
    <draw:fill-image draw:name="a2120" xlink:href="media/image4.png" xlink:show="embed" xlink:actuate="onLoad"/>
    <draw:fill-image draw:name="a2420" xlink:href="media/image3.png" xlink:show="embed" xlink:actuate="onLoad"/>
    <draw:fill-image draw:name="a1358" xlink:href="media/image6.png" xlink:show="embed" xlink:actuate="onLoad"/>
    <draw:fill-image draw:name="a1285" xlink:href="media/image6.png" xlink:show="embed" xlink:actuate="onLoad"/>
    <draw:fill-image draw:name="a1659" xlink:href="media/image6.png" xlink:show="embed" xlink:actuate="onLoad"/>
    <draw:fill-image draw:name="a873" xlink:href="media/image5.png" xlink:show="embed" xlink:actuate="onLoad"/>
    <draw:fill-image draw:name="a1611" xlink:href="media/image6.png" xlink:show="embed" xlink:actuate="onLoad"/>
    <draw:fill-image draw:name="a1563" xlink:href="media/image6.png" xlink:show="embed" xlink:actuate="onLoad"/>
    <draw:fill-image draw:name="a1318" xlink:href="media/image6.png" xlink:show="embed" xlink:actuate="onLoad"/>
    <draw:fill-image draw:name="a2582" xlink:href="media/image5.png" xlink:show="embed" xlink:actuate="onLoad"/>
    <draw:fill-image draw:name="a305" xlink:href="media/image3.png" xlink:show="embed" xlink:actuate="onLoad"/>
    <draw:fill-image draw:name="a232" xlink:href="media/image3.png" xlink:show="embed" xlink:actuate="onLoad"/>
    <draw:fill-image draw:name="a605" xlink:href="media/image5.png" xlink:show="embed" xlink:actuate="onLoad"/>
    <draw:fill-image draw:name="a1150" xlink:href="media/image5.png" xlink:show="embed" xlink:actuate="onLoad"/>
    <draw:fill-image draw:name="a188" xlink:href="media/image3.png" xlink:show="embed" xlink:actuate="onLoad"/>
    <draw:fill-image draw:name="a2264" xlink:href="media/image4.png" xlink:show="embed" xlink:actuate="onLoad"/>
    <draw:fill-image draw:name="a837" xlink:href="media/image5.png" xlink:show="embed" xlink:actuate="onLoad"/>
    <draw:fill-image draw:name="a1478" xlink:href="media/image6.png" xlink:show="embed" xlink:actuate="onLoad"/>
    <draw:fill-image draw:name="a2568" xlink:href="media/image5.png" xlink:show="embed" xlink:actuate="onLoad"/>
    <draw:fill-image draw:name="a2617" xlink:href="media/image5.png" xlink:show="embed" xlink:actuate="onLoad"/>
    <draw:fill-image draw:name="a1755" xlink:href="media/image6.png" xlink:show="embed" xlink:actuate="onLoad"/>
    <draw:fill-image draw:name="a2496" xlink:href="media/image5.png" xlink:show="embed" xlink:actuate="onLoad"/>
    <draw:fill-image draw:name="a148" xlink:href="media/image3.png" xlink:show="embed" xlink:actuate="onLoad"/>
    <draw:fill-image draw:name="a449" xlink:href="media/image3.png" xlink:show="embed" xlink:actuate="onLoad"/>
    <draw:fill-image draw:name="a401" xlink:href="media/image3.png" xlink:show="embed" xlink:actuate="onLoad"/>
    <draw:fill-image draw:name="a1963" xlink:href="media/image4.png" xlink:show="embed" xlink:actuate="onLoad"/>
    <draw:fill-image draw:name="a353" xlink:href="media/image3.png" xlink:show="embed" xlink:actuate="onLoad"/>
    <draw:fill-image draw:name="a1890" xlink:href="media/image4.png" xlink:show="embed" xlink:actuate="onLoad"/>
    <draw:fill-image draw:name="a2083" xlink:href="media/image4.png" xlink:show="embed" xlink:actuate="onLoad"/>
    <draw:fill-image draw:name="a108" xlink:href="media/image3.png" xlink:show="embed" xlink:actuate="onLoad"/>
    <draw:fill-image draw:name="a2360" xlink:href="media/image4.png" xlink:show="embed" xlink:actuate="onLoad"/>
    <draw:fill-image draw:name="a958" xlink:href="media/image5.png" xlink:show="embed" xlink:actuate="onLoad"/>
    <draw:fill-image draw:name="a910" xlink:href="media/image5.png" xlink:show="embed" xlink:actuate="onLoad"/>
    <draw:fill-image draw:name="a1923" xlink:href="media/image4.png" xlink:show="embed" xlink:actuate="onLoad"/>
    <draw:fill-image draw:name="a0" xlink:href="media/image3.png" xlink:show="embed" xlink:actuate="onLoad"/>
    <draw:fill-image draw:name="a493" xlink:href="media/image3.png" xlink:show="embed" xlink:actuate="onLoad"/>
    <draw:fill-image draw:name="a1006" xlink:href="media/image5.png" xlink:show="embed" xlink:actuate="onLoad"/>
    <draw:fill-image draw:name="a268" xlink:href="media/image3.png" xlink:show="embed" xlink:actuate="onLoad"/>
    <draw:fill-image draw:name="a793" xlink:href="media/image5.png" xlink:show="embed" xlink:actuate="onLoad"/>
    <draw:fill-image draw:name="a2047" xlink:href="media/image4.png" xlink:show="embed" xlink:actuate="onLoad"/>
    <draw:fill-image draw:name="a545" xlink:href="media/image3.png" xlink:show="embed" xlink:actuate="onLoad"/>
    <draw:fill-image draw:name="a1210" xlink:href="media/image6.png" xlink:show="embed" xlink:actuate="onLoad"/>
    <draw:fill-image draw:name="a2003" xlink:href="media/image4.png" xlink:show="embed" xlink:actuate="onLoad"/>
    <draw:fill-image draw:name="a1515" xlink:href="media/image6.png" xlink:show="embed" xlink:actuate="onLoad"/>
    <draw:fill-image draw:name="a1442" xlink:href="media/image6.png" xlink:show="embed" xlink:actuate="onLoad"/>
    <draw:fill-image draw:name="a753" xlink:href="media/image5.png" xlink:show="embed" xlink:actuate="onLoad"/>
    <draw:fill-image draw:name="a1815" xlink:href="media/image4.png" xlink:show="embed" xlink:actuate="onLoad"/>
    <draw:fill-image draw:name="a680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6">
      <style:graphic-properties draw:fill="none" draw:stroke="solid" svg:stroke-width="0.01389in" svg:stroke-color="#000000" svg:stroke-opacity="100%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draw:fill="none" draw:stroke="solid" svg:stroke-width="0.01389in" svg:stroke-color="#000000" svg:stroke-opacity="100%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draw:fill="none" draw:stroke="solid" svg:stroke-width="0.01389in" svg:stroke-color="#000000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solid" svg:stroke-width="0.01389in" svg:stroke-color="#000000" svg:strok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bitmap" draw:fill-image-name="a1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4">
      <style:drawing-page-properties draw:fill="bitmap" draw:fill-image-name="a20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bitmap" draw:fill-image-name="a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solid" svg:stroke-width="0.01389in" svg:stroke-color="#000000" svg:stroke-opacity="100%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3">
      <style:graphic-properties draw:fill="none" draw:stroke="solid" svg:stroke-width="0.01389in" svg:stroke-color="#000000" svg:stroke-opacity="100%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solid" svg:stroke-width="0.01389in" svg:stroke-color="#000000" svg:stroke-opacity="100%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2">
      <style:drawing-page-properties draw:fill="bitmap" draw:fill-image-name="a1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8">
      <style:drawing-page-properties draw:fill="bitmap" draw:fill-image-name="a20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bitmap" draw:fill-image-name="a4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9">
      <style:graphic-properties draw:fill="none" draw:stroke="solid" svg:stroke-width="0.01389in" svg:stroke-color="#000000" svg:stroke-opacity="100%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5">
      <style:graphic-properties draw:fill="none" draw:stroke="solid" svg:stroke-width="0.01389in" svg:stroke-color="#000000" svg:stroke-opacity="100%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bitmap" draw:fill-image-name="a605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4">
      <style:drawing-page-properties draw:fill="bitmap" draw:fill-image-name="a20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bitmap" draw:fill-image-name="a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none" draw:stroke="solid" svg:stroke-width="0.01389in" svg:stroke-color="#000000" svg:stroke-opacity="100%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draw:fill="none" draw:stroke="solid" svg:stroke-width="0.01389in" svg:stroke-color="#000000" svg:stroke-opacity="100%"/>
    </style:style>
    <style:style style:family="presentation" style:name="a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bitmap" draw:fill-image-name="a1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draw:fill="none" draw:stroke="solid" svg:stroke-width="0.01389in" svg:stroke-color="#000000" svg:stroke-opacity="100%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solid" svg:stroke-width="0.01389in" svg:stroke-color="#000000" svg:stroke-opacity="100%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7">
      <style:drawing-page-properties draw:fill="bitmap" draw:fill-image-name="a2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solid" svg:stroke-width="0.01389in" svg:stroke-color="#000000" svg:strok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">
      <style:drawing-page-properties draw:fill="bitmap" draw:fill-image-name="a1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presentation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bitmap" draw:fill-image-name="a1815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draw:fill="none" draw:stroke="solid" svg:stroke-width="0.01389in" svg:stroke-color="#000000" svg:stroke-opacity="100%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bitmap" draw:fill-image-name="a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none" draw:stroke="solid" svg:stroke-width="0.01389in" svg:stroke-color="#000000" svg:stroke-opacity="100%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aragraph" style:name="a1827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5">
      <style:drawing-page-properties draw:fill="bitmap" draw:fill-image-name="a2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9">
      <style:drawing-page-properties draw:fill="bitmap" draw:fill-image-name="a1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3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bitmap" draw:fill-image-name="a1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4">
      <style:graphic-properties draw:fill="none" draw:stroke="solid" svg:stroke-width="0.01389in" svg:stroke-color="#000000" svg:stroke-opacity="100%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draw:fill="none" draw:stroke="solid" svg:stroke-width="0.01389in" svg:stroke-color="#000000" svg:stroke-opacity="100%"/>
    </style:style>
    <style:style style:family="paragraph" style:name="a2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6">
      <style:graphic-properties draw:fill="none" draw:stroke="solid" svg:stroke-width="0.01389in" svg:stroke-color="#000000" svg:stroke-opacity="100%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bitmap" draw:fill-image-name="a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bitmap" draw:fill-image-name="a8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paragraph" style:name="a18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1">
      <style:drawing-page-properties draw:fill="bitmap" draw:fill-image-name="a18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draw:fill="none" draw:stroke="solid" svg:stroke-width="0.01389in" svg:stroke-color="#000000" svg:stroke-opacity="100%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draw:fill="none" draw:stroke="solid" svg:stroke-width="0.01389in" svg:stroke-color="#000000" svg:stroke-opacity="100%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bitmap" draw:fill-image-name="a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9">
      <style:drawing-page-properties draw:fill="bitmap" draw:fill-image-name="a13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389in" svg:stroke-color="#000000" svg:stroke-opacity="100%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bitmap" draw:fill-image-name="a1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bitmap" draw:fill-image-name="a10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9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4">
      <style:drawing-page-properties draw:fill="bitmap" draw:fill-image-name="a15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bitmap" draw:fill-image-name="a10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bitmap" draw:fill-image-name="a5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draw:fill="none" draw:stroke="solid" svg:stroke-width="0.01389in" svg:stroke-color="#000000" svg:stroke-opacity="100%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1">
      <style:drawing-page-properties draw:fill="bitmap" draw:fill-image-name="a21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draw:fill="none" draw:stroke="solid" svg:stroke-width="0.01389in" svg:stroke-color="#000000" svg:stroke-opacity="100%"/>
    </style:style>
    <style:style style:family="paragraph" style:name="a21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4">
      <style:drawing-page-properties draw:fill="bitmap" draw:fill-image-name="a1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4">
      <style:graphic-properties draw:fill="none" draw:stroke="solid" svg:stroke-width="0.01389in" svg:stroke-color="#000000" svg:stroke-opacity="100%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1">
      <style:graphic-properties draw:fill="none" draw:stroke="solid" svg:stroke-width="0.01389in" svg:stroke-color="#000000" svg:stroke-opacity="100%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9">
      <style:drawing-page-properties draw:fill="bitmap" draw:fill-image-name="a2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6">
      <style:drawing-page-properties draw:fill="bitmap" draw:fill-image-name="a17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presentation" style:name="a2192">
      <style:graphic-properties draw:fill="none" draw:stroke="solid" svg:stroke-width="0.01389in" svg:stroke-color="#000000" svg:strok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9">
      <style:drawing-page-properties draw:fill="bitmap" draw:fill-image-name="a23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none" draw:stroke="solid" svg:stroke-width="0.01389in" svg:stroke-color="#000000" svg:stroke-opacity="100%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draw:fill="none" draw:stroke="solid" svg:stroke-width="0.01389in" svg:stroke-color="#000000" svg:stroke-opacity="100%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solid" svg:stroke-width="0.01389in" svg:stroke-color="#000000" svg:stroke-opacity="100%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draw:fill="none" draw:stroke="solid" svg:stroke-width="0.01389in" svg:stroke-color="#000000" svg:stroke-opacity="100%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bitmap" draw:fill-image-name="a1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6">
      <style:graphic-properties draw:fill="none" draw:stroke="solid" svg:stroke-width="0.01389in" svg:stroke-color="#000000" svg:stroke-opacity="100%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draw:fill="none" draw:stroke="solid" svg:stroke-width="0.01389in" svg:stroke-color="#000000" svg:stroke-opacity="100%"/>
    </style:style>
    <style:style style:family="paragraph" style:name="a2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4">
      <style:drawing-page-properties draw:fill="bitmap" draw:fill-image-name="a1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bitmap" draw:fill-image-name="a7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draw:fill="none" draw:stroke="solid" svg:stroke-width="0.01389in" svg:stroke-color="#000000" svg:stroke-opacity="100%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1">
      <style:drawing-page-properties draw:fill="bitmap" draw:fill-image-name="a23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solid" svg:stroke-width="0.01389in" svg:stroke-color="#000000" svg:strok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28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27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23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2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6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13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2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2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0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4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1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22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3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22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6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0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8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10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" style:page-layout-name="pageLayout1" draw:style-name="a1">
      <draw:frame draw:id="id0" presentation:style-name="a5" draw:name="PlaceHolder 1" svg:x="0.55118in" svg:y="0.88583in" svg:width="9.92087in" svg:height="1.41732in" presentation:class="title" presentation:placeholder="false">
        <draw:text-box>
          <text:p text:style-name="a4" text:class-names="" text:cond-style-name=""><text:span text:style-name="a2" text:class-names="">請按這裡編輯題名文字格式</text:span><text:span text:style-name="a3" text:class-names=""/></text:p>
        </draw:text-box>
        <svg:title/>
        <svg:desc/>
      </draw:frame>
      <draw:frame draw:id="id1" presentation:style-name="a34" draw:name="PlaceHolder 2" svg:x="0.55118in" svg:y="2.59843in" svg:width="9.92087in" svg:height="3.01181in" presentation:class="outline" presentation:placeholder="false">
        <draw:text-box>
          <text:list text:style-name="a9">
            <text:list-item>
              <text:p text:style-name="a8" text:class-names="" text:cond-style-name=""><text:span text:style-name="a6" text:class-names="">請按這裡編輯大綱文字格式</text:span><text:span text:style-name="a7" text:class-names=""/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0" text:class-names="">第二個大綱層次</text:span><text:span text:style-name="a11" text:class-names=""/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4" text:class-names="">第三個大綱層次</text:span><text:span text:style-name="a15" text:class-names=""/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8" text:class-names="">第四個大綱層次</text:span><text:span text:style-name="a1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第五個大綱層次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p text:style-name="a28" text:class-names="" text:cond-style-name=""><text:span text:style-name="a26" text:class-names="">第六個大綱層次</text:span><text:span text:style-name="a2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list text:style-name="a33">
                                    <text:list-item>
                                      <text:p text:style-name="a32" text:class-names="" text:cond-style-name=""><text:span text:style-name="a30" text:class-names="">第七個大綱層次</text:span><text:span text:style-name="a31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7" draw:name="PlaceHolder 3" svg:x="0.55118in" svg:y="5.64843in" svg:width="2.56811in" svg:height="0.42717in" presentation:class="date-time" presentation:placeholder="false">
        <draw:text-box>
          <text:p text:style-name="a36" text:class-names="" text:cond-style-name=""><text:span text:style-name="a35" text:class-names="">&lt;日期/時間&gt;</text:span></text:p>
        </draw:text-box>
        <svg:title/>
        <svg:desc/>
      </draw:frame>
      <draw:frame draw:id="id3" presentation:style-name="a40" draw:name="PlaceHolder 4" svg:x="3.77008in" svg:y="5.64843in" svg:width="3.49409in" svg:height="0.42717in" presentation:class="footer" presentation:placeholder="false">
        <draw:text-box>
          <text:p text:style-name="a39" text:class-names="" text:cond-style-name=""><text:span text:style-name="a38" text:class-names="">&lt;頁尾&gt;</text:span></text:p>
        </draw:text-box>
        <svg:title/>
        <svg:desc/>
      </draw:frame>
      <draw:frame draw:id="id4" presentation:style-name="a43" draw:name="PlaceHolder 5" svg:x="7.90394in" svg:y="5.64843in" svg:width="2.56811in" svg:height="0.42717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5" presentation:style-name="a46" draw:name="頁首版面配置區 1" svg:x="0in" svg:y="0in" svg:width="3.58333in" svg:height="0.58681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6" presentation:style-name="a50" draw:name="日期版面配置區 2" svg:x="4.68229in" svg:y="0in" svg:width="3.58333in" svg:height="0.58681in" presentation:class="date-time" presentation:placeholder="false">
          <draw:text-box>
            <text:p text:style-name="a49" text:class-names="" text:cond-style-name=""><text:span text:style-name="a47" text:class-names=""><text:date text:fixed="false" style:data-style-name="a4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1" draw:name="投影片圖像版面配置區 3">
          <svg:title/>
          <svg:desc/>
        </draw:page-thumbnail>
        <draw:frame draw:id="id8" presentation:style-name="a67" draw:name="備忘稿版面配置區 4" svg:x="0.82639in" svg:y="5.62674in" svg:width="6.61458in" svg:height="4.60417in" presentation:class="notes" presentation:placeholder="false">
          <draw:text-box>
            <text:p text:style-name="a53" text:class-names="" text:cond-style-name=""><text:span text:style-name="a52" text:class-names="">編輯母片文字樣式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第二層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第五層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" draw:name="頁尾版面配置區 5" svg:x="0in" svg:y="11.1059in" svg:width="3.58333in" svg:height="0.58681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0" presentation:style-name="a73" draw:name="投影片編號版面配置區 6" svg:x="4.68229in" svg:y="11.1059in" svg:width="3.58333in" svg:height="0.58681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76">
      <presentation:notes style:page-layout-name="pageLayout2" draw:style-name="a107">
        <draw:frame draw:id="id5" presentation:style-name="a79" draw:name="頁首版面配置區 1" svg:x="0in" svg:y="0in" svg:width="3.58333in" svg:height="0.58681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日期版面配置區 2" svg:x="4.68229in" svg:y="0in" svg:width="3.58333in" svg:height="0.58681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4" draw:name="投影片圖像版面配置區 3">
          <svg:title/>
          <svg:desc/>
        </draw:page-thumbnail>
        <draw:frame draw:id="id8" presentation:style-name="a100" draw:name="備忘稿版面配置區 4" svg:x="0.82639in" svg:y="5.62674in" svg:width="6.61458in" svg:height="4.60417in" presentation:class="notes" presentation:placeholder="false">
          <draw:text-box>
            <text:p text:style-name="a86" text:class-names="" text:cond-style-name=""><text:span text:style-name="a85" text:class-names="">編輯母片文字樣式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第二層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6" text:class-names="">第五層</text:span><text:span text:style-name="a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頁尾版面配置區 5" svg:x="0in" svg:y="11.1059in" svg:width="3.58333in" svg:height="0.58681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6" draw:name="投影片編號版面配置區 6" svg:x="4.68229in" svg:y="11.1059in" svg:width="3.58333in" svg:height="0.58681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109">
      <draw:frame draw:id="id11" presentation:style-name="a112" draw:name="PlaceHolder 1" svg:x="0.55118in" svg:y="0.88583in" svg:width="9.92087in" svg:height="1.41732in" presentation:class="titl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2" presentation:style-name="a116" draw:name="PlaceHolder 2" svg:x="0.55118in" svg:y="2.59843in" svg:width="9.92087in" svg:height="3.01181in" presentation:class="subtitle" presentation:placeholder="false">
        <draw:text-box>
          <text:list text:style-name="a115">
            <text:list-item>
              <text:p text:style-name="a114" text:class-names="" text:cond-style-name=""><text:span text:style-name="a113" text:class-names=""/></text:p>
            </text:list-item>
          </text:list>
        </draw:text-box>
        <svg:title/>
        <svg:desc/>
      </draw:frame>
      <presentation:notes style:page-layout-name="pageLayout2" draw:style-name="a147">
        <draw:frame draw:id="id5" presentation:style-name="a119" draw:name="頁首版面配置區 1" svg:x="0in" svg:y="0in" svg:width="3.58333in" svg:height="0.58681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6" presentation:style-name="a123" draw:name="日期版面配置區 2" svg:x="4.68229in" svg:y="0in" svg:width="3.58333in" svg:height="0.58681in" presentation:class="date-time" presentation:placeholder="false">
          <draw:text-box>
            <text:p text:style-name="a122" text:class-names="" text:cond-style-name=""><text:span text:style-name="a120" text:class-names=""><text:date text:fixed="false" style:data-style-name="a12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24" draw:name="投影片圖像版面配置區 3">
          <svg:title/>
          <svg:desc/>
        </draw:page-thumbnail>
        <draw:frame draw:id="id8" presentation:style-name="a140" draw:name="備忘稿版面配置區 4" svg:x="0.82639in" svg:y="5.62674in" svg:width="6.61458in" svg:height="4.60417in" presentation:class="notes" presentation:placeholder="false">
          <draw:text-box>
            <text:p text:style-name="a126" text:class-names="" text:cond-style-name=""><text:span text:style-name="a125" text:class-names="">編輯母片文字樣式</text:span></text:p>
            <text:list text:style-name="a129">
              <text:list-item>
                <text:list text:style-name="a129">
                  <text:list-item>
                    <text:p text:style-name="a128" text:class-names="" text:cond-style-name=""><text:span text:style-name="a127" text:class-names="">第二層</text:span></text:p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p text:style-name="a131" text:class-names="" text:cond-style-name=""><text:span text:style-name="a13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p text:style-name="a134" text:class-names="" text:cond-style-name=""><text:span text:style-name="a13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6" text:class-names="">第五層</text:span><text:span text:style-name="a1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" draw:name="頁尾版面配置區 5" svg:x="0in" svg:y="11.1059in" svg:width="3.58333in" svg:height="0.58681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0" presentation:style-name="a146" draw:name="投影片編號版面配置區 6" svg:x="4.68229in" svg:y="11.1059in" svg:width="3.58333in" svg:height="0.58681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149">
      <draw:frame draw:id="id13" presentation:style-name="a152" draw:name="PlaceHolder 1" svg:x="0.55118in" svg:y="0.88583in" svg:width="9.92087in" svg:height="1.41732in" presentation:class="titl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14" presentation:style-name="a156" draw:name="PlaceHolder 2" svg:x="0.55118in" svg:y="2.59843in" svg:width="9.92087in" svg:height="3.0118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/></text:p>
            </text:list-item>
          </text:list>
        </draw:text-box>
        <svg:title/>
        <svg:desc/>
      </draw:frame>
      <presentation:notes style:page-layout-name="pageLayout2" draw:style-name="a187">
        <draw:frame draw:id="id5" presentation:style-name="a159" draw:name="頁首版面配置區 1" svg:x="0in" svg:y="0in" svg:width="3.58333in" svg:height="0.58681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6" presentation:style-name="a163" draw:name="日期版面配置區 2" svg:x="4.68229in" svg:y="0in" svg:width="3.58333in" svg:height="0.58681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64" draw:name="投影片圖像版面配置區 3">
          <svg:title/>
          <svg:desc/>
        </draw:page-thumbnail>
        <draw:frame draw:id="id8" presentation:style-name="a180" draw:name="備忘稿版面配置區 4" svg:x="0.82639in" svg:y="5.62674in" svg:width="6.61458in" svg:height="4.60417in" presentation:class="notes" presentation:placeholder="false">
          <draw:text-box>
            <text:p text:style-name="a166" text:class-names="" text:cond-style-name=""><text:span text:style-name="a165" text:class-names="">編輯母片文字樣式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第二層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第五層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3" draw:name="頁尾版面配置區 5" svg:x="0in" svg:y="11.1059in" svg:width="3.58333in" svg:height="0.58681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0" presentation:style-name="a186" draw:name="投影片編號版面配置區 6" svg:x="4.68229in" svg:y="11.1059in" svg:width="3.58333in" svg:height="0.58681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89">
      <draw:frame draw:id="id15" presentation:style-name="a192" draw:name="PlaceHolder 1" svg:x="0.55118in" svg:y="0.88583in" svg:width="9.92087in" svg:height="1.41732in" presentation:class="title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16" presentation:style-name="a196" draw:name="PlaceHolder 2" svg:x="0.55118in" svg:y="2.59843in" svg:width="4.84134in" svg:height="3.0118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/></text:p>
            </text:list-item>
          </text:list>
        </draw:text-box>
        <svg:title/>
        <svg:desc/>
      </draw:frame>
      <draw:frame draw:id="id17" presentation:style-name="a200" draw:name="PlaceHolder 3" svg:x="5.63504in" svg:y="2.59843in" svg:width="4.84134in" svg:height="3.0118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/></text:p>
            </text:list-item>
          </text:list>
        </draw:text-box>
        <svg:title/>
        <svg:desc/>
      </draw:frame>
      <presentation:notes style:page-layout-name="pageLayout2" draw:style-name="a231">
        <draw:frame draw:id="id5" presentation:style-name="a203" draw:name="頁首版面配置區 1" svg:x="0in" svg:y="0in" svg:width="3.58333in" svg:height="0.58681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7" draw:name="日期版面配置區 2" svg:x="4.68229in" svg:y="0in" svg:width="3.58333in" svg:height="0.58681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8" draw:name="投影片圖像版面配置區 3">
          <svg:title/>
          <svg:desc/>
        </draw:page-thumbnail>
        <draw:frame draw:id="id8" presentation:style-name="a224" draw:name="備忘稿版面配置區 4" svg:x="0.82639in" svg:y="5.62674in" svg:width="6.61458in" svg:height="4.60417in" presentation:class="notes" presentation:placeholder="false">
          <draw:text-box>
            <text:p text:style-name="a210" text:class-names="" text:cond-style-name=""><text:span text:style-name="a209" text:class-names="">編輯母片文字樣式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第二層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0" text:class-names="">第五層</text:span><text:span text:style-name="a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" draw:name="頁尾版面配置區 5" svg:x="0in" svg:y="11.1059in" svg:width="3.58333in" svg:height="0.58681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投影片編號版面配置區 6" svg:x="4.68229in" svg:y="11.1059in" svg:width="3.58333in" svg:height="0.58681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233">
      <draw:frame draw:id="id18" presentation:style-name="a236" draw:name="PlaceHolder 1" svg:x="0.55118in" svg:y="0.88583in" svg:width="9.92087in" svg:height="1.41732in" presentation:class="titl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presentation:notes style:page-layout-name="pageLayout2" draw:style-name="a267">
        <draw:frame draw:id="id5" presentation:style-name="a239" draw:name="頁首版面配置區 1" svg:x="0in" svg:y="0in" svg:width="3.58333in" svg:height="0.58681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3" draw:name="日期版面配置區 2" svg:x="4.68229in" svg:y="0in" svg:width="3.58333in" svg:height="0.58681in" presentation:class="date-time" presentation:placeholder="false">
          <draw:text-box>
            <text:p text:style-name="a242" text:class-names="" text:cond-style-name=""><text:span text:style-name="a240" text:class-names=""><text:date text:fixed="false" style:data-style-name="a24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44" draw:name="投影片圖像版面配置區 3">
          <svg:title/>
          <svg:desc/>
        </draw:page-thumbnail>
        <draw:frame draw:id="id8" presentation:style-name="a260" draw:name="備忘稿版面配置區 4" svg:x="0.82639in" svg:y="5.62674in" svg:width="6.61458in" svg:height="4.60417in" presentation:class="notes" presentation:placeholder="false">
          <draw:text-box>
            <text:p text:style-name="a246" text:class-names="" text:cond-style-name=""><text:span text:style-name="a245" text:class-names="">編輯母片文字樣式</text:span></text:p>
            <text:list text:style-name="a249">
              <text:list-item>
                <text:list text:style-name="a249">
                  <text:list-item>
                    <text:p text:style-name="a248" text:class-names="" text:cond-style-name=""><text:span text:style-name="a247" text:class-names="">第二層</text:span></text:p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p text:style-name="a251" text:class-names="" text:cond-style-name=""><text:span text:style-name="a25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p text:style-name="a254" text:class-names="" text:cond-style-name=""><text:span text:style-name="a25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6" text:class-names="">第五層</text:span><text:span text:style-name="a2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頁尾版面配置區 5" svg:x="0in" svg:y="11.1059in" svg:width="3.58333in" svg:height="0.58681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6" draw:name="投影片編號版面配置區 6" svg:x="4.68229in" svg:y="11.1059in" svg:width="3.58333in" svg:height="0.58681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269">
      <draw:frame draw:id="id19" presentation:style-name="a273" draw:name="PlaceHolder 1" svg:x="0.55118in" svg:y="0.88583in" svg:width="9.92087in" svg:height="6.57126in" presentation:class="subtitle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title/>
        <svg:desc/>
      </draw:frame>
      <presentation:notes style:page-layout-name="pageLayout2" draw:style-name="a304">
        <draw:frame draw:id="id5" presentation:style-name="a276" draw:name="頁首版面配置區 1" svg:x="0in" svg:y="0in" svg:width="3.58333in" svg:height="0.58681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80" draw:name="日期版面配置區 2" svg:x="4.68229in" svg:y="0in" svg:width="3.58333in" svg:height="0.58681in" presentation:class="date-time" presentation:placeholder="false">
          <draw:text-box>
            <text:p text:style-name="a279" text:class-names="" text:cond-style-name=""><text:span text:style-name="a277" text:class-names=""><text:date text:fixed="false" style:data-style-name="a27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81" draw:name="投影片圖像版面配置區 3">
          <svg:title/>
          <svg:desc/>
        </draw:page-thumbnail>
        <draw:frame draw:id="id8" presentation:style-name="a297" draw:name="備忘稿版面配置區 4" svg:x="0.82639in" svg:y="5.62674in" svg:width="6.61458in" svg:height="4.60417in" presentation:class="notes" presentation:placeholder="false">
          <draw:text-box>
            <text:p text:style-name="a283" text:class-names="" text:cond-style-name=""><text:span text:style-name="a282" text:class-names="">編輯母片文字樣式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第二層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第五層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頁尾版面配置區 5" svg:x="0in" svg:y="11.1059in" svg:width="3.58333in" svg:height="0.58681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投影片編號版面配置區 6" svg:x="4.68229in" svg:y="11.1059in" svg:width="3.58333in" svg:height="0.58681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306">
      <draw:frame draw:id="id20" presentation:style-name="a309" draw:name="PlaceHolder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21" presentation:style-name="a313" draw:name="PlaceHolder 2" svg:x="0.55118in" svg:y="2.59843in" svg:width="4.84134in" svg:height="1.4366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/></text:p>
            </text:list-item>
          </text:list>
        </draw:text-box>
        <svg:title/>
        <svg:desc/>
      </draw:frame>
      <draw:frame draw:id="id22" presentation:style-name="a317" draw:name="PlaceHolder 3" svg:x="5.63504in" svg:y="2.59843in" svg:width="4.84134in" svg:height="3.0118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/></text:p>
            </text:list-item>
          </text:list>
        </draw:text-box>
        <svg:title/>
        <svg:desc/>
      </draw:frame>
      <draw:frame draw:id="id23" presentation:style-name="a321" draw:name="PlaceHolder 4" svg:x="0.55118in" svg:y="4.17205in" svg:width="4.84134in" svg:height="1.43661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/></text:p>
            </text:list-item>
          </text:list>
        </draw:text-box>
        <svg:title/>
        <svg:desc/>
      </draw:frame>
      <presentation:notes style:page-layout-name="pageLayout2" draw:style-name="a352">
        <draw:frame draw:id="id5" presentation:style-name="a324" draw:name="頁首版面配置區 1" svg:x="0in" svg:y="0in" svg:width="3.58333in" svg:height="0.5868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8" draw:name="日期版面配置區 2" svg:x="4.68229in" svg:y="0in" svg:width="3.58333in" svg:height="0.58681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29" draw:name="投影片圖像版面配置區 3">
          <svg:title/>
          <svg:desc/>
        </draw:page-thumbnail>
        <draw:frame draw:id="id8" presentation:style-name="a345" draw:name="備忘稿版面配置區 4" svg:x="0.82639in" svg:y="5.62674in" svg:width="6.61458in" svg:height="4.60417in" presentation:class="notes" presentation:placeholder="false">
          <draw:text-box>
            <text:p text:style-name="a331" text:class-names="" text:cond-style-name=""><text:span text:style-name="a330" text:class-names="">編輯母片文字樣式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第二層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1" text:class-names="">第五層</text:span><text:span text:style-name="a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8" draw:name="頁尾版面配置區 5" svg:x="0in" svg:y="11.1059in" svg:width="3.58333in" svg:height="0.58681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投影片編號版面配置區 6" svg:x="4.68229in" svg:y="11.1059in" svg:width="3.58333in" svg:height="0.58681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354">
      <draw:frame draw:id="id24" presentation:style-name="a357" draw:name="PlaceHolder 1" svg:x="0.55118in" svg:y="0.88583in" svg:width="9.92087in" svg:height="1.41732in" presentation:class="titl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25" presentation:style-name="a361" draw:name="PlaceHolder 2" svg:x="0.55118in" svg:y="2.59843in" svg:width="4.84134in" svg:height="3.01181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26" presentation:style-name="a365" draw:name="PlaceHolder 3" svg:x="5.63504in" svg:y="2.59843in" svg:width="4.84134in" svg:height="1.4366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draw:frame draw:id="id27" presentation:style-name="a369" draw:name="PlaceHolder 4" svg:x="5.63504in" svg:y="4.17205in" svg:width="4.84134in" svg:height="1.43661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/></text:p>
            </text:list-item>
          </text:list>
        </draw:text-box>
        <svg:title/>
        <svg:desc/>
      </draw:frame>
      <presentation:notes style:page-layout-name="pageLayout2" draw:style-name="a400">
        <draw:frame draw:id="id5" presentation:style-name="a372" draw:name="頁首版面配置區 1" svg:x="0in" svg:y="0in" svg:width="3.58333in" svg:height="0.58681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6" draw:name="日期版面配置區 2" svg:x="4.68229in" svg:y="0in" svg:width="3.58333in" svg:height="0.58681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77" draw:name="投影片圖像版面配置區 3">
          <svg:title/>
          <svg:desc/>
        </draw:page-thumbnail>
        <draw:frame draw:id="id8" presentation:style-name="a393" draw:name="備忘稿版面配置區 4" svg:x="0.82639in" svg:y="5.62674in" svg:width="6.61458in" svg:height="4.60417in" presentation:class="notes" presentation:placeholder="false">
          <draw:text-box>
            <text:p text:style-name="a379" text:class-names="" text:cond-style-name=""><text:span text:style-name="a378" text:class-names="">編輯母片文字樣式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第二層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89" text:class-names="">第五層</text:span><text:span text:style-name="a3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頁尾版面配置區 5" svg:x="0in" svg:y="11.1059in" svg:width="3.58333in" svg:height="0.58681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投影片編號版面配置區 6" svg:x="4.68229in" svg:y="11.1059in" svg:width="3.58333in" svg:height="0.58681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402">
      <draw:frame draw:id="id28" presentation:style-name="a405" draw:name="PlaceHolder 1" svg:x="0.55118in" svg:y="0.88583in" svg:width="9.92087in" svg:height="1.41732in" presentation:class="titl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29" presentation:style-name="a409" draw:name="PlaceHolder 2" svg:x="0.55118in" svg:y="2.59843in" svg:width="4.84134in" svg:height="1.43661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/></text:p>
            </text:list-item>
          </text:list>
        </draw:text-box>
        <svg:title/>
        <svg:desc/>
      </draw:frame>
      <draw:frame draw:id="id30" presentation:style-name="a413" draw:name="PlaceHolder 3" svg:x="5.63504in" svg:y="2.59843in" svg:width="4.84134in" svg:height="1.43661in" presentation:class="object" presentation:placeholder="false">
        <draw:text-box>
          <text:list text:style-name="a412">
            <text:list-item>
              <text:p text:style-name="a411" text:class-names="" text:cond-style-name=""><text:span text:style-name="a410" text:class-names=""/></text:p>
            </text:list-item>
          </text:list>
        </draw:text-box>
        <svg:title/>
        <svg:desc/>
      </draw:frame>
      <draw:frame draw:id="id31" presentation:style-name="a417" draw:name="PlaceHolder 4" svg:x="0.55118in" svg:y="4.17205in" svg:width="9.92087in" svg:height="1.43661in" presentation:class="object" presentation:placeholder="false">
        <draw:text-box>
          <text:list text:style-name="a416">
            <text:list-item>
              <text:p text:style-name="a415" text:class-names="" text:cond-style-name=""><text:span text:style-name="a414" text:class-names=""/></text:p>
            </text:list-item>
          </text:list>
        </draw:text-box>
        <svg:title/>
        <svg:desc/>
      </draw:frame>
      <presentation:notes style:page-layout-name="pageLayout2" draw:style-name="a448">
        <draw:frame draw:id="id5" presentation:style-name="a420" draw:name="頁首版面配置區 1" svg:x="0in" svg:y="0in" svg:width="3.58333in" svg:height="0.58681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4" draw:name="日期版面配置區 2" svg:x="4.68229in" svg:y="0in" svg:width="3.58333in" svg:height="0.58681in" presentation:class="date-time" presentation:placeholder="false">
          <draw:text-box>
            <text:p text:style-name="a423" text:class-names="" text:cond-style-name=""><text:span text:style-name="a421" text:class-names=""><text:date text:fixed="false" style:data-style-name="a422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25" draw:name="投影片圖像版面配置區 3">
          <svg:title/>
          <svg:desc/>
        </draw:page-thumbnail>
        <draw:frame draw:id="id8" presentation:style-name="a441" draw:name="備忘稿版面配置區 4" svg:x="0.82639in" svg:y="5.62674in" svg:width="6.61458in" svg:height="4.60417in" presentation:class="notes" presentation:placeholder="false">
          <draw:text-box>
            <text:p text:style-name="a427" text:class-names="" text:cond-style-name=""><text:span text:style-name="a426" text:class-names="">編輯母片文字樣式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第二層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7" text:class-names="">第五層</text:span><text:span text:style-name="a4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頁尾版面配置區 5" svg:x="0in" svg:y="11.1059in" svg:width="3.58333in" svg:height="0.58681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投影片編號版面配置區 6" svg:x="4.68229in" svg:y="11.1059in" svg:width="3.58333in" svg:height="0.58681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450">
      <draw:frame draw:id="id32" presentation:style-name="a453" draw:name="PlaceHolder 1" svg:x="0.55118in" svg:y="0.88583in" svg:width="9.92087in" svg:height="1.41732in" presentation:class="title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33" presentation:style-name="a457" draw:name="PlaceHolder 2" svg:x="0.55118in" svg:y="2.59843in" svg:width="9.92087in" svg:height="1.4366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/></text:p>
            </text:list-item>
          </text:list>
        </draw:text-box>
        <svg:title/>
        <svg:desc/>
      </draw:frame>
      <draw:frame draw:id="id34" presentation:style-name="a461" draw:name="PlaceHolder 3" svg:x="0.55118in" svg:y="4.17205in" svg:width="9.92087in" svg:height="1.43661in" presentation:class="object" presentation:placeholder="false">
        <draw:text-box>
          <text:list text:style-name="a460">
            <text:list-item>
              <text:p text:style-name="a459" text:class-names="" text:cond-style-name=""><text:span text:style-name="a458" text:class-names=""/></text:p>
            </text:list-item>
          </text:list>
        </draw:text-box>
        <svg:title/>
        <svg:desc/>
      </draw:frame>
      <presentation:notes style:page-layout-name="pageLayout2" draw:style-name="a492">
        <draw:frame draw:id="id5" presentation:style-name="a464" draw:name="頁首版面配置區 1" svg:x="0in" svg:y="0in" svg:width="3.58333in" svg:height="0.5868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6" presentation:style-name="a468" draw:name="日期版面配置區 2" svg:x="4.68229in" svg:y="0in" svg:width="3.58333in" svg:height="0.58681in" presentation:class="date-time" presentation:placeholder="false">
          <draw:text-box>
            <text:p text:style-name="a467" text:class-names="" text:cond-style-name=""><text:span text:style-name="a465" text:class-names=""><text:date text:fixed="false" style:data-style-name="a46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69" draw:name="投影片圖像版面配置區 3">
          <svg:title/>
          <svg:desc/>
        </draw:page-thumbnail>
        <draw:frame draw:id="id8" presentation:style-name="a485" draw:name="備忘稿版面配置區 4" svg:x="0.82639in" svg:y="5.62674in" svg:width="6.61458in" svg:height="4.60417in" presentation:class="notes" presentation:placeholder="false">
          <draw:text-box>
            <text:p text:style-name="a471" text:class-names="" text:cond-style-name=""><text:span text:style-name="a470" text:class-names="">編輯母片文字樣式</text:span></text:p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第二層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p text:style-name="a479" text:class-names="" text:cond-style-name=""><text:span text:style-name="a47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1" text:class-names="">第五層</text:span><text:span text:style-name="a4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8" draw:name="頁尾版面配置區 5" svg:x="0in" svg:y="11.1059in" svg:width="3.58333in" svg:height="0.58681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投影片編號版面配置區 6" svg:x="4.68229in" svg:y="11.1059in" svg:width="3.58333in" svg:height="0.58681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494">
      <draw:frame draw:id="id35" presentation:style-name="a497" draw:name="PlaceHolder 1" svg:x="0.55118in" svg:y="0.88583in" svg:width="9.92087in" svg:height="1.41732in" presentation:class="titl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36" presentation:style-name="a501" draw:name="PlaceHolder 2" svg:x="0.55118in" svg:y="2.59843in" svg:width="4.84134in" svg:height="1.43661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/></text:p>
            </text:list-item>
          </text:list>
        </draw:text-box>
        <svg:title/>
        <svg:desc/>
      </draw:frame>
      <draw:frame draw:id="id37" presentation:style-name="a505" draw:name="PlaceHolder 3" svg:x="5.63504in" svg:y="2.59843in" svg:width="4.84134in" svg:height="1.43661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/></text:p>
            </text:list-item>
          </text:list>
        </draw:text-box>
        <svg:title/>
        <svg:desc/>
      </draw:frame>
      <draw:frame draw:id="id38" presentation:style-name="a509" draw:name="PlaceHolder 4" svg:x="0.55118in" svg:y="4.17205in" svg:width="4.84134in" svg:height="1.43661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/></text:p>
            </text:list-item>
          </text:list>
        </draw:text-box>
        <svg:title/>
        <svg:desc/>
      </draw:frame>
      <draw:frame draw:id="id39" presentation:style-name="a513" draw:name="PlaceHolder 5" svg:x="5.63504in" svg:y="4.17205in" svg:width="4.84134in" svg:height="1.43661in" presentation:class="object" presentation:placeholder="false">
        <draw:text-box>
          <text:list text:style-name="a512">
            <text:list-item>
              <text:p text:style-name="a511" text:class-names="" text:cond-style-name=""><text:span text:style-name="a510" text:class-names=""/></text:p>
            </text:list-item>
          </text:list>
        </draw:text-box>
        <svg:title/>
        <svg:desc/>
      </draw:frame>
      <presentation:notes style:page-layout-name="pageLayout2" draw:style-name="a544">
        <draw:frame draw:id="id5" presentation:style-name="a516" draw:name="頁首版面配置區 1" svg:x="0in" svg:y="0in" svg:width="3.58333in" svg:height="0.58681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6" presentation:style-name="a520" draw:name="日期版面配置區 2" svg:x="4.68229in" svg:y="0in" svg:width="3.58333in" svg:height="0.58681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21" draw:name="投影片圖像版面配置區 3">
          <svg:title/>
          <svg:desc/>
        </draw:page-thumbnail>
        <draw:frame draw:id="id8" presentation:style-name="a537" draw:name="備忘稿版面配置區 4" svg:x="0.82639in" svg:y="5.62674in" svg:width="6.61458in" svg:height="4.60417in" presentation:class="notes" presentation:placeholder="false">
          <draw:text-box>
            <text:p text:style-name="a523" text:class-names="" text:cond-style-name=""><text:span text:style-name="a522" text:class-names="">編輯母片文字樣式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第二層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3" text:class-names="">第五層</text:span><text:span text:style-name="a5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0" draw:name="頁尾版面配置區 5" svg:x="0in" svg:y="11.1059in" svg:width="3.58333in" svg:height="0.58681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0" presentation:style-name="a543" draw:name="投影片編號版面配置區 6" svg:x="4.68229in" svg:y="11.1059in" svg:width="3.58333in" svg:height="0.58681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546">
      <draw:frame draw:id="id40" presentation:style-name="a549" draw:name="PlaceHolder 1" svg:x="0.55118in" svg:y="0.88583in" svg:width="9.92087in" svg:height="1.41732in" presentation:class="titl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41" presentation:style-name="a553" draw:name="PlaceHolder 2" svg:x="0.55118in" svg:y="2.59843in" svg:width="3.19409in" svg:height="1.43661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/></text:p>
            </text:list-item>
          </text:list>
        </draw:text-box>
        <svg:title/>
        <svg:desc/>
      </draw:frame>
      <draw:frame draw:id="id42" presentation:style-name="a557" draw:name="PlaceHolder 3" svg:x="3.90551in" svg:y="2.59843in" svg:width="3.19409in" svg:height="1.43661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/></text:p>
            </text:list-item>
          </text:list>
        </draw:text-box>
        <svg:title/>
        <svg:desc/>
      </draw:frame>
      <draw:frame draw:id="id43" presentation:style-name="a561" draw:name="PlaceHolder 4" svg:x="7.25945in" svg:y="2.59843in" svg:width="3.19409in" svg:height="1.43661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/></text:p>
            </text:list-item>
          </text:list>
        </draw:text-box>
        <svg:title/>
        <svg:desc/>
      </draw:frame>
      <draw:frame draw:id="id44" presentation:style-name="a565" draw:name="PlaceHolder 5" svg:x="0.55118in" svg:y="4.17205in" svg:width="3.19409in" svg:height="1.4366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/></text:p>
            </text:list-item>
          </text:list>
        </draw:text-box>
        <svg:title/>
        <svg:desc/>
      </draw:frame>
      <draw:frame draw:id="id45" presentation:style-name="a569" draw:name="PlaceHolder 6" svg:x="3.90551in" svg:y="4.17205in" svg:width="3.19409in" svg:height="1.4366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/></text:p>
            </text:list-item>
          </text:list>
        </draw:text-box>
        <svg:title/>
        <svg:desc/>
      </draw:frame>
      <draw:frame draw:id="id46" presentation:style-name="a573" draw:name="PlaceHolder 7" svg:x="7.25945in" svg:y="4.17205in" svg:width="3.19409in" svg:height="1.43661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/></text:p>
            </text:list-item>
          </text:list>
        </draw:text-box>
        <svg:title/>
        <svg:desc/>
      </draw:frame>
      <presentation:notes style:page-layout-name="pageLayout2" draw:style-name="a604">
        <draw:frame draw:id="id5" presentation:style-name="a576" draw:name="頁首版面配置區 1" svg:x="0in" svg:y="0in" svg:width="3.58333in" svg:height="0.58681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0" draw:name="日期版面配置區 2" svg:x="4.68229in" svg:y="0in" svg:width="3.58333in" svg:height="0.58681in" presentation:class="date-time" presentation:placeholder="false">
          <draw:text-box>
            <text:p text:style-name="a579" text:class-names="" text:cond-style-name=""><text:span text:style-name="a577" text:class-names=""><text:date text:fixed="false" style:data-style-name="a57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81" draw:name="投影片圖像版面配置區 3">
          <svg:title/>
          <svg:desc/>
        </draw:page-thumbnail>
        <draw:frame draw:id="id8" presentation:style-name="a597" draw:name="備忘稿版面配置區 4" svg:x="0.82639in" svg:y="5.62674in" svg:width="6.61458in" svg:height="4.60417in" presentation:class="notes" presentation:placeholder="false">
          <draw:text-box>
            <text:p text:style-name="a583" text:class-names="" text:cond-style-name=""><text:span text:style-name="a582" text:class-names="">編輯母片文字樣式</text:span></text:p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第二層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p text:style-name="a591" text:class-names="" text:cond-style-name=""><text:span text:style-name="a59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3" text:class-names="">第五層</text:span><text:span text:style-name="a5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頁尾版面配置區 5" svg:x="0in" svg:y="11.1059in" svg:width="3.58333in" svg:height="0.58681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3" draw:name="投影片編號版面配置區 6" svg:x="4.68229in" svg:y="11.1059in" svg:width="3.58333in" svg:height="0.58681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606">
      <draw:frame draw:id="id47" presentation:style-name="a610" draw:name="PlaceHolder 1" svg:x="0.55118in" svg:y="0.24685in" svg:width="9.92087in" svg:height="1.03543in" presentation:class="title" presentation:placeholder="false">
        <draw:text-box>
          <text:p text:style-name="a609" text:class-names="" text:cond-style-name=""><text:span text:style-name="a607" text:class-names="">請按這裡編輯題名文字格式</text:span><text:span text:style-name="a608" text:class-names=""/></text:p>
        </draw:text-box>
        <svg:title/>
        <svg:desc/>
      </draw:frame>
      <draw:frame draw:id="id48" presentation:style-name="a639" draw:name="PlaceHolder 2" svg:x="0.55118in" svg:y="1.45079in" svg:width="9.92087in" svg:height="3.59606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1" text:class-names="">請按這裡編輯大綱文字格式</text:span><text:span text:style-name="a612" text:class-names=""/></text:p>
            </text:list-item>
          </text:list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5" text:class-names="">第二個大綱層次</text:span><text:span text:style-name="a616" text:class-names=""/></text:p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p text:style-name="a621" text:class-names="" text:cond-style-name=""><text:span text:style-name="a619" text:class-names="">第三個大綱層次</text:span><text:span text:style-name="a620" text:class-names=""/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3" text:class-names="">第四個大綱層次</text:span><text:span text:style-name="a62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list text:style-name="a630">
                            <text:list-item>
                              <text:p text:style-name="a629" text:class-names="" text:cond-style-name=""><text:span text:style-name="a627" text:class-names="">第五個大綱層次</text:span><text:span text:style-name="a6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list text:style-name="a634">
                                <text:list-item>
                                  <text:p text:style-name="a633" text:class-names="" text:cond-style-name=""><text:span text:style-name="a631" text:class-names="">第六個大綱層次</text:span><text:span text:style-name="a632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list text:style-name="a638">
                                <text:list-item>
                                  <text:list text:style-name="a638">
                                    <text:list-item>
                                      <text:p text:style-name="a637" text:class-names="" text:cond-style-name=""><text:span text:style-name="a635" text:class-names="">第七個大綱層次</text:span><text:span text:style-name="a636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642" draw:name="PlaceHolder 3" svg:x="0.55118in" svg:y="5.64882in" svg:width="2.56811in" svg:height="0.42756in" presentation:class="date-time" presentation:placeholder="false">
        <draw:text-box>
          <text:p text:style-name="a641" text:class-names="" text:cond-style-name=""><text:span text:style-name="a640" text:class-names="">&lt;日期/時間&gt;</text:span></text:p>
        </draw:text-box>
        <svg:title/>
        <svg:desc/>
      </draw:frame>
      <draw:frame draw:id="id50" presentation:style-name="a645" draw:name="PlaceHolder 4" svg:x="3.77008in" svg:y="5.64882in" svg:width="3.49409in" svg:height="0.42756in" presentation:class="footer" presentation:placeholder="false">
        <draw:text-box>
          <text:p text:style-name="a644" text:class-names="" text:cond-style-name=""><text:span text:style-name="a643" text:class-names="">&lt;頁尾&gt;</text:span></text:p>
        </draw:text-box>
        <svg:title/>
        <svg:desc/>
      </draw:frame>
      <draw:frame draw:id="id51" presentation:style-name="a648" draw:name="PlaceHolder 5" svg:x="7.90394in" svg:y="5.64882in" svg:width="2.56811in" svg:height="0.42756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5" presentation:style-name="a651" draw:name="頁首版面配置區 1" svg:x="0in" svg:y="0in" svg:width="3.58333in" svg:height="0.58681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6" presentation:style-name="a655" draw:name="日期版面配置區 2" svg:x="4.68229in" svg:y="0in" svg:width="3.58333in" svg:height="0.58681in" presentation:class="date-time" presentation:placeholder="false">
          <draw:text-box>
            <text:p text:style-name="a654" text:class-names="" text:cond-style-name=""><text:span text:style-name="a652" text:class-names=""><text:date text:fixed="false" style:data-style-name="a65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56" draw:name="投影片圖像版面配置區 3">
          <svg:title/>
          <svg:desc/>
        </draw:page-thumbnail>
        <draw:frame draw:id="id8" presentation:style-name="a672" draw:name="備忘稿版面配置區 4" svg:x="0.82639in" svg:y="5.62674in" svg:width="6.61458in" svg:height="4.60417in" presentation:class="notes" presentation:placeholder="false">
          <draw:text-box>
            <text:p text:style-name="a658" text:class-names="" text:cond-style-name=""><text:span text:style-name="a657" text:class-names="">編輯母片文字樣式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第二層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8" text:class-names="">第五層</text:span><text:span text:style-name="a6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5" draw:name="頁尾版面配置區 5" svg:x="0in" svg:y="11.1059in" svg:width="3.58333in" svg:height="0.58681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投影片編號版面配置區 6" svg:x="4.68229in" svg:y="11.1059in" svg:width="3.58333in" svg:height="0.58681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681">
      <presentation:notes style:page-layout-name="pageLayout2" draw:style-name="a712">
        <draw:frame draw:id="id5" presentation:style-name="a684" draw:name="頁首版面配置區 1" svg:x="0in" svg:y="0in" svg:width="3.58333in" svg:height="0.58681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8" draw:name="日期版面配置區 2" svg:x="4.68229in" svg:y="0in" svg:width="3.58333in" svg:height="0.58681in" presentation:class="date-time" presentation:placeholder="false">
          <draw:text-box>
            <text:p text:style-name="a687" text:class-names="" text:cond-style-name=""><text:span text:style-name="a685" text:class-names=""><text:date text:fixed="false" style:data-style-name="a68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89" draw:name="投影片圖像版面配置區 3">
          <svg:title/>
          <svg:desc/>
        </draw:page-thumbnail>
        <draw:frame draw:id="id8" presentation:style-name="a705" draw:name="備忘稿版面配置區 4" svg:x="0.82639in" svg:y="5.62674in" svg:width="6.61458in" svg:height="4.60417in" presentation:class="notes" presentation:placeholder="false">
          <draw:text-box>
            <text:p text:style-name="a691" text:class-names="" text:cond-style-name=""><text:span text:style-name="a690" text:class-names="">編輯母片文字樣式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第二層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1" text:class-names="">第五層</text:span><text:span text:style-name="a7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8" draw:name="頁尾版面配置區 5" svg:x="0in" svg:y="11.1059in" svg:width="3.58333in" svg:height="0.58681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0" presentation:style-name="a711" draw:name="投影片編號版面配置區 6" svg:x="4.68229in" svg:y="11.1059in" svg:width="3.58333in" svg:height="0.58681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714">
      <draw:frame draw:id="id52" presentation:style-name="a717" draw:name="PlaceHolder 1" svg:x="0.55118in" svg:y="0.88583in" svg:width="9.92087in" svg:height="1.41732in" presentation:class="titl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53" presentation:style-name="a721" draw:name="PlaceHolder 2" svg:x="0.55118in" svg:y="2.59843in" svg:width="9.92087in" svg:height="3.01181in" presentation:class="subtitle" presentation:placeholder="false">
        <draw:text-box>
          <text:list text:style-name="a720">
            <text:list-item>
              <text:p text:style-name="a719" text:class-names="" text:cond-style-name=""><text:span text:style-name="a718" text:class-names=""/></text:p>
            </text:list-item>
          </text:list>
        </draw:text-box>
        <svg:title/>
        <svg:desc/>
      </draw:frame>
      <presentation:notes style:page-layout-name="pageLayout2" draw:style-name="a752">
        <draw:frame draw:id="id5" presentation:style-name="a724" draw:name="頁首版面配置區 1" svg:x="0in" svg:y="0in" svg:width="3.58333in" svg:height="0.58681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日期版面配置區 2" svg:x="4.68229in" svg:y="0in" svg:width="3.58333in" svg:height="0.58681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29" draw:name="投影片圖像版面配置區 3">
          <svg:title/>
          <svg:desc/>
        </draw:page-thumbnail>
        <draw:frame draw:id="id8" presentation:style-name="a745" draw:name="備忘稿版面配置區 4" svg:x="0.82639in" svg:y="5.62674in" svg:width="6.61458in" svg:height="4.60417in" presentation:class="notes" presentation:placeholder="false">
          <draw:text-box>
            <text:p text:style-name="a731" text:class-names="" text:cond-style-name=""><text:span text:style-name="a730" text:class-names="">編輯母片文字樣式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第二層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list text:style-name="a744">
                              <text:list-item>
                                <text:p text:style-name="a743" text:class-names="" text:cond-style-name=""><text:span text:style-name="a741" text:class-names="">第五層</text:span><text:span text:style-name="a7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8" draw:name="頁尾版面配置區 5" svg:x="0in" svg:y="11.1059in" svg:width="3.58333in" svg:height="0.58681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1" draw:name="投影片編號版面配置區 6" svg:x="4.68229in" svg:y="11.1059in" svg:width="3.58333in" svg:height="0.58681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754">
      <draw:frame draw:id="id54" presentation:style-name="a757" draw:name="PlaceHolder 1" svg:x="0.55118in" svg:y="0.88583in" svg:width="9.92087in" svg:height="1.41732in" presentation:class="titl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55" presentation:style-name="a761" draw:name="PlaceHolder 2" svg:x="0.55118in" svg:y="2.59843in" svg:width="9.92087in" svg:height="3.01181in" presentation:class="object" presentation:placeholder="false">
        <draw:text-box>
          <text:list text:style-name="a760">
            <text:list-item>
              <text:p text:style-name="a759" text:class-names="" text:cond-style-name=""><text:span text:style-name="a758" text:class-names=""/></text:p>
            </text:list-item>
          </text:list>
        </draw:text-box>
        <svg:title/>
        <svg:desc/>
      </draw:frame>
      <presentation:notes style:page-layout-name="pageLayout2" draw:style-name="a792">
        <draw:frame draw:id="id5" presentation:style-name="a764" draw:name="頁首版面配置區 1" svg:x="0in" svg:y="0in" svg:width="3.58333in" svg:height="0.58681in" presentation:class="head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6" presentation:style-name="a768" draw:name="日期版面配置區 2" svg:x="4.68229in" svg:y="0in" svg:width="3.58333in" svg:height="0.58681in" presentation:class="date-time" presentation:placeholder="false">
          <draw:text-box>
            <text:p text:style-name="a767" text:class-names="" text:cond-style-name=""><text:span text:style-name="a765" text:class-names=""><text:date text:fixed="false" style:data-style-name="a76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69" draw:name="投影片圖像版面配置區 3">
          <svg:title/>
          <svg:desc/>
        </draw:page-thumbnail>
        <draw:frame draw:id="id8" presentation:style-name="a785" draw:name="備忘稿版面配置區 4" svg:x="0.82639in" svg:y="5.62674in" svg:width="6.61458in" svg:height="4.60417in" presentation:class="notes" presentation:placeholder="false">
          <draw:text-box>
            <text:p text:style-name="a771" text:class-names="" text:cond-style-name=""><text:span text:style-name="a770" text:class-names="">編輯母片文字樣式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第二層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list text:style-name="a784">
                              <text:list-item>
                                <text:p text:style-name="a783" text:class-names="" text:cond-style-name=""><text:span text:style-name="a781" text:class-names="">第五層</text:span><text:span text:style-name="a7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8" draw:name="頁尾版面配置區 5" svg:x="0in" svg:y="11.1059in" svg:width="3.58333in" svg:height="0.58681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0" presentation:style-name="a791" draw:name="投影片編號版面配置區 6" svg:x="4.68229in" svg:y="11.1059in" svg:width="3.58333in" svg:height="0.58681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794">
      <draw:frame draw:id="id56" presentation:style-name="a797" draw:name="PlaceHolder 1" svg:x="0.55118in" svg:y="0.88583in" svg:width="9.92087in" svg:height="1.41732in" presentation:class="title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57" presentation:style-name="a801" draw:name="PlaceHolder 2" svg:x="0.55118in" svg:y="2.59843in" svg:width="4.84134in" svg:height="3.01181in" presentation:class="object" presentation:placeholder="false">
        <draw:text-box>
          <text:list text:style-name="a800">
            <text:list-item>
              <text:p text:style-name="a799" text:class-names="" text:cond-style-name=""><text:span text:style-name="a798" text:class-names=""/></text:p>
            </text:list-item>
          </text:list>
        </draw:text-box>
        <svg:title/>
        <svg:desc/>
      </draw:frame>
      <draw:frame draw:id="id58" presentation:style-name="a805" draw:name="PlaceHolder 3" svg:x="5.63504in" svg:y="2.59843in" svg:width="4.84134in" svg:height="3.01181in" presentation:class="object" presentation:placeholder="false">
        <draw:text-box>
          <text:list text:style-name="a804">
            <text:list-item>
              <text:p text:style-name="a803" text:class-names="" text:cond-style-name=""><text:span text:style-name="a802" text:class-names=""/></text:p>
            </text:list-item>
          </text:list>
        </draw:text-box>
        <svg:title/>
        <svg:desc/>
      </draw:frame>
      <presentation:notes style:page-layout-name="pageLayout2" draw:style-name="a836">
        <draw:frame draw:id="id5" presentation:style-name="a808" draw:name="頁首版面配置區 1" svg:x="0in" svg:y="0in" svg:width="3.58333in" svg:height="0.58681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日期版面配置區 2" svg:x="4.68229in" svg:y="0in" svg:width="3.58333in" svg:height="0.58681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13" draw:name="投影片圖像版面配置區 3">
          <svg:title/>
          <svg:desc/>
        </draw:page-thumbnail>
        <draw:frame draw:id="id8" presentation:style-name="a829" draw:name="備忘稿版面配置區 4" svg:x="0.82639in" svg:y="5.62674in" svg:width="6.61458in" svg:height="4.60417in" presentation:class="notes" presentation:placeholder="false">
          <draw:text-box>
            <text:p text:style-name="a815" text:class-names="" text:cond-style-name=""><text:span text:style-name="a814" text:class-names="">編輯母片文字樣式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第二層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list text:style-name="a828">
                              <text:list-item>
                                <text:p text:style-name="a827" text:class-names="" text:cond-style-name=""><text:span text:style-name="a825" text:class-names="">第五層</text:span><text:span text:style-name="a8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2" draw:name="頁尾版面配置區 5" svg:x="0in" svg:y="11.1059in" svg:width="3.58333in" svg:height="0.58681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0" presentation:style-name="a835" draw:name="投影片編號版面配置區 6" svg:x="4.68229in" svg:y="11.1059in" svg:width="3.58333in" svg:height="0.58681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838">
      <draw:frame draw:id="id59" presentation:style-name="a841" draw:name="PlaceHolder 1" svg:x="0.55118in" svg:y="0.88583in" svg:width="9.92087in" svg:height="1.41732in" presentation:class="titl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presentation:notes style:page-layout-name="pageLayout2" draw:style-name="a872">
        <draw:frame draw:id="id5" presentation:style-name="a844" draw:name="頁首版面配置區 1" svg:x="0in" svg:y="0in" svg:width="3.58333in" svg:height="0.58681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6" presentation:style-name="a848" draw:name="日期版面配置區 2" svg:x="4.68229in" svg:y="0in" svg:width="3.58333in" svg:height="0.58681in" presentation:class="date-time" presentation:placeholder="false">
          <draw:text-box>
            <text:p text:style-name="a847" text:class-names="" text:cond-style-name=""><text:span text:style-name="a845" text:class-names=""><text:date text:fixed="false" style:data-style-name="a84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49" draw:name="投影片圖像版面配置區 3">
          <svg:title/>
          <svg:desc/>
        </draw:page-thumbnail>
        <draw:frame draw:id="id8" presentation:style-name="a865" draw:name="備忘稿版面配置區 4" svg:x="0.82639in" svg:y="5.62674in" svg:width="6.61458in" svg:height="4.60417in" presentation:class="notes" presentation:placeholder="false">
          <draw:text-box>
            <text:p text:style-name="a851" text:class-names="" text:cond-style-name=""><text:span text:style-name="a850" text:class-names="">編輯母片文字樣式</text:span></text:p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第二層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p text:style-name="a856" text:class-names="" text:cond-style-name=""><text:span text:style-name="a85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p text:style-name="a859" text:class-names="" text:cond-style-name=""><text:span text:style-name="a85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list text:style-name="a864">
                              <text:list-item>
                                <text:p text:style-name="a863" text:class-names="" text:cond-style-name=""><text:span text:style-name="a861" text:class-names="">第五層</text:span><text:span text:style-name="a8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8" draw:name="頁尾版面配置區 5" svg:x="0in" svg:y="11.1059in" svg:width="3.58333in" svg:height="0.58681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投影片編號版面配置區 6" svg:x="4.68229in" svg:y="11.1059in" svg:width="3.58333in" svg:height="0.58681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874">
      <draw:frame draw:id="id60" presentation:style-name="a878" draw:name="PlaceHolder 1" svg:x="0.55118in" svg:y="0.88583in" svg:width="9.92087in" svg:height="6.57126in" presentation:class="subtitle" presentation:placeholder="false">
        <draw:text-box>
          <text:list text:style-name="a877">
            <text:list-item>
              <text:p text:style-name="a876" text:class-names="" text:cond-style-name=""><text:span text:style-name="a875" text:class-names=""/></text:p>
            </text:list-item>
          </text:list>
        </draw:text-box>
        <svg:title/>
        <svg:desc/>
      </draw:frame>
      <presentation:notes style:page-layout-name="pageLayout2" draw:style-name="a909">
        <draw:frame draw:id="id5" presentation:style-name="a881" draw:name="頁首版面配置區 1" svg:x="0in" svg:y="0in" svg:width="3.58333in" svg:height="0.58681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6" presentation:style-name="a885" draw:name="日期版面配置區 2" svg:x="4.68229in" svg:y="0in" svg:width="3.58333in" svg:height="0.58681in" presentation:class="date-time" presentation:placeholder="false">
          <draw:text-box>
            <text:p text:style-name="a884" text:class-names="" text:cond-style-name=""><text:span text:style-name="a882" text:class-names=""><text:date text:fixed="false" style:data-style-name="a88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86" draw:name="投影片圖像版面配置區 3">
          <svg:title/>
          <svg:desc/>
        </draw:page-thumbnail>
        <draw:frame draw:id="id8" presentation:style-name="a902" draw:name="備忘稿版面配置區 4" svg:x="0.82639in" svg:y="5.62674in" svg:width="6.61458in" svg:height="4.60417in" presentation:class="notes" presentation:placeholder="false">
          <draw:text-box>
            <text:p text:style-name="a888" text:class-names="" text:cond-style-name=""><text:span text:style-name="a887" text:class-names="">編輯母片文字樣式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第二層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p text:style-name="a896" text:class-names="" text:cond-style-name=""><text:span text:style-name="a89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8" text:class-names="">第五層</text:span><text:span text:style-name="a8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5" draw:name="頁尾版面配置區 5" svg:x="0in" svg:y="11.1059in" svg:width="3.58333in" svg:height="0.58681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0" presentation:style-name="a908" draw:name="投影片編號版面配置區 6" svg:x="4.68229in" svg:y="11.1059in" svg:width="3.58333in" svg:height="0.58681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911">
      <draw:frame draw:id="id61" presentation:style-name="a914" draw:name="PlaceHolder 1" svg:x="0.55118in" svg:y="0.88583in" svg:width="9.92087in" svg:height="1.41732in" presentation:class="titl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62" presentation:style-name="a918" draw:name="PlaceHolder 2" svg:x="0.55118in" svg:y="2.59843in" svg:width="4.84134in" svg:height="1.43661in" presentation:class="object" presentation:placeholder="false">
        <draw:text-box>
          <text:list text:style-name="a917">
            <text:list-item>
              <text:p text:style-name="a916" text:class-names="" text:cond-style-name=""><text:span text:style-name="a915" text:class-names=""/></text:p>
            </text:list-item>
          </text:list>
        </draw:text-box>
        <svg:title/>
        <svg:desc/>
      </draw:frame>
      <draw:frame draw:id="id63" presentation:style-name="a922" draw:name="PlaceHolder 3" svg:x="5.63504in" svg:y="2.59843in" svg:width="4.84134in" svg:height="3.01181in" presentation:class="object" presentation:placeholder="false">
        <draw:text-box>
          <text:list text:style-name="a921">
            <text:list-item>
              <text:p text:style-name="a920" text:class-names="" text:cond-style-name=""><text:span text:style-name="a919" text:class-names=""/></text:p>
            </text:list-item>
          </text:list>
        </draw:text-box>
        <svg:title/>
        <svg:desc/>
      </draw:frame>
      <draw:frame draw:id="id64" presentation:style-name="a926" draw:name="PlaceHolder 4" svg:x="0.55118in" svg:y="4.17205in" svg:width="4.84134in" svg:height="1.43661in" presentation:class="object" presentation:placeholder="false">
        <draw:text-box>
          <text:list text:style-name="a925">
            <text:list-item>
              <text:p text:style-name="a924" text:class-names="" text:cond-style-name=""><text:span text:style-name="a923" text:class-names=""/></text:p>
            </text:list-item>
          </text:list>
        </draw:text-box>
        <svg:title/>
        <svg:desc/>
      </draw:frame>
      <presentation:notes style:page-layout-name="pageLayout2" draw:style-name="a957">
        <draw:frame draw:id="id5" presentation:style-name="a929" draw:name="頁首版面配置區 1" svg:x="0in" svg:y="0in" svg:width="3.58333in" svg:height="0.58681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6" presentation:style-name="a933" draw:name="日期版面配置區 2" svg:x="4.68229in" svg:y="0in" svg:width="3.58333in" svg:height="0.58681in" presentation:class="date-time" presentation:placeholder="false">
          <draw:text-box>
            <text:p text:style-name="a932" text:class-names="" text:cond-style-name=""><text:span text:style-name="a930" text:class-names=""><text:date text:fixed="false" style:data-style-name="a93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934" draw:name="投影片圖像版面配置區 3">
          <svg:title/>
          <svg:desc/>
        </draw:page-thumbnail>
        <draw:frame draw:id="id8" presentation:style-name="a950" draw:name="備忘稿版面配置區 4" svg:x="0.82639in" svg:y="5.62674in" svg:width="6.61458in" svg:height="4.60417in" presentation:class="notes" presentation:placeholder="false">
          <draw:text-box>
            <text:p text:style-name="a936" text:class-names="" text:cond-style-name=""><text:span text:style-name="a935" text:class-names="">編輯母片文字樣式</text:span></text:p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第二層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list text:style-name="a945">
                          <text:list-item>
                            <text:p text:style-name="a944" text:class-names="" text:cond-style-name=""><text:span text:style-name="a94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list text:style-name="a949">
                              <text:list-item>
                                <text:p text:style-name="a948" text:class-names="" text:cond-style-name=""><text:span text:style-name="a946" text:class-names="">第五層</text:span><text:span text:style-name="a9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3" draw:name="頁尾版面配置區 5" svg:x="0in" svg:y="11.1059in" svg:width="3.58333in" svg:height="0.58681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投影片編號版面配置區 6" svg:x="4.68229in" svg:y="11.1059in" svg:width="3.58333in" svg:height="0.58681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959">
      <draw:frame draw:id="id65" presentation:style-name="a962" draw:name="PlaceHolder 1" svg:x="0.55118in" svg:y="0.88583in" svg:width="9.92087in" svg:height="1.41732in" presentation:class="titl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66" presentation:style-name="a966" draw:name="PlaceHolder 2" svg:x="0.55118in" svg:y="2.59843in" svg:width="4.84134in" svg:height="3.01181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/></text:p>
            </text:list-item>
          </text:list>
        </draw:text-box>
        <svg:title/>
        <svg:desc/>
      </draw:frame>
      <draw:frame draw:id="id67" presentation:style-name="a970" draw:name="PlaceHolder 3" svg:x="5.63504in" svg:y="2.59843in" svg:width="4.84134in" svg:height="1.43661in" presentation:class="object" presentation:placeholder="false">
        <draw:text-box>
          <text:list text:style-name="a969">
            <text:list-item>
              <text:p text:style-name="a968" text:class-names="" text:cond-style-name=""><text:span text:style-name="a967" text:class-names=""/></text:p>
            </text:list-item>
          </text:list>
        </draw:text-box>
        <svg:title/>
        <svg:desc/>
      </draw:frame>
      <draw:frame draw:id="id68" presentation:style-name="a974" draw:name="PlaceHolder 4" svg:x="5.63504in" svg:y="4.17205in" svg:width="4.84134in" svg:height="1.43661in" presentation:class="object" presentation:placeholder="false">
        <draw:text-box>
          <text:list text:style-name="a973">
            <text:list-item>
              <text:p text:style-name="a972" text:class-names="" text:cond-style-name=""><text:span text:style-name="a971" text:class-names=""/></text:p>
            </text:list-item>
          </text:list>
        </draw:text-box>
        <svg:title/>
        <svg:desc/>
      </draw:frame>
      <presentation:notes style:page-layout-name="pageLayout2" draw:style-name="a1005">
        <draw:frame draw:id="id5" presentation:style-name="a977" draw:name="頁首版面配置區 1" svg:x="0in" svg:y="0in" svg:width="3.58333in" svg:height="0.58681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6" presentation:style-name="a981" draw:name="日期版面配置區 2" svg:x="4.68229in" svg:y="0in" svg:width="3.58333in" svg:height="0.58681in" presentation:class="date-time" presentation:placeholder="false">
          <draw:text-box>
            <text:p text:style-name="a980" text:class-names="" text:cond-style-name=""><text:span text:style-name="a978" text:class-names=""><text:date text:fixed="false" style:data-style-name="a979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982" draw:name="投影片圖像版面配置區 3">
          <svg:title/>
          <svg:desc/>
        </draw:page-thumbnail>
        <draw:frame draw:id="id8" presentation:style-name="a998" draw:name="備忘稿版面配置區 4" svg:x="0.82639in" svg:y="5.62674in" svg:width="6.61458in" svg:height="4.60417in" presentation:class="notes" presentation:placeholder="false">
          <draw:text-box>
            <text:p text:style-name="a984" text:class-names="" text:cond-style-name=""><text:span text:style-name="a983" text:class-names="">編輯母片文字樣式</text:span></text:p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第二層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p text:style-name="a989" text:class-names="" text:cond-style-name=""><text:span text:style-name="a98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p text:style-name="a992" text:class-names="" text:cond-style-name=""><text:span text:style-name="a99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list text:style-name="a997">
                              <text:list-item>
                                <text:p text:style-name="a996" text:class-names="" text:cond-style-name=""><text:span text:style-name="a994" text:class-names="">第五層</text:span><text:span text:style-name="a9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1" draw:name="頁尾版面配置區 5" svg:x="0in" svg:y="11.1059in" svg:width="3.58333in" svg:height="0.58681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0" presentation:style-name="a1004" draw:name="投影片編號版面配置區 6" svg:x="4.68229in" svg:y="11.1059in" svg:width="3.58333in" svg:height="0.58681in" presentation:class="page-number" presentation:placeholder="false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1007">
      <draw:frame draw:id="id69" presentation:style-name="a1010" draw:name="PlaceHolder 1" svg:x="0.55118in" svg:y="0.88583in" svg:width="9.92087in" svg:height="1.41732in" presentation:class="titl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70" presentation:style-name="a1014" draw:name="PlaceHolder 2" svg:x="0.55118in" svg:y="2.59843in" svg:width="4.84134in" svg:height="1.43661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/></text:p>
            </text:list-item>
          </text:list>
        </draw:text-box>
        <svg:title/>
        <svg:desc/>
      </draw:frame>
      <draw:frame draw:id="id71" presentation:style-name="a1018" draw:name="PlaceHolder 3" svg:x="5.63504in" svg:y="2.59843in" svg:width="4.84134in" svg:height="1.43661in" presentation:class="object" presentation:placeholder="false">
        <draw:text-box>
          <text:list text:style-name="a1017">
            <text:list-item>
              <text:p text:style-name="a1016" text:class-names="" text:cond-style-name=""><text:span text:style-name="a1015" text:class-names=""/></text:p>
            </text:list-item>
          </text:list>
        </draw:text-box>
        <svg:title/>
        <svg:desc/>
      </draw:frame>
      <draw:frame draw:id="id72" presentation:style-name="a1022" draw:name="PlaceHolder 4" svg:x="0.55118in" svg:y="4.17205in" svg:width="9.92087in" svg:height="1.43661in" presentation:class="object" presentation:placeholder="false">
        <draw:text-box>
          <text:list text:style-name="a1021">
            <text:list-item>
              <text:p text:style-name="a1020" text:class-names="" text:cond-style-name=""><text:span text:style-name="a1019" text:class-names=""/></text:p>
            </text:list-item>
          </text:list>
        </draw:text-box>
        <svg:title/>
        <svg:desc/>
      </draw:frame>
      <presentation:notes style:page-layout-name="pageLayout2" draw:style-name="a1053">
        <draw:frame draw:id="id5" presentation:style-name="a1025" draw:name="頁首版面配置區 1" svg:x="0in" svg:y="0in" svg:width="3.58333in" svg:height="0.58681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6" presentation:style-name="a1029" draw:name="日期版面配置區 2" svg:x="4.68229in" svg:y="0in" svg:width="3.58333in" svg:height="0.58681in" presentation:class="date-time" presentation:placeholder="false">
          <draw:text-box>
            <text:p text:style-name="a1028" text:class-names="" text:cond-style-name=""><text:span text:style-name="a1026" text:class-names=""><text:date text:fixed="false" style:data-style-name="a1027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030" draw:name="投影片圖像版面配置區 3">
          <svg:title/>
          <svg:desc/>
        </draw:page-thumbnail>
        <draw:frame draw:id="id8" presentation:style-name="a1046" draw:name="備忘稿版面配置區 4" svg:x="0.82639in" svg:y="5.62674in" svg:width="6.61458in" svg:height="4.60417in" presentation:class="notes" presentation:placeholder="false">
          <draw:text-box>
            <text:p text:style-name="a1032" text:class-names="" text:cond-style-name=""><text:span text:style-name="a1031" text:class-names="">編輯母片文字樣式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第二層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第五層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9" draw:name="頁尾版面配置區 5" svg:x="0in" svg:y="11.1059in" svg:width="3.58333in" svg:height="0.58681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投影片編號版面配置區 6" svg:x="4.68229in" svg:y="11.1059in" svg:width="3.58333in" svg:height="0.58681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1055">
      <draw:frame draw:id="id73" presentation:style-name="a1058" draw:name="PlaceHolder 1" svg:x="0.55118in" svg:y="0.88583in" svg:width="9.92087in" svg:height="1.41732in" presentation:class="titl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74" presentation:style-name="a1062" draw:name="PlaceHolder 2" svg:x="0.55118in" svg:y="2.59843in" svg:width="9.92087in" svg:height="1.43661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/></text:p>
            </text:list-item>
          </text:list>
        </draw:text-box>
        <svg:title/>
        <svg:desc/>
      </draw:frame>
      <draw:frame draw:id="id75" presentation:style-name="a1066" draw:name="PlaceHolder 3" svg:x="0.55118in" svg:y="4.17205in" svg:width="9.92087in" svg:height="1.43661in" presentation:class="object" presentation:placeholder="false">
        <draw:text-box>
          <text:list text:style-name="a1065">
            <text:list-item>
              <text:p text:style-name="a1064" text:class-names="" text:cond-style-name=""><text:span text:style-name="a1063" text:class-names=""/></text:p>
            </text:list-item>
          </text:list>
        </draw:text-box>
        <svg:title/>
        <svg:desc/>
      </draw:frame>
      <presentation:notes style:page-layout-name="pageLayout2" draw:style-name="a1097">
        <draw:frame draw:id="id5" presentation:style-name="a1069" draw:name="頁首版面配置區 1" svg:x="0in" svg:y="0in" svg:width="3.58333in" svg:height="0.58681in" presentation:class="head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6" presentation:style-name="a1073" draw:name="日期版面配置區 2" svg:x="4.68229in" svg:y="0in" svg:width="3.58333in" svg:height="0.58681in" presentation:class="date-time" presentation:placeholder="false">
          <draw:text-box>
            <text:p text:style-name="a1072" text:class-names="" text:cond-style-name=""><text:span text:style-name="a1070" text:class-names=""><text:date text:fixed="false" style:data-style-name="a107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074" draw:name="投影片圖像版面配置區 3">
          <svg:title/>
          <svg:desc/>
        </draw:page-thumbnail>
        <draw:frame draw:id="id8" presentation:style-name="a1090" draw:name="備忘稿版面配置區 4" svg:x="0.82639in" svg:y="5.62674in" svg:width="6.61458in" svg:height="4.60417in" presentation:class="notes" presentation:placeholder="false">
          <draw:text-box>
            <text:p text:style-name="a1076" text:class-names="" text:cond-style-name=""><text:span text:style-name="a1075" text:class-names="">編輯母片文字樣式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第二層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6" text:class-names="">第五層</text:span><text:span text:style-name="a10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3" draw:name="頁尾版面配置區 5" svg:x="0in" svg:y="11.1059in" svg:width="3.58333in" svg:height="0.58681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0" presentation:style-name="a1096" draw:name="投影片編號版面配置區 6" svg:x="4.68229in" svg:y="11.1059in" svg:width="3.58333in" svg:height="0.58681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1099">
      <draw:frame draw:id="id76" presentation:style-name="a1102" draw:name="PlaceHolder 1" svg:x="0.55118in" svg:y="0.88583in" svg:width="9.92087in" svg:height="1.41732in" presentation:class="titl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77" presentation:style-name="a1106" draw:name="PlaceHolder 2" svg:x="0.55118in" svg:y="2.59843in" svg:width="4.84134in" svg:height="1.43661in" presentation:class="object" presentation:placeholder="false">
        <draw:text-box>
          <text:list text:style-name="a1105">
            <text:list-item>
              <text:p text:style-name="a1104" text:class-names="" text:cond-style-name=""><text:span text:style-name="a1103" text:class-names=""/></text:p>
            </text:list-item>
          </text:list>
        </draw:text-box>
        <svg:title/>
        <svg:desc/>
      </draw:frame>
      <draw:frame draw:id="id78" presentation:style-name="a1110" draw:name="PlaceHolder 3" svg:x="5.63504in" svg:y="2.59843in" svg:width="4.84134in" svg:height="1.43661in" presentation:class="object" presentation:placeholder="false">
        <draw:text-box>
          <text:list text:style-name="a1109">
            <text:list-item>
              <text:p text:style-name="a1108" text:class-names="" text:cond-style-name=""><text:span text:style-name="a1107" text:class-names=""/></text:p>
            </text:list-item>
          </text:list>
        </draw:text-box>
        <svg:title/>
        <svg:desc/>
      </draw:frame>
      <draw:frame draw:id="id79" presentation:style-name="a1114" draw:name="PlaceHolder 4" svg:x="0.55118in" svg:y="4.17205in" svg:width="4.84134in" svg:height="1.43661in" presentation:class="object" presentation:placeholder="false">
        <draw:text-box>
          <text:list text:style-name="a1113">
            <text:list-item>
              <text:p text:style-name="a1112" text:class-names="" text:cond-style-name=""><text:span text:style-name="a1111" text:class-names=""/></text:p>
            </text:list-item>
          </text:list>
        </draw:text-box>
        <svg:title/>
        <svg:desc/>
      </draw:frame>
      <draw:frame draw:id="id80" presentation:style-name="a1118" draw:name="PlaceHolder 5" svg:x="5.63504in" svg:y="4.17205in" svg:width="4.84134in" svg:height="1.43661in" presentation:class="object" presentation:placeholder="false">
        <draw:text-box>
          <text:list text:style-name="a1117">
            <text:list-item>
              <text:p text:style-name="a1116" text:class-names="" text:cond-style-name=""><text:span text:style-name="a1115" text:class-names=""/></text:p>
            </text:list-item>
          </text:list>
        </draw:text-box>
        <svg:title/>
        <svg:desc/>
      </draw:frame>
      <presentation:notes style:page-layout-name="pageLayout2" draw:style-name="a1149">
        <draw:frame draw:id="id5" presentation:style-name="a1121" draw:name="頁首版面配置區 1" svg:x="0in" svg:y="0in" svg:width="3.58333in" svg:height="0.58681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6" presentation:style-name="a1125" draw:name="日期版面配置區 2" svg:x="4.68229in" svg:y="0in" svg:width="3.58333in" svg:height="0.58681in" presentation:class="date-time" presentation:placeholder="false">
          <draw:text-box>
            <text:p text:style-name="a1124" text:class-names="" text:cond-style-name=""><text:span text:style-name="a1122" text:class-names=""><text:date text:fixed="false" style:data-style-name="a112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126" draw:name="投影片圖像版面配置區 3">
          <svg:title/>
          <svg:desc/>
        </draw:page-thumbnail>
        <draw:frame draw:id="id8" presentation:style-name="a1142" draw:name="備忘稿版面配置區 4" svg:x="0.82639in" svg:y="5.62674in" svg:width="6.61458in" svg:height="4.60417in" presentation:class="notes" presentation:placeholder="false">
          <draw:text-box>
            <text:p text:style-name="a1128" text:class-names="" text:cond-style-name=""><text:span text:style-name="a1127" text:class-names="">編輯母片文字樣式</text:span></text:p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第二層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><text:span text:style-name="a113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list text:style-name="a1137">
                          <text:list-item>
                            <text:p text:style-name="a1136" text:class-names="" text:cond-style-name=""><text:span text:style-name="a113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list text:style-name="a1141">
                          <text:list-item>
                            <text:list text:style-name="a1141">
                              <text:list-item>
                                <text:p text:style-name="a1140" text:class-names="" text:cond-style-name=""><text:span text:style-name="a1138" text:class-names="">第五層</text:span><text:span text:style-name="a11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5" draw:name="頁尾版面配置區 5" svg:x="0in" svg:y="11.1059in" svg:width="3.58333in" svg:height="0.58681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投影片編號版面配置區 6" svg:x="4.68229in" svg:y="11.1059in" svg:width="3.58333in" svg:height="0.58681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1151">
      <draw:frame draw:id="id81" presentation:style-name="a1154" draw:name="PlaceHolder 1" svg:x="0.55118in" svg:y="0.88583in" svg:width="9.92087in" svg:height="1.41732in" presentation:class="title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82" presentation:style-name="a1158" draw:name="PlaceHolder 2" svg:x="0.55118in" svg:y="2.59843in" svg:width="3.19409in" svg:height="1.43661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/></text:p>
            </text:list-item>
          </text:list>
        </draw:text-box>
        <svg:title/>
        <svg:desc/>
      </draw:frame>
      <draw:frame draw:id="id83" presentation:style-name="a1162" draw:name="PlaceHolder 3" svg:x="3.90551in" svg:y="2.59843in" svg:width="3.19409in" svg:height="1.43661in" presentation:class="outline" presentation:placeholder="false">
        <draw:text-box>
          <text:list text:style-name="a1161">
            <text:list-item>
              <text:p text:style-name="a1160" text:class-names="" text:cond-style-name=""><text:span text:style-name="a1159" text:class-names=""/></text:p>
            </text:list-item>
          </text:list>
        </draw:text-box>
        <svg:title/>
        <svg:desc/>
      </draw:frame>
      <draw:frame draw:id="id84" presentation:style-name="a1166" draw:name="PlaceHolder 4" svg:x="7.25945in" svg:y="2.59843in" svg:width="3.19409in" svg:height="1.43661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/></text:p>
            </text:list-item>
          </text:list>
        </draw:text-box>
        <svg:title/>
        <svg:desc/>
      </draw:frame>
      <draw:frame draw:id="id85" presentation:style-name="a1170" draw:name="PlaceHolder 5" svg:x="0.55118in" svg:y="4.17205in" svg:width="3.19409in" svg:height="1.43661in" presentation:class="outline" presentation:placeholder="false">
        <draw:text-box>
          <text:list text:style-name="a1169">
            <text:list-item>
              <text:p text:style-name="a1168" text:class-names="" text:cond-style-name=""><text:span text:style-name="a1167" text:class-names=""/></text:p>
            </text:list-item>
          </text:list>
        </draw:text-box>
        <svg:title/>
        <svg:desc/>
      </draw:frame>
      <draw:frame draw:id="id86" presentation:style-name="a1174" draw:name="PlaceHolder 6" svg:x="3.90551in" svg:y="4.17205in" svg:width="3.19409in" svg:height="1.43661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/></text:p>
            </text:list-item>
          </text:list>
        </draw:text-box>
        <svg:title/>
        <svg:desc/>
      </draw:frame>
      <draw:frame draw:id="id87" presentation:style-name="a1178" draw:name="PlaceHolder 7" svg:x="7.25945in" svg:y="4.17205in" svg:width="3.19409in" svg:height="1.43661in" presentation:class="outline" presentation:placeholder="false">
        <draw:text-box>
          <text:list text:style-name="a1177">
            <text:list-item>
              <text:p text:style-name="a1176" text:class-names="" text:cond-style-name=""><text:span text:style-name="a1175" text:class-names=""/></text:p>
            </text:list-item>
          </text:list>
        </draw:text-box>
        <svg:title/>
        <svg:desc/>
      </draw:frame>
      <presentation:notes style:page-layout-name="pageLayout2" draw:style-name="a1209">
        <draw:frame draw:id="id5" presentation:style-name="a1181" draw:name="頁首版面配置區 1" svg:x="0in" svg:y="0in" svg:width="3.58333in" svg:height="0.58681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6" presentation:style-name="a1185" draw:name="日期版面配置區 2" svg:x="4.68229in" svg:y="0in" svg:width="3.58333in" svg:height="0.58681in" presentation:class="date-time" presentation:placeholder="false">
          <draw:text-box>
            <text:p text:style-name="a1184" text:class-names="" text:cond-style-name=""><text:span text:style-name="a1182" text:class-names=""><text:date text:fixed="false" style:data-style-name="a118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186" draw:name="投影片圖像版面配置區 3">
          <svg:title/>
          <svg:desc/>
        </draw:page-thumbnail>
        <draw:frame draw:id="id8" presentation:style-name="a1202" draw:name="備忘稿版面配置區 4" svg:x="0.82639in" svg:y="5.62674in" svg:width="6.61458in" svg:height="4.60417in" presentation:class="notes" presentation:placeholder="false">
          <draw:text-box>
            <text:p text:style-name="a1188" text:class-names="" text:cond-style-name=""><text:span text:style-name="a1187" text:class-names="">編輯母片文字樣式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第二層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list text:style-name="a1201">
                              <text:list-item>
                                <text:p text:style-name="a1200" text:class-names="" text:cond-style-name=""><text:span text:style-name="a1198" text:class-names="">第五層</text:span><text:span text:style-name="a11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5" draw:name="頁尾版面配置區 5" svg:x="0in" svg:y="11.1059in" svg:width="3.58333in" svg:height="0.58681in" presentation:class="foot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0" presentation:style-name="a1208" draw:name="投影片編號版面配置區 6" svg:x="4.68229in" svg:y="11.1059in" svg:width="3.58333in" svg:height="0.58681in" presentation:class="page-number" presentation:placeholder="false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-Theme" style:page-layout-name="pageLayout1" draw:style-name="a1211">
      <draw:frame draw:id="id88" presentation:style-name="a1215" draw:name="PlaceHolder 1" svg:x="0.55118in" svg:y="0.88583in" svg:width="9.92087in" svg:height="1.41732in" presentation:class="title" presentation:placeholder="false">
        <draw:text-box>
          <text:p text:style-name="a1214" text:class-names="" text:cond-style-name=""><text:span text:style-name="a1212" text:class-names="">請按這裡編輯題名文字格式</text:span><text:span text:style-name="a1213" text:class-names=""/></text:p>
        </draw:text-box>
        <svg:title/>
        <svg:desc/>
      </draw:frame>
      <draw:frame draw:id="id89" presentation:style-name="a1244" draw:name="PlaceHolder 2" svg:x="0.55118in" svg:y="2.59843in" svg:width="9.92087in" svg:height="3.01181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6" text:class-names="">請按這裡編輯大綱文字格式</text:span><text:span text:style-name="a1217" text:class-names=""/></text:p>
            </text:list-item>
          </text:list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0" text:class-names="">第二個大綱層次</text:span><text:span text:style-name="a1221" text:class-names=""/></text:p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p text:style-name="a1226" text:class-names="" text:cond-style-name=""><text:span text:style-name="a1224" text:class-names="">第三個大綱層次</text:span><text:span text:style-name="a1225" text:class-names=""/></text:p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p text:style-name="a1230" text:class-names="" text:cond-style-name=""><text:span text:style-name="a1228" text:class-names="">第四個大綱層次</text:span><text:span text:style-name="a122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5">
            <text:list-item>
              <text:list text:style-name="a1235">
                <text:list-item>
                  <text:list text:style-name="a1235">
                    <text:list-item>
                      <text:list text:style-name="a1235">
                        <text:list-item>
                          <text:list text:style-name="a1235">
                            <text:list-item>
                              <text:p text:style-name="a1234" text:class-names="" text:cond-style-name=""><text:span text:style-name="a1232" text:class-names="">第五個大綱層次</text:span><text:span text:style-name="a1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list text:style-name="a1239">
                        <text:list-item>
                          <text:list text:style-name="a1239">
                            <text:list-item>
                              <text:list text:style-name="a1239">
                                <text:list-item>
                                  <text:p text:style-name="a1238" text:class-names="" text:cond-style-name=""><text:span text:style-name="a1236" text:class-names="">第六個大綱層次</text:span><text:span text:style-name="a123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list text:style-name="a1243">
                        <text:list-item>
                          <text:list text:style-name="a1243">
                            <text:list-item>
                              <text:list text:style-name="a1243">
                                <text:list-item>
                                  <text:list text:style-name="a1243">
                                    <text:list-item>
                                      <text:p text:style-name="a1242" text:class-names="" text:cond-style-name=""><text:span text:style-name="a1240" text:class-names="">第七個大綱層次</text:span><text:span text:style-name="a1241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1247" draw:name="PlaceHolder 3" svg:x="0.55118in" svg:y="5.64843in" svg:width="2.56811in" svg:height="0.42717in" presentation:class="date-time" presentation:placeholder="false">
        <draw:text-box>
          <text:p text:style-name="a1246" text:class-names="" text:cond-style-name=""><text:span text:style-name="a1245" text:class-names="">&lt;日期/時間&gt;</text:span></text:p>
        </draw:text-box>
        <svg:title/>
        <svg:desc/>
      </draw:frame>
      <draw:frame draw:id="id91" presentation:style-name="a1250" draw:name="PlaceHolder 4" svg:x="3.77008in" svg:y="5.64843in" svg:width="3.49409in" svg:height="0.42717in" presentation:class="footer" presentation:placeholder="false">
        <draw:text-box>
          <text:p text:style-name="a1249" text:class-names="" text:cond-style-name=""><text:span text:style-name="a1248" text:class-names="">&lt;頁尾&gt;</text:span></text:p>
        </draw:text-box>
        <svg:title/>
        <svg:desc/>
      </draw:frame>
      <draw:frame draw:id="id92" presentation:style-name="a1253" draw:name="PlaceHolder 5" svg:x="7.90394in" svg:y="5.64843in" svg:width="2.56811in" svg:height="0.42717in" presentation:class="page-number" presentation:placeholder="false">
        <draw:text-box>
          <text:p text:style-name="a1252" text:class-names="" text:cond-style-name=""><text:span text:style-name="a1251" text:class-names=""><text:page-number style:num-format="1" text:fixed="false"/></text:span></text:p>
        </draw:text-box>
        <svg:title/>
        <svg:desc/>
      </draw:frame>
      <presentation:notes style:page-layout-name="pageLayout2" draw:style-name="a1284">
        <draw:frame draw:id="id5" presentation:style-name="a1256" draw:name="頁首版面配置區 1" svg:x="0in" svg:y="0in" svg:width="3.58333in" svg:height="0.58681in" presentation:class="head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6" presentation:style-name="a1260" draw:name="日期版面配置區 2" svg:x="4.68229in" svg:y="0in" svg:width="3.58333in" svg:height="0.58681in" presentation:class="date-time" presentation:placeholder="false">
          <draw:text-box>
            <text:p text:style-name="a1259" text:class-names="" text:cond-style-name=""><text:span text:style-name="a1257" text:class-names=""><text:date text:fixed="false" style:data-style-name="a125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261" draw:name="投影片圖像版面配置區 3">
          <svg:title/>
          <svg:desc/>
        </draw:page-thumbnail>
        <draw:frame draw:id="id8" presentation:style-name="a1277" draw:name="備忘稿版面配置區 4" svg:x="0.82639in" svg:y="5.62674in" svg:width="6.61458in" svg:height="4.60417in" presentation:class="notes" presentation:placeholder="false">
          <draw:text-box>
            <text:p text:style-name="a1263" text:class-names="" text:cond-style-name=""><text:span text:style-name="a1262" text:class-names="">編輯母片文字樣式</text:span></text:p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第二層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p text:style-name="a1268" text:class-names="" text:cond-style-name=""><text:span text:style-name="a126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list text:style-name="a1272">
                          <text:list-item>
                            <text:p text:style-name="a1271" text:class-names="" text:cond-style-name=""><text:span text:style-name="a127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list text:style-name="a1276">
                              <text:list-item>
                                <text:p text:style-name="a1275" text:class-names="" text:cond-style-name=""><text:span text:style-name="a1273" text:class-names="">第五層</text:span><text:span text:style-name="a12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80" draw:name="頁尾版面配置區 5" svg:x="0in" svg:y="11.1059in" svg:width="3.58333in" svg:height="0.58681in" presentation:class="foot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10" presentation:style-name="a1283" draw:name="投影片編號版面配置區 6" svg:x="4.68229in" svg:y="11.1059in" svg:width="3.58333in" svg:height="0.58681in" presentation:class="page-number" presentation:placeholder="false">
          <draw:text-box>
            <text:p text:style-name="a1282" text:class-names="" text:cond-style-name=""><text:span text:style-name="a1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1286">
      <presentation:notes style:page-layout-name="pageLayout2" draw:style-name="a1317">
        <draw:frame draw:id="id5" presentation:style-name="a1289" draw:name="頁首版面配置區 1" svg:x="0in" svg:y="0in" svg:width="3.58333in" svg:height="0.58681in" presentation:class="header" presentation:placeholder="false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6" presentation:style-name="a1293" draw:name="日期版面配置區 2" svg:x="4.68229in" svg:y="0in" svg:width="3.58333in" svg:height="0.58681in" presentation:class="date-time" presentation:placeholder="false">
          <draw:text-box>
            <text:p text:style-name="a1292" text:class-names="" text:cond-style-name=""><text:span text:style-name="a1290" text:class-names=""><text:date text:fixed="false" style:data-style-name="a129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294" draw:name="投影片圖像版面配置區 3">
          <svg:title/>
          <svg:desc/>
        </draw:page-thumbnail>
        <draw:frame draw:id="id8" presentation:style-name="a1310" draw:name="備忘稿版面配置區 4" svg:x="0.82639in" svg:y="5.62674in" svg:width="6.61458in" svg:height="4.60417in" presentation:class="notes" presentation:placeholder="false">
          <draw:text-box>
            <text:p text:style-name="a1296" text:class-names="" text:cond-style-name=""><text:span text:style-name="a1295" text:class-names="">編輯母片文字樣式</text:span></text:p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第二層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p text:style-name="a1301" text:class-names="" text:cond-style-name=""><text:span text:style-name="a130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p text:style-name="a1304" text:class-names="" text:cond-style-name=""><text:span text:style-name="a130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list text:style-name="a1309">
                      <text:list-item>
                        <text:list text:style-name="a1309">
                          <text:list-item>
                            <text:list text:style-name="a1309">
                              <text:list-item>
                                <text:p text:style-name="a1308" text:class-names="" text:cond-style-name=""><text:span text:style-name="a1306" text:class-names="">第五層</text:span><text:span text:style-name="a13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3" draw:name="頁尾版面配置區 5" svg:x="0in" svg:y="11.1059in" svg:width="3.58333in" svg:height="0.58681in" presentation:class="foot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0" presentation:style-name="a1316" draw:name="投影片編號版面配置區 6" svg:x="4.68229in" svg:y="11.1059in" svg:width="3.58333in" svg:height="0.58681in" presentation:class="page-number" presentation:placeholder="false">
          <draw:text-box>
            <text:p text:style-name="a1315" text:class-names="" text:cond-style-name=""><text:span text:style-name="a1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1319">
      <draw:frame draw:id="id93" presentation:style-name="a1322" draw:name="PlaceHolder 1" svg:x="0.55118in" svg:y="0.88583in" svg:width="9.92087in" svg:height="1.41732in" presentation:class="title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draw:frame draw:id="id94" presentation:style-name="a1326" draw:name="PlaceHolder 2" svg:x="0.55118in" svg:y="2.59843in" svg:width="9.92087in" svg:height="3.01181in" presentation:class="subtitle" presentation:placeholder="false">
        <draw:text-box>
          <text:list text:style-name="a1325">
            <text:list-item>
              <text:p text:style-name="a1324" text:class-names="" text:cond-style-name=""><text:span text:style-name="a1323" text:class-names=""/></text:p>
            </text:list-item>
          </text:list>
        </draw:text-box>
        <svg:title/>
        <svg:desc/>
      </draw:frame>
      <presentation:notes style:page-layout-name="pageLayout2" draw:style-name="a1357">
        <draw:frame draw:id="id5" presentation:style-name="a1329" draw:name="頁首版面配置區 1" svg:x="0in" svg:y="0in" svg:width="3.58333in" svg:height="0.58681in" presentation:class="head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6" presentation:style-name="a1333" draw:name="日期版面配置區 2" svg:x="4.68229in" svg:y="0in" svg:width="3.58333in" svg:height="0.58681in" presentation:class="date-time" presentation:placeholder="false">
          <draw:text-box>
            <text:p text:style-name="a1332" text:class-names="" text:cond-style-name=""><text:span text:style-name="a1330" text:class-names=""><text:date text:fixed="false" style:data-style-name="a133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334" draw:name="投影片圖像版面配置區 3">
          <svg:title/>
          <svg:desc/>
        </draw:page-thumbnail>
        <draw:frame draw:id="id8" presentation:style-name="a1350" draw:name="備忘稿版面配置區 4" svg:x="0.82639in" svg:y="5.62674in" svg:width="6.61458in" svg:height="4.60417in" presentation:class="notes" presentation:placeholder="false">
          <draw:text-box>
            <text:p text:style-name="a1336" text:class-names="" text:cond-style-name=""><text:span text:style-name="a1335" text:class-names="">編輯母片文字樣式</text:span></text:p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第二層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4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list text:style-name="a1345">
                          <text:list-item>
                            <text:p text:style-name="a1344" text:class-names="" text:cond-style-name=""><text:span text:style-name="a134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list text:style-name="a1349">
                          <text:list-item>
                            <text:list text:style-name="a1349">
                              <text:list-item>
                                <text:p text:style-name="a1348" text:class-names="" text:cond-style-name=""><text:span text:style-name="a1346" text:class-names="">第五層</text:span><text:span text:style-name="a13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3" draw:name="頁尾版面配置區 5" svg:x="0in" svg:y="11.1059in" svg:width="3.58333in" svg:height="0.58681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投影片編號版面配置區 6" svg:x="4.68229in" svg:y="11.1059in" svg:width="3.58333in" svg:height="0.58681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1359">
      <draw:frame draw:id="id95" presentation:style-name="a1362" draw:name="PlaceHolder 1" svg:x="0.55118in" svg:y="0.88583in" svg:width="9.92087in" svg:height="1.41732in" presentation:class="title" presentation:placeholder="false">
        <draw:text-box>
          <text:p text:style-name="a1361" text:class-names="" text:cond-style-name=""><text:span text:style-name="a1360" text:class-names=""/></text:p>
        </draw:text-box>
        <svg:title/>
        <svg:desc/>
      </draw:frame>
      <draw:frame draw:id="id96" presentation:style-name="a1366" draw:name="PlaceHolder 2" svg:x="0.55118in" svg:y="2.59843in" svg:width="9.92087in" svg:height="3.01181in" presentation:class="object" presentation:placeholder="false">
        <draw:text-box>
          <text:list text:style-name="a1365">
            <text:list-item>
              <text:p text:style-name="a1364" text:class-names="" text:cond-style-name=""><text:span text:style-name="a1363" text:class-names=""/></text:p>
            </text:list-item>
          </text:list>
        </draw:text-box>
        <svg:title/>
        <svg:desc/>
      </draw:frame>
      <presentation:notes style:page-layout-name="pageLayout2" draw:style-name="a1397">
        <draw:frame draw:id="id5" presentation:style-name="a1369" draw:name="頁首版面配置區 1" svg:x="0in" svg:y="0in" svg:width="3.58333in" svg:height="0.58681in" presentation:class="header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6" presentation:style-name="a1373" draw:name="日期版面配置區 2" svg:x="4.68229in" svg:y="0in" svg:width="3.58333in" svg:height="0.58681in" presentation:class="date-time" presentation:placeholder="false">
          <draw:text-box>
            <text:p text:style-name="a1372" text:class-names="" text:cond-style-name=""><text:span text:style-name="a1370" text:class-names=""><text:date text:fixed="false" style:data-style-name="a137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374" draw:name="投影片圖像版面配置區 3">
          <svg:title/>
          <svg:desc/>
        </draw:page-thumbnail>
        <draw:frame draw:id="id8" presentation:style-name="a1390" draw:name="備忘稿版面配置區 4" svg:x="0.82639in" svg:y="5.62674in" svg:width="6.61458in" svg:height="4.60417in" presentation:class="notes" presentation:placeholder="false">
          <draw:text-box>
            <text:p text:style-name="a1376" text:class-names="" text:cond-style-name=""><text:span text:style-name="a1375" text:class-names="">編輯母片文字樣式</text:span></text:p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第二層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list text:style-name="a1382">
                      <text:list-item>
                        <text:p text:style-name="a1381" text:class-names="" text:cond-style-name=""><text:span text:style-name="a138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list text:style-name="a1385">
                      <text:list-item>
                        <text:list text:style-name="a1385">
                          <text:list-item>
                            <text:p text:style-name="a1384" text:class-names="" text:cond-style-name=""><text:span text:style-name="a138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list text:style-name="a1389">
                      <text:list-item>
                        <text:list text:style-name="a1389">
                          <text:list-item>
                            <text:list text:style-name="a1389">
                              <text:list-item>
                                <text:p text:style-name="a1388" text:class-names="" text:cond-style-name=""><text:span text:style-name="a1386" text:class-names="">第五層</text:span><text:span text:style-name="a1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93" draw:name="頁尾版面配置區 5" svg:x="0in" svg:y="11.1059in" svg:width="3.58333in" svg:height="0.58681in" presentation:class="footer" presentation:placeholder="false">
          <draw:text-box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10" presentation:style-name="a1396" draw:name="投影片編號版面配置區 6" svg:x="4.68229in" svg:y="11.1059in" svg:width="3.58333in" svg:height="0.58681in" presentation:class="page-number" presentation:placeholder="false">
          <draw:text-box>
            <text:p text:style-name="a1395" text:class-names="" text:cond-style-name=""><text:span text:style-name="a1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1399">
      <draw:frame draw:id="id97" presentation:style-name="a1402" draw:name="PlaceHolder 1" svg:x="0.55118in" svg:y="0.88583in" svg:width="9.92087in" svg:height="1.41732in" presentation:class="title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98" presentation:style-name="a1406" draw:name="PlaceHolder 2" svg:x="0.55118in" svg:y="2.59843in" svg:width="4.84134in" svg:height="3.01181in" presentation:class="object" presentation:placeholder="false">
        <draw:text-box>
          <text:list text:style-name="a1405">
            <text:list-item>
              <text:p text:style-name="a1404" text:class-names="" text:cond-style-name=""><text:span text:style-name="a1403" text:class-names=""/></text:p>
            </text:list-item>
          </text:list>
        </draw:text-box>
        <svg:title/>
        <svg:desc/>
      </draw:frame>
      <draw:frame draw:id="id99" presentation:style-name="a1410" draw:name="PlaceHolder 3" svg:x="5.63504in" svg:y="2.59843in" svg:width="4.84134in" svg:height="3.01181in" presentation:class="object" presentation:placeholder="false">
        <draw:text-box>
          <text:list text:style-name="a1409">
            <text:list-item>
              <text:p text:style-name="a1408" text:class-names="" text:cond-style-name=""><text:span text:style-name="a1407" text:class-names=""/></text:p>
            </text:list-item>
          </text:list>
        </draw:text-box>
        <svg:title/>
        <svg:desc/>
      </draw:frame>
      <presentation:notes style:page-layout-name="pageLayout2" draw:style-name="a1441">
        <draw:frame draw:id="id5" presentation:style-name="a1413" draw:name="頁首版面配置區 1" svg:x="0in" svg:y="0in" svg:width="3.58333in" svg:height="0.58681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6" presentation:style-name="a1417" draw:name="日期版面配置區 2" svg:x="4.68229in" svg:y="0in" svg:width="3.58333in" svg:height="0.58681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418" draw:name="投影片圖像版面配置區 3">
          <svg:title/>
          <svg:desc/>
        </draw:page-thumbnail>
        <draw:frame draw:id="id8" presentation:style-name="a1434" draw:name="備忘稿版面配置區 4" svg:x="0.82639in" svg:y="5.62674in" svg:width="6.61458in" svg:height="4.60417in" presentation:class="notes" presentation:placeholder="false">
          <draw:text-box>
            <text:p text:style-name="a1420" text:class-names="" text:cond-style-name=""><text:span text:style-name="a1419" text:class-names="">編輯母片文字樣式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第二層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第五層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7" draw:name="頁尾版面配置區 5" svg:x="0in" svg:y="11.1059in" svg:width="3.58333in" svg:height="0.58681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投影片編號版面配置區 6" svg:x="4.68229in" svg:y="11.1059in" svg:width="3.58333in" svg:height="0.58681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1443">
      <draw:frame draw:id="id100" presentation:style-name="a1446" draw:name="PlaceHolder 1" svg:x="0.55118in" svg:y="0.88583in" svg:width="9.92087in" svg:height="1.41732in" presentation:class="titl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presentation:notes style:page-layout-name="pageLayout2" draw:style-name="a1477">
        <draw:frame draw:id="id5" presentation:style-name="a1449" draw:name="頁首版面配置區 1" svg:x="0in" svg:y="0in" svg:width="3.58333in" svg:height="0.58681in" presentation:class="header" presentation:placeholder="false">
          <draw:text-box>
            <text:p text:style-name="a1448" text:class-names="" text:cond-style-name=""><text:span text:style-name="a1447" text:class-names=""/></text:p>
          </draw:text-box>
          <svg:title/>
          <svg:desc/>
        </draw:frame>
        <draw:frame draw:id="id6" presentation:style-name="a1453" draw:name="日期版面配置區 2" svg:x="4.68229in" svg:y="0in" svg:width="3.58333in" svg:height="0.58681in" presentation:class="date-time" presentation:placeholder="false">
          <draw:text-box>
            <text:p text:style-name="a1452" text:class-names="" text:cond-style-name=""><text:span text:style-name="a1450" text:class-names=""><text:date text:fixed="false" style:data-style-name="a145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454" draw:name="投影片圖像版面配置區 3">
          <svg:title/>
          <svg:desc/>
        </draw:page-thumbnail>
        <draw:frame draw:id="id8" presentation:style-name="a1470" draw:name="備忘稿版面配置區 4" svg:x="0.82639in" svg:y="5.62674in" svg:width="6.61458in" svg:height="4.60417in" presentation:class="notes" presentation:placeholder="false">
          <draw:text-box>
            <text:p text:style-name="a1456" text:class-names="" text:cond-style-name=""><text:span text:style-name="a1455" text:class-names="">編輯母片文字樣式</text:span></text:p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第二層</text:span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p text:style-name="a1461" text:class-names="" text:cond-style-name=""><text:span text:style-name="a146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list text:style-name="a1465">
                          <text:list-item>
                            <text:p text:style-name="a1464" text:class-names="" text:cond-style-name=""><text:span text:style-name="a146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list text:style-name="a1469">
                          <text:list-item>
                            <text:list text:style-name="a1469">
                              <text:list-item>
                                <text:p text:style-name="a1468" text:class-names="" text:cond-style-name=""><text:span text:style-name="a1466" text:class-names="">第五層</text:span><text:span text:style-name="a14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73" draw:name="頁尾版面配置區 5" svg:x="0in" svg:y="11.1059in" svg:width="3.58333in" svg:height="0.58681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0" presentation:style-name="a1476" draw:name="投影片編號版面配置區 6" svg:x="4.68229in" svg:y="11.1059in" svg:width="3.58333in" svg:height="0.58681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1479">
      <draw:frame draw:id="id101" presentation:style-name="a1483" draw:name="PlaceHolder 1" svg:x="0.55118in" svg:y="0.88583in" svg:width="9.92087in" svg:height="6.57126in" presentation:class="subtitle" presentation:placeholder="false">
        <draw:text-box>
          <text:list text:style-name="a1482">
            <text:list-item>
              <text:p text:style-name="a1481" text:class-names="" text:cond-style-name=""><text:span text:style-name="a1480" text:class-names=""/></text:p>
            </text:list-item>
          </text:list>
        </draw:text-box>
        <svg:title/>
        <svg:desc/>
      </draw:frame>
      <presentation:notes style:page-layout-name="pageLayout2" draw:style-name="a1514">
        <draw:frame draw:id="id5" presentation:style-name="a1486" draw:name="頁首版面配置區 1" svg:x="0in" svg:y="0in" svg:width="3.58333in" svg:height="0.58681in" presentation:class="head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6" presentation:style-name="a1490" draw:name="日期版面配置區 2" svg:x="4.68229in" svg:y="0in" svg:width="3.58333in" svg:height="0.58681in" presentation:class="date-time" presentation:placeholder="false">
          <draw:text-box>
            <text:p text:style-name="a1489" text:class-names="" text:cond-style-name=""><text:span text:style-name="a1487" text:class-names=""><text:date text:fixed="false" style:data-style-name="a148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491" draw:name="投影片圖像版面配置區 3">
          <svg:title/>
          <svg:desc/>
        </draw:page-thumbnail>
        <draw:frame draw:id="id8" presentation:style-name="a1507" draw:name="備忘稿版面配置區 4" svg:x="0.82639in" svg:y="5.62674in" svg:width="6.61458in" svg:height="4.60417in" presentation:class="notes" presentation:placeholder="false">
          <draw:text-box>
            <text:p text:style-name="a1493" text:class-names="" text:cond-style-name=""><text:span text:style-name="a1492" text:class-names="">編輯母片文字樣式</text:span></text:p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第二層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list text:style-name="a1499">
                      <text:list-item>
                        <text:p text:style-name="a1498" text:class-names="" text:cond-style-name=""><text:span text:style-name="a149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p text:style-name="a1501" text:class-names="" text:cond-style-name=""><text:span text:style-name="a150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list text:style-name="a1506">
                      <text:list-item>
                        <text:list text:style-name="a1506">
                          <text:list-item>
                            <text:list text:style-name="a1506">
                              <text:list-item>
                                <text:p text:style-name="a1505" text:class-names="" text:cond-style-name=""><text:span text:style-name="a1503" text:class-names="">第五層</text:span><text:span text:style-name="a1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0" draw:name="頁尾版面配置區 5" svg:x="0in" svg:y="11.1059in" svg:width="3.58333in" svg:height="0.58681in" presentation:class="footer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10" presentation:style-name="a1513" draw:name="投影片編號版面配置區 6" svg:x="4.68229in" svg:y="11.1059in" svg:width="3.58333in" svg:height="0.58681in" presentation:class="page-number" presentation:placeholder="false">
          <draw:text-box>
            <text:p text:style-name="a1512" text:class-names="" text:cond-style-name=""><text:span text:style-name="a1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1516">
      <draw:frame draw:id="id102" presentation:style-name="a1519" draw:name="PlaceHolder 1" svg:x="0.55118in" svg:y="0.88583in" svg:width="9.92087in" svg:height="1.41732in" presentation:class="title" presentation:placeholder="false">
        <draw:text-box>
          <text:p text:style-name="a1518" text:class-names="" text:cond-style-name=""><text:span text:style-name="a1517" text:class-names=""/></text:p>
        </draw:text-box>
        <svg:title/>
        <svg:desc/>
      </draw:frame>
      <draw:frame draw:id="id103" presentation:style-name="a1523" draw:name="PlaceHolder 2" svg:x="0.55118in" svg:y="2.59843in" svg:width="4.84134in" svg:height="1.43661in" presentation:class="object" presentation:placeholder="false">
        <draw:text-box>
          <text:list text:style-name="a1522">
            <text:list-item>
              <text:p text:style-name="a1521" text:class-names="" text:cond-style-name=""><text:span text:style-name="a1520" text:class-names=""/></text:p>
            </text:list-item>
          </text:list>
        </draw:text-box>
        <svg:title/>
        <svg:desc/>
      </draw:frame>
      <draw:frame draw:id="id104" presentation:style-name="a1527" draw:name="PlaceHolder 3" svg:x="5.63504in" svg:y="2.59843in" svg:width="4.84134in" svg:height="3.01181in" presentation:class="object" presentation:placeholder="false">
        <draw:text-box>
          <text:list text:style-name="a1526">
            <text:list-item>
              <text:p text:style-name="a1525" text:class-names="" text:cond-style-name=""><text:span text:style-name="a1524" text:class-names=""/></text:p>
            </text:list-item>
          </text:list>
        </draw:text-box>
        <svg:title/>
        <svg:desc/>
      </draw:frame>
      <draw:frame draw:id="id105" presentation:style-name="a1531" draw:name="PlaceHolder 4" svg:x="0.55118in" svg:y="4.17205in" svg:width="4.84134in" svg:height="1.43661in" presentation:class="object" presentation:placeholder="false">
        <draw:text-box>
          <text:list text:style-name="a1530">
            <text:list-item>
              <text:p text:style-name="a1529" text:class-names="" text:cond-style-name=""><text:span text:style-name="a1528" text:class-names=""/></text:p>
            </text:list-item>
          </text:list>
        </draw:text-box>
        <svg:title/>
        <svg:desc/>
      </draw:frame>
      <presentation:notes style:page-layout-name="pageLayout2" draw:style-name="a1562">
        <draw:frame draw:id="id5" presentation:style-name="a1534" draw:name="頁首版面配置區 1" svg:x="0in" svg:y="0in" svg:width="3.58333in" svg:height="0.58681in" presentation:class="header" presentation:placeholder="false">
          <draw:text-box>
            <text:p text:style-name="a1533" text:class-names="" text:cond-style-name=""><text:span text:style-name="a1532" text:class-names=""/></text:p>
          </draw:text-box>
          <svg:title/>
          <svg:desc/>
        </draw:frame>
        <draw:frame draw:id="id6" presentation:style-name="a1538" draw:name="日期版面配置區 2" svg:x="4.68229in" svg:y="0in" svg:width="3.58333in" svg:height="0.58681in" presentation:class="date-time" presentation:placeholder="false">
          <draw:text-box>
            <text:p text:style-name="a1537" text:class-names="" text:cond-style-name=""><text:span text:style-name="a1535" text:class-names=""><text:date text:fixed="false" style:data-style-name="a153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539" draw:name="投影片圖像版面配置區 3">
          <svg:title/>
          <svg:desc/>
        </draw:page-thumbnail>
        <draw:frame draw:id="id8" presentation:style-name="a1555" draw:name="備忘稿版面配置區 4" svg:x="0.82639in" svg:y="5.62674in" svg:width="6.61458in" svg:height="4.60417in" presentation:class="notes" presentation:placeholder="false">
          <draw:text-box>
            <text:p text:style-name="a1541" text:class-names="" text:cond-style-name=""><text:span text:style-name="a1540" text:class-names="">編輯母片文字樣式</text:span></text:p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第二層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p text:style-name="a1546" text:class-names="" text:cond-style-name=""><text:span text:style-name="a154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list text:style-name="a1550">
                          <text:list-item>
                            <text:p text:style-name="a1549" text:class-names="" text:cond-style-name=""><text:span text:style-name="a154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list text:style-name="a1554">
                          <text:list-item>
                            <text:list text:style-name="a1554">
                              <text:list-item>
                                <text:p text:style-name="a1553" text:class-names="" text:cond-style-name=""><text:span text:style-name="a1551" text:class-names="">第五層</text:span><text:span text:style-name="a15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8" draw:name="頁尾版面配置區 5" svg:x="0in" svg:y="11.1059in" svg:width="3.58333in" svg:height="0.58681in" presentation:class="foot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10" presentation:style-name="a1561" draw:name="投影片編號版面配置區 6" svg:x="4.68229in" svg:y="11.1059in" svg:width="3.58333in" svg:height="0.58681in" presentation:class="page-number" presentation:placeholder="false">
          <draw:text-box>
            <text:p text:style-name="a1560" text:class-names="" text:cond-style-name=""><text:span text:style-name="a1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564">
      <draw:frame draw:id="id106" presentation:style-name="a1567" draw:name="PlaceHolder 1" svg:x="0.55118in" svg:y="0.88583in" svg:width="9.92087in" svg:height="1.41732in" presentation:class="titl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07" presentation:style-name="a1571" draw:name="PlaceHolder 2" svg:x="0.55118in" svg:y="2.59843in" svg:width="4.84134in" svg:height="3.01181in" presentation:class="object" presentation:placeholder="false">
        <draw:text-box>
          <text:list text:style-name="a1570">
            <text:list-item>
              <text:p text:style-name="a1569" text:class-names="" text:cond-style-name=""><text:span text:style-name="a1568" text:class-names=""/></text:p>
            </text:list-item>
          </text:list>
        </draw:text-box>
        <svg:title/>
        <svg:desc/>
      </draw:frame>
      <draw:frame draw:id="id108" presentation:style-name="a1575" draw:name="PlaceHolder 3" svg:x="5.63504in" svg:y="2.59843in" svg:width="4.84134in" svg:height="1.43661in" presentation:class="object" presentation:placeholder="false">
        <draw:text-box>
          <text:list text:style-name="a1574">
            <text:list-item>
              <text:p text:style-name="a1573" text:class-names="" text:cond-style-name=""><text:span text:style-name="a1572" text:class-names=""/></text:p>
            </text:list-item>
          </text:list>
        </draw:text-box>
        <svg:title/>
        <svg:desc/>
      </draw:frame>
      <draw:frame draw:id="id109" presentation:style-name="a1579" draw:name="PlaceHolder 4" svg:x="5.63504in" svg:y="4.17205in" svg:width="4.84134in" svg:height="1.43661in" presentation:class="object" presentation:placeholder="false">
        <draw:text-box>
          <text:list text:style-name="a1578">
            <text:list-item>
              <text:p text:style-name="a1577" text:class-names="" text:cond-style-name=""><text:span text:style-name="a1576" text:class-names=""/></text:p>
            </text:list-item>
          </text:list>
        </draw:text-box>
        <svg:title/>
        <svg:desc/>
      </draw:frame>
      <presentation:notes style:page-layout-name="pageLayout2" draw:style-name="a1610">
        <draw:frame draw:id="id5" presentation:style-name="a1582" draw:name="頁首版面配置區 1" svg:x="0in" svg:y="0in" svg:width="3.58333in" svg:height="0.58681in" presentation:class="head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6" presentation:style-name="a1586" draw:name="日期版面配置區 2" svg:x="4.68229in" svg:y="0in" svg:width="3.58333in" svg:height="0.58681in" presentation:class="date-time" presentation:placeholder="false">
          <draw:text-box>
            <text:p text:style-name="a1585" text:class-names="" text:cond-style-name=""><text:span text:style-name="a1583" text:class-names=""><text:date text:fixed="false" style:data-style-name="a1584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587" draw:name="投影片圖像版面配置區 3">
          <svg:title/>
          <svg:desc/>
        </draw:page-thumbnail>
        <draw:frame draw:id="id8" presentation:style-name="a1603" draw:name="備忘稿版面配置區 4" svg:x="0.82639in" svg:y="5.62674in" svg:width="6.61458in" svg:height="4.60417in" presentation:class="notes" presentation:placeholder="false">
          <draw:text-box>
            <text:p text:style-name="a1589" text:class-names="" text:cond-style-name=""><text:span text:style-name="a1588" text:class-names="">編輯母片文字樣式</text:span></text:p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>第二層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list text:style-name="a1595">
                      <text:list-item>
                        <text:p text:style-name="a1594" text:class-names="" text:cond-style-name=""><text:span text:style-name="a1593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list text:style-name="a1598">
                      <text:list-item>
                        <text:list text:style-name="a1598">
                          <text:list-item>
                            <text:p text:style-name="a1597" text:class-names="" text:cond-style-name=""><text:span text:style-name="a1596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list text:style-name="a1602">
                      <text:list-item>
                        <text:list text:style-name="a1602">
                          <text:list-item>
                            <text:list text:style-name="a1602">
                              <text:list-item>
                                <text:p text:style-name="a1601" text:class-names="" text:cond-style-name=""><text:span text:style-name="a1599" text:class-names="">第五層</text:span><text:span text:style-name="a16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6" draw:name="頁尾版面配置區 5" svg:x="0in" svg:y="11.1059in" svg:width="3.58333in" svg:height="0.58681in" presentation:class="footer" presentation:placeholder="false">
          <draw:text-box>
            <text:p text:style-name="a1605" text:class-names="" text:cond-style-name=""><text:span text:style-name="a1604" text:class-names=""/></text:p>
          </draw:text-box>
          <svg:title/>
          <svg:desc/>
        </draw:frame>
        <draw:frame draw:id="id10" presentation:style-name="a1609" draw:name="投影片編號版面配置區 6" svg:x="4.68229in" svg:y="11.1059in" svg:width="3.58333in" svg:height="0.58681in" presentation:class="page-number" presentation:placeholder="false">
          <draw:text-box>
            <text:p text:style-name="a1608" text:class-names="" text:cond-style-name=""><text:span text:style-name="a1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612">
      <draw:frame draw:id="id110" presentation:style-name="a1615" draw:name="PlaceHolder 1" svg:x="0.55118in" svg:y="0.88583in" svg:width="9.92087in" svg:height="1.41732in" presentation:class="title" presentation:placeholder="false">
        <draw:text-box>
          <text:p text:style-name="a1614" text:class-names="" text:cond-style-name=""><text:span text:style-name="a1613" text:class-names=""/></text:p>
        </draw:text-box>
        <svg:title/>
        <svg:desc/>
      </draw:frame>
      <draw:frame draw:id="id111" presentation:style-name="a1619" draw:name="PlaceHolder 2" svg:x="0.55118in" svg:y="2.59843in" svg:width="4.84134in" svg:height="1.43661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/></text:p>
            </text:list-item>
          </text:list>
        </draw:text-box>
        <svg:title/>
        <svg:desc/>
      </draw:frame>
      <draw:frame draw:id="id112" presentation:style-name="a1623" draw:name="PlaceHolder 3" svg:x="5.63504in" svg:y="2.59843in" svg:width="4.84134in" svg:height="1.43661in" presentation:class="object" presentation:placeholder="false">
        <draw:text-box>
          <text:list text:style-name="a1622">
            <text:list-item>
              <text:p text:style-name="a1621" text:class-names="" text:cond-style-name=""><text:span text:style-name="a1620" text:class-names=""/></text:p>
            </text:list-item>
          </text:list>
        </draw:text-box>
        <svg:title/>
        <svg:desc/>
      </draw:frame>
      <draw:frame draw:id="id113" presentation:style-name="a1627" draw:name="PlaceHolder 4" svg:x="0.55118in" svg:y="4.17205in" svg:width="9.92087in" svg:height="1.43661in" presentation:class="object" presentation:placeholder="false">
        <draw:text-box>
          <text:list text:style-name="a1626">
            <text:list-item>
              <text:p text:style-name="a1625" text:class-names="" text:cond-style-name=""><text:span text:style-name="a1624" text:class-names=""/></text:p>
            </text:list-item>
          </text:list>
        </draw:text-box>
        <svg:title/>
        <svg:desc/>
      </draw:frame>
      <presentation:notes style:page-layout-name="pageLayout2" draw:style-name="a1658">
        <draw:frame draw:id="id5" presentation:style-name="a1630" draw:name="頁首版面配置區 1" svg:x="0in" svg:y="0in" svg:width="3.58333in" svg:height="0.58681in" presentation:class="head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6" presentation:style-name="a1634" draw:name="日期版面配置區 2" svg:x="4.68229in" svg:y="0in" svg:width="3.58333in" svg:height="0.58681in" presentation:class="date-time" presentation:placeholder="false">
          <draw:text-box>
            <text:p text:style-name="a1633" text:class-names="" text:cond-style-name=""><text:span text:style-name="a1631" text:class-names=""><text:date text:fixed="false" style:data-style-name="a1632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635" draw:name="投影片圖像版面配置區 3">
          <svg:title/>
          <svg:desc/>
        </draw:page-thumbnail>
        <draw:frame draw:id="id8" presentation:style-name="a1651" draw:name="備忘稿版面配置區 4" svg:x="0.82639in" svg:y="5.62674in" svg:width="6.61458in" svg:height="4.60417in" presentation:class="notes" presentation:placeholder="false">
          <draw:text-box>
            <text:p text:style-name="a1637" text:class-names="" text:cond-style-name=""><text:span text:style-name="a1636" text:class-names="">編輯母片文字樣式</text:span></text:p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>第二層</text:span></text:p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list text:style-name="a1643">
                      <text:list-item>
                        <text:p text:style-name="a1642" text:class-names="" text:cond-style-name=""><text:span text:style-name="a1641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646">
              <text:list-item>
                <text:list text:style-name="a1646">
                  <text:list-item>
                    <text:list text:style-name="a1646">
                      <text:list-item>
                        <text:list text:style-name="a1646">
                          <text:list-item>
                            <text:p text:style-name="a1645" text:class-names="" text:cond-style-name=""><text:span text:style-name="a1644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list text:style-name="a1650">
                          <text:list-item>
                            <text:list text:style-name="a1650">
                              <text:list-item>
                                <text:p text:style-name="a1649" text:class-names="" text:cond-style-name=""><text:span text:style-name="a1647" text:class-names="">第五層</text:span><text:span text:style-name="a16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4" draw:name="頁尾版面配置區 5" svg:x="0in" svg:y="11.1059in" svg:width="3.58333in" svg:height="0.58681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投影片編號版面配置區 6" svg:x="4.68229in" svg:y="11.1059in" svg:width="3.58333in" svg:height="0.58681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660">
      <draw:frame draw:id="id114" presentation:style-name="a1663" draw:name="PlaceHolder 1" svg:x="0.55118in" svg:y="0.88583in" svg:width="9.92087in" svg:height="1.41732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15" presentation:style-name="a1667" draw:name="PlaceHolder 2" svg:x="0.55118in" svg:y="2.59843in" svg:width="9.92087in" svg:height="1.43661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/></text:p>
            </text:list-item>
          </text:list>
        </draw:text-box>
        <svg:title/>
        <svg:desc/>
      </draw:frame>
      <draw:frame draw:id="id116" presentation:style-name="a1671" draw:name="PlaceHolder 3" svg:x="0.55118in" svg:y="4.17205in" svg:width="9.92087in" svg:height="1.43661in" presentation:class="object" presentation:placeholder="false">
        <draw:text-box>
          <text:list text:style-name="a1670">
            <text:list-item>
              <text:p text:style-name="a1669" text:class-names="" text:cond-style-name=""><text:span text:style-name="a1668" text:class-names=""/></text:p>
            </text:list-item>
          </text:list>
        </draw:text-box>
        <svg:title/>
        <svg:desc/>
      </draw:frame>
      <presentation:notes style:page-layout-name="pageLayout2" draw:style-name="a1702">
        <draw:frame draw:id="id5" presentation:style-name="a1674" draw:name="頁首版面配置區 1" svg:x="0in" svg:y="0in" svg:width="3.58333in" svg:height="0.58681in" presentation:class="header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6" presentation:style-name="a1678" draw:name="日期版面配置區 2" svg:x="4.68229in" svg:y="0in" svg:width="3.58333in" svg:height="0.58681in" presentation:class="date-time" presentation:placeholder="false">
          <draw:text-box>
            <text:p text:style-name="a1677" text:class-names="" text:cond-style-name=""><text:span text:style-name="a1675" text:class-names=""><text:date text:fixed="false" style:data-style-name="a167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679" draw:name="投影片圖像版面配置區 3">
          <svg:title/>
          <svg:desc/>
        </draw:page-thumbnail>
        <draw:frame draw:id="id8" presentation:style-name="a1695" draw:name="備忘稿版面配置區 4" svg:x="0.82639in" svg:y="5.62674in" svg:width="6.61458in" svg:height="4.60417in" presentation:class="notes" presentation:placeholder="false">
          <draw:text-box>
            <text:p text:style-name="a1681" text:class-names="" text:cond-style-name=""><text:span text:style-name="a1680" text:class-names="">編輯母片文字樣式</text:span></text:p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82" text:class-names="">第二層</text:span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p text:style-name="a1686" text:class-names="" text:cond-style-name=""><text:span text:style-name="a168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list text:style-name="a1690">
                      <text:list-item>
                        <text:list text:style-name="a1690">
                          <text:list-item>
                            <text:p text:style-name="a1689" text:class-names="" text:cond-style-name=""><text:span text:style-name="a168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list text:style-name="a1694">
                      <text:list-item>
                        <text:list text:style-name="a1694">
                          <text:list-item>
                            <text:list text:style-name="a1694">
                              <text:list-item>
                                <text:p text:style-name="a1693" text:class-names="" text:cond-style-name=""><text:span text:style-name="a1691" text:class-names="">第五層</text:span><text:span text:style-name="a1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8" draw:name="頁尾版面配置區 5" svg:x="0in" svg:y="11.1059in" svg:width="3.58333in" svg:height="0.58681in" presentation:class="footer" presentation:placeholder="false">
          <draw:text-box>
            <text:p text:style-name="a1697" text:class-names="" text:cond-style-name=""><text:span text:style-name="a1696" text:class-names=""/></text:p>
          </draw:text-box>
          <svg:title/>
          <svg:desc/>
        </draw:frame>
        <draw:frame draw:id="id10" presentation:style-name="a1701" draw:name="投影片編號版面配置區 6" svg:x="4.68229in" svg:y="11.1059in" svg:width="3.58333in" svg:height="0.58681in" presentation:class="page-number" presentation:placeholder="false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704">
      <draw:frame draw:id="id117" presentation:style-name="a1707" draw:name="PlaceHolder 1" svg:x="0.55118in" svg:y="0.88583in" svg:width="9.92087in" svg:height="1.41732in" presentation:class="title" presentation:placeholder="false">
        <draw:text-box>
          <text:p text:style-name="a1706" text:class-names="" text:cond-style-name=""><text:span text:style-name="a1705" text:class-names=""/></text:p>
        </draw:text-box>
        <svg:title/>
        <svg:desc/>
      </draw:frame>
      <draw:frame draw:id="id118" presentation:style-name="a1711" draw:name="PlaceHolder 2" svg:x="0.55118in" svg:y="2.59843in" svg:width="4.84134in" svg:height="1.43661in" presentation:class="object" presentation:placeholder="false">
        <draw:text-box>
          <text:list text:style-name="a1710">
            <text:list-item>
              <text:p text:style-name="a1709" text:class-names="" text:cond-style-name=""><text:span text:style-name="a1708" text:class-names=""/></text:p>
            </text:list-item>
          </text:list>
        </draw:text-box>
        <svg:title/>
        <svg:desc/>
      </draw:frame>
      <draw:frame draw:id="id119" presentation:style-name="a1715" draw:name="PlaceHolder 3" svg:x="5.63504in" svg:y="2.59843in" svg:width="4.84134in" svg:height="1.43661in" presentation:class="object" presentation:placeholder="false">
        <draw:text-box>
          <text:list text:style-name="a1714">
            <text:list-item>
              <text:p text:style-name="a1713" text:class-names="" text:cond-style-name=""><text:span text:style-name="a1712" text:class-names=""/></text:p>
            </text:list-item>
          </text:list>
        </draw:text-box>
        <svg:title/>
        <svg:desc/>
      </draw:frame>
      <draw:frame draw:id="id120" presentation:style-name="a1719" draw:name="PlaceHolder 4" svg:x="0.55118in" svg:y="4.17205in" svg:width="4.84134in" svg:height="1.43661in" presentation:class="object" presentation:placeholder="false">
        <draw:text-box>
          <text:list text:style-name="a1718">
            <text:list-item>
              <text:p text:style-name="a1717" text:class-names="" text:cond-style-name=""><text:span text:style-name="a1716" text:class-names=""/></text:p>
            </text:list-item>
          </text:list>
        </draw:text-box>
        <svg:title/>
        <svg:desc/>
      </draw:frame>
      <draw:frame draw:id="id121" presentation:style-name="a1723" draw:name="PlaceHolder 5" svg:x="5.63504in" svg:y="4.17205in" svg:width="4.84134in" svg:height="1.43661in" presentation:class="object" presentation:placeholder="false">
        <draw:text-box>
          <text:list text:style-name="a1722">
            <text:list-item>
              <text:p text:style-name="a1721" text:class-names="" text:cond-style-name=""><text:span text:style-name="a1720" text:class-names=""/></text:p>
            </text:list-item>
          </text:list>
        </draw:text-box>
        <svg:title/>
        <svg:desc/>
      </draw:frame>
      <presentation:notes style:page-layout-name="pageLayout2" draw:style-name="a1754">
        <draw:frame draw:id="id5" presentation:style-name="a1726" draw:name="頁首版面配置區 1" svg:x="0in" svg:y="0in" svg:width="3.58333in" svg:height="0.58681in" presentation:class="head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6" presentation:style-name="a1730" draw:name="日期版面配置區 2" svg:x="4.68229in" svg:y="0in" svg:width="3.58333in" svg:height="0.58681in" presentation:class="date-time" presentation:placeholder="false">
          <draw:text-box>
            <text:p text:style-name="a1729" text:class-names="" text:cond-style-name=""><text:span text:style-name="a1727" text:class-names=""><text:date text:fixed="false" style:data-style-name="a172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31" draw:name="投影片圖像版面配置區 3">
          <svg:title/>
          <svg:desc/>
        </draw:page-thumbnail>
        <draw:frame draw:id="id8" presentation:style-name="a1747" draw:name="備忘稿版面配置區 4" svg:x="0.82639in" svg:y="5.62674in" svg:width="6.61458in" svg:height="4.60417in" presentation:class="notes" presentation:placeholder="false">
          <draw:text-box>
            <text:p text:style-name="a1733" text:class-names="" text:cond-style-name=""><text:span text:style-name="a1732" text:class-names="">編輯母片文字樣式</text:span></text:p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第二層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list text:style-name="a1739">
                      <text:list-item>
                        <text:p text:style-name="a1738" text:class-names="" text:cond-style-name=""><text:span text:style-name="a173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742">
              <text:list-item>
                <text:list text:style-name="a1742">
                  <text:list-item>
                    <text:list text:style-name="a1742">
                      <text:list-item>
                        <text:list text:style-name="a1742">
                          <text:list-item>
                            <text:p text:style-name="a1741" text:class-names="" text:cond-style-name=""><text:span text:style-name="a174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list text:style-name="a1746">
                      <text:list-item>
                        <text:list text:style-name="a1746">
                          <text:list-item>
                            <text:list text:style-name="a1746">
                              <text:list-item>
                                <text:p text:style-name="a1745" text:class-names="" text:cond-style-name=""><text:span text:style-name="a1743" text:class-names="">第五層</text:span><text:span text:style-name="a17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0" draw:name="頁尾版面配置區 5" svg:x="0in" svg:y="11.1059in" svg:width="3.58333in" svg:height="0.58681in" presentation:class="foot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10" presentation:style-name="a1753" draw:name="投影片編號版面配置區 6" svg:x="4.68229in" svg:y="11.1059in" svg:width="3.58333in" svg:height="0.58681in" presentation:class="page-number" presentation:placeholder="false">
          <draw:text-box>
            <text:p text:style-name="a1752" text:class-names="" text:cond-style-name=""><text:span text:style-name="a1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756">
      <draw:frame draw:id="id122" presentation:style-name="a1759" draw:name="PlaceHolder 1" svg:x="0.55118in" svg:y="0.88583in" svg:width="9.92087in" svg:height="1.41732in" presentation:class="title" presentation:placeholder="false">
        <draw:text-box>
          <text:p text:style-name="a1758" text:class-names="" text:cond-style-name=""><text:span text:style-name="a1757" text:class-names=""/></text:p>
        </draw:text-box>
        <svg:title/>
        <svg:desc/>
      </draw:frame>
      <draw:frame draw:id="id123" presentation:style-name="a1763" draw:name="PlaceHolder 2" svg:x="0.55118in" svg:y="2.59843in" svg:width="3.19409in" svg:height="1.43661in" presentation:class="outline" presentation:placeholder="false">
        <draw:text-box>
          <text:list text:style-name="a1762">
            <text:list-item>
              <text:p text:style-name="a1761" text:class-names="" text:cond-style-name=""><text:span text:style-name="a1760" text:class-names=""/></text:p>
            </text:list-item>
          </text:list>
        </draw:text-box>
        <svg:title/>
        <svg:desc/>
      </draw:frame>
      <draw:frame draw:id="id124" presentation:style-name="a1767" draw:name="PlaceHolder 3" svg:x="3.90551in" svg:y="2.59843in" svg:width="3.19409in" svg:height="1.43661in" presentation:class="outline" presentation:placeholder="false">
        <draw:text-box>
          <text:list text:style-name="a1766">
            <text:list-item>
              <text:p text:style-name="a1765" text:class-names="" text:cond-style-name=""><text:span text:style-name="a1764" text:class-names=""/></text:p>
            </text:list-item>
          </text:list>
        </draw:text-box>
        <svg:title/>
        <svg:desc/>
      </draw:frame>
      <draw:frame draw:id="id125" presentation:style-name="a1771" draw:name="PlaceHolder 4" svg:x="7.25945in" svg:y="2.59843in" svg:width="3.19409in" svg:height="1.43661in" presentation:class="outline" presentation:placeholder="false">
        <draw:text-box>
          <text:list text:style-name="a1770">
            <text:list-item>
              <text:p text:style-name="a1769" text:class-names="" text:cond-style-name=""><text:span text:style-name="a1768" text:class-names=""/></text:p>
            </text:list-item>
          </text:list>
        </draw:text-box>
        <svg:title/>
        <svg:desc/>
      </draw:frame>
      <draw:frame draw:id="id126" presentation:style-name="a1775" draw:name="PlaceHolder 5" svg:x="0.55118in" svg:y="4.17205in" svg:width="3.19409in" svg:height="1.43661in" presentation:class="outline" presentation:placeholder="false">
        <draw:text-box>
          <text:list text:style-name="a1774">
            <text:list-item>
              <text:p text:style-name="a1773" text:class-names="" text:cond-style-name=""><text:span text:style-name="a1772" text:class-names=""/></text:p>
            </text:list-item>
          </text:list>
        </draw:text-box>
        <svg:title/>
        <svg:desc/>
      </draw:frame>
      <draw:frame draw:id="id127" presentation:style-name="a1779" draw:name="PlaceHolder 6" svg:x="3.90551in" svg:y="4.17205in" svg:width="3.19409in" svg:height="1.43661in" presentation:class="outline" presentation:placeholder="false">
        <draw:text-box>
          <text:list text:style-name="a1778">
            <text:list-item>
              <text:p text:style-name="a1777" text:class-names="" text:cond-style-name=""><text:span text:style-name="a1776" text:class-names=""/></text:p>
            </text:list-item>
          </text:list>
        </draw:text-box>
        <svg:title/>
        <svg:desc/>
      </draw:frame>
      <draw:frame draw:id="id128" presentation:style-name="a1783" draw:name="PlaceHolder 7" svg:x="7.25945in" svg:y="4.17205in" svg:width="3.19409in" svg:height="1.43661in" presentation:class="outline" presentation:placeholder="false">
        <draw:text-box>
          <text:list text:style-name="a1782">
            <text:list-item>
              <text:p text:style-name="a1781" text:class-names="" text:cond-style-name=""><text:span text:style-name="a1780" text:class-names=""/></text:p>
            </text:list-item>
          </text:list>
        </draw:text-box>
        <svg:title/>
        <svg:desc/>
      </draw:frame>
      <presentation:notes style:page-layout-name="pageLayout2" draw:style-name="a1814">
        <draw:frame draw:id="id5" presentation:style-name="a1786" draw:name="頁首版面配置區 1" svg:x="0in" svg:y="0in" svg:width="3.58333in" svg:height="0.58681in" presentation:class="head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6" presentation:style-name="a1790" draw:name="日期版面配置區 2" svg:x="4.68229in" svg:y="0in" svg:width="3.58333in" svg:height="0.58681in" presentation:class="date-time" presentation:placeholder="false">
          <draw:text-box>
            <text:p text:style-name="a1789" text:class-names="" text:cond-style-name=""><text:span text:style-name="a1787" text:class-names=""><text:date text:fixed="false" style:data-style-name="a1788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91" draw:name="投影片圖像版面配置區 3">
          <svg:title/>
          <svg:desc/>
        </draw:page-thumbnail>
        <draw:frame draw:id="id8" presentation:style-name="a1807" draw:name="備忘稿版面配置區 4" svg:x="0.82639in" svg:y="5.62674in" svg:width="6.61458in" svg:height="4.60417in" presentation:class="notes" presentation:placeholder="false">
          <draw:text-box>
            <text:p text:style-name="a1793" text:class-names="" text:cond-style-name=""><text:span text:style-name="a1792" text:class-names="">編輯母片文字樣式</text:span></text:p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4" text:class-names="">第二層</text:span></text:p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list text:style-name="a1799">
                      <text:list-item>
                        <text:p text:style-name="a1798" text:class-names="" text:cond-style-name=""><text:span text:style-name="a1797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list text:style-name="a1802">
                      <text:list-item>
                        <text:list text:style-name="a1802">
                          <text:list-item>
                            <text:p text:style-name="a1801" text:class-names="" text:cond-style-name=""><text:span text:style-name="a1800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6">
              <text:list-item>
                <text:list text:style-name="a1806">
                  <text:list-item>
                    <text:list text:style-name="a1806">
                      <text:list-item>
                        <text:list text:style-name="a1806">
                          <text:list-item>
                            <text:list text:style-name="a1806">
                              <text:list-item>
                                <text:p text:style-name="a1805" text:class-names="" text:cond-style-name=""><text:span text:style-name="a1803" text:class-names="">第五層</text:span><text:span text:style-name="a18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0" draw:name="頁尾版面配置區 5" svg:x="0in" svg:y="11.1059in" svg:width="3.58333in" svg:height="0.58681in" presentation:class="footer" presentation:placeholder="false">
          <draw:text-box>
            <text:p text:style-name="a1809" text:class-names="" text:cond-style-name=""><text:span text:style-name="a1808" text:class-names=""/></text:p>
          </draw:text-box>
          <svg:title/>
          <svg:desc/>
        </draw:frame>
        <draw:frame draw:id="id10" presentation:style-name="a1813" draw:name="投影片編號版面配置區 6" svg:x="4.68229in" svg:y="11.1059in" svg:width="3.58333in" svg:height="0.58681in" presentation:class="page-number" presentation:placeholder="false">
          <draw:text-box>
            <text:p text:style-name="a1812" text:class-names="" text:cond-style-name=""><text:span text:style-name="a1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Office-Theme" style:page-layout-name="pageLayout1" draw:style-name="a1816">
      <draw:frame draw:id="id129" presentation:style-name="a1820" draw:name="PlaceHolder 1" svg:x="0.55118in" svg:y="0.24685in" svg:width="9.92087in" svg:height="1.03543in" presentation:class="title" presentation:placeholder="false">
        <draw:text-box>
          <text:p text:style-name="a1819" text:class-names="" text:cond-style-name=""><text:span text:style-name="a1817" text:class-names="">請按這裡編輯題名文字格式</text:span><text:span text:style-name="a1818" text:class-names=""/></text:p>
        </draw:text-box>
        <svg:title/>
        <svg:desc/>
      </draw:frame>
      <draw:frame draw:id="id130" presentation:style-name="a1849" draw:name="PlaceHolder 2" svg:x="0.55118in" svg:y="1.45079in" svg:width="9.92087in" svg:height="3.59606in" presentation:class="outline" presentation:placeholder="false">
        <draw:text-box>
          <text:list text:style-name="a1824">
            <text:list-item>
              <text:p text:style-name="a1823" text:class-names="" text:cond-style-name=""><text:span text:style-name="a1821" text:class-names="">請按這裡編輯大綱文字格式</text:span><text:span text:style-name="a1822" text:class-names=""/></text:p>
            </text:list-item>
          </text:list>
          <text:list text:style-name="a1828">
            <text:list-item>
              <text:list text:style-name="a1828">
                <text:list-item>
                  <text:p text:style-name="a1827" text:class-names="" text:cond-style-name=""><text:span text:style-name="a1825" text:class-names="">第二個大綱層次</text:span><text:span text:style-name="a1826" text:class-names=""/></text:p>
                </text:list-item>
              </text:list>
            </text:list-item>
          </text:list>
          <text:list text:style-name="a1832">
            <text:list-item>
              <text:list text:style-name="a1832">
                <text:list-item>
                  <text:list text:style-name="a1832">
                    <text:list-item>
                      <text:p text:style-name="a1831" text:class-names="" text:cond-style-name=""><text:span text:style-name="a1829" text:class-names="">第三個大綱層次</text:span><text:span text:style-name="a1830" text:class-names=""/></text:p>
                    </text:list-item>
                  </text:list>
                </text:list-item>
              </text:list>
            </text:list-item>
          </text:list>
          <text:list text:style-name="a1836">
            <text:list-item>
              <text:list text:style-name="a1836">
                <text:list-item>
                  <text:list text:style-name="a1836">
                    <text:list-item>
                      <text:list text:style-name="a1836">
                        <text:list-item>
                          <text:p text:style-name="a1835" text:class-names="" text:cond-style-name=""><text:span text:style-name="a1833" text:class-names="">第四個大綱層次</text:span><text:span text:style-name="a183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list text:style-name="a1840">
                            <text:list-item>
                              <text:p text:style-name="a1839" text:class-names="" text:cond-style-name=""><text:span text:style-name="a1837" text:class-names="">第五個大綱層次</text:span><text:span text:style-name="a18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list text:style-name="a1844">
                            <text:list-item>
                              <text:list text:style-name="a1844">
                                <text:list-item>
                                  <text:p text:style-name="a1843" text:class-names="" text:cond-style-name=""><text:span text:style-name="a1841" text:class-names="">第六個大綱層次</text:span><text:span text:style-name="a1842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list text:style-name="a1848">
                            <text:list-item>
                              <text:list text:style-name="a1848">
                                <text:list-item>
                                  <text:list text:style-name="a1848">
                                    <text:list-item>
                                      <text:p text:style-name="a1847" text:class-names="" text:cond-style-name=""><text:span text:style-name="a1845" text:class-names="">第七個大綱層次</text:span><text:span text:style-name="a1846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852" draw:name="PlaceHolder 3" svg:x="0.55118in" svg:y="5.64882in" svg:width="2.56811in" svg:height="0.42756in" presentation:class="date-time" presentation:placeholder="false">
        <draw:text-box>
          <text:p text:style-name="a1851" text:class-names="" text:cond-style-name=""><text:span text:style-name="a1850" text:class-names="">&lt;日期/時間&gt;</text:span></text:p>
        </draw:text-box>
        <svg:title/>
        <svg:desc/>
      </draw:frame>
      <draw:frame draw:id="id132" presentation:style-name="a1855" draw:name="PlaceHolder 4" svg:x="3.77008in" svg:y="5.64882in" svg:width="3.49409in" svg:height="0.42756in" presentation:class="footer" presentation:placeholder="false">
        <draw:text-box>
          <text:p text:style-name="a1854" text:class-names="" text:cond-style-name=""><text:span text:style-name="a1853" text:class-names="">&lt;頁尾&gt;</text:span></text:p>
        </draw:text-box>
        <svg:title/>
        <svg:desc/>
      </draw:frame>
      <draw:frame draw:id="id133" presentation:style-name="a1858" draw:name="PlaceHolder 5" svg:x="7.90394in" svg:y="5.64882in" svg:width="2.56811in" svg:height="0.42756in" presentation:class="page-number" presentation:placeholder="false">
        <draw:text-box>
          <text:p text:style-name="a1857" text:class-names="" text:cond-style-name=""><text:span text:style-name="a1856" text:class-names=""><text:page-number style:num-format="1" text:fixed="false"/></text:span></text:p>
        </draw:text-box>
        <svg:title/>
        <svg:desc/>
      </draw:frame>
      <presentation:notes style:page-layout-name="pageLayout2" draw:style-name="a1889">
        <draw:frame draw:id="id5" presentation:style-name="a1861" draw:name="頁首版面配置區 1" svg:x="0in" svg:y="0in" svg:width="3.58333in" svg:height="0.58681in" presentation:class="header" presentation:placeholder="false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6" presentation:style-name="a1865" draw:name="日期版面配置區 2" svg:x="4.68229in" svg:y="0in" svg:width="3.58333in" svg:height="0.58681in" presentation:class="date-time" presentation:placeholder="false">
          <draw:text-box>
            <text:p text:style-name="a1864" text:class-names="" text:cond-style-name=""><text:span text:style-name="a1862" text:class-names=""><text:date text:fixed="false" style:data-style-name="a186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866" draw:name="投影片圖像版面配置區 3">
          <svg:title/>
          <svg:desc/>
        </draw:page-thumbnail>
        <draw:frame draw:id="id8" presentation:style-name="a1882" draw:name="備忘稿版面配置區 4" svg:x="0.82639in" svg:y="5.62674in" svg:width="6.61458in" svg:height="4.60417in" presentation:class="notes" presentation:placeholder="false">
          <draw:text-box>
            <text:p text:style-name="a1868" text:class-names="" text:cond-style-name=""><text:span text:style-name="a1867" text:class-names="">編輯母片文字樣式</text:span></text:p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第二層</text:span></text:p>
                  </text:list-item>
                </text:list>
              </text:list-item>
            </text:list>
            <text:list text:style-name="a1874">
              <text:list-item>
                <text:list text:style-name="a1874">
                  <text:list-item>
                    <text:list text:style-name="a1874">
                      <text:list-item>
                        <text:p text:style-name="a1873" text:class-names="" text:cond-style-name=""><text:span text:style-name="a187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877">
              <text:list-item>
                <text:list text:style-name="a1877">
                  <text:list-item>
                    <text:list text:style-name="a1877">
                      <text:list-item>
                        <text:list text:style-name="a1877">
                          <text:list-item>
                            <text:p text:style-name="a1876" text:class-names="" text:cond-style-name=""><text:span text:style-name="a187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1">
              <text:list-item>
                <text:list text:style-name="a1881">
                  <text:list-item>
                    <text:list text:style-name="a1881">
                      <text:list-item>
                        <text:list text:style-name="a1881">
                          <text:list-item>
                            <text:list text:style-name="a1881">
                              <text:list-item>
                                <text:p text:style-name="a1880" text:class-names="" text:cond-style-name=""><text:span text:style-name="a1878" text:class-names="">第五層</text:span><text:span text:style-name="a18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5" draw:name="頁尾版面配置區 5" svg:x="0in" svg:y="11.1059in" svg:width="3.58333in" svg:height="0.58681in" presentation:class="footer" presentation:placeholder="false">
          <draw:text-box>
            <text:p text:style-name="a1884" text:class-names="" text:cond-style-name=""><text:span text:style-name="a1883" text:class-names=""/></text:p>
          </draw:text-box>
          <svg:title/>
          <svg:desc/>
        </draw:frame>
        <draw:frame draw:id="id10" presentation:style-name="a1888" draw:name="投影片編號版面配置區 6" svg:x="4.68229in" svg:y="11.1059in" svg:width="3.58333in" svg:height="0.58681in" presentation:class="page-number" presentation:placeholder="false">
          <draw:text-box>
            <text:p text:style-name="a1887" text:class-names="" text:cond-style-name=""><text:span text:style-name="a18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blank-Blank-Slide" style:page-layout-name="pageLayout1" draw:style-name="a1891">
      <presentation:notes style:page-layout-name="pageLayout2" draw:style-name="a1922">
        <draw:frame draw:id="id5" presentation:style-name="a1894" draw:name="頁首版面配置區 1" svg:x="0in" svg:y="0in" svg:width="3.58333in" svg:height="0.58681in" presentation:class="header" presentation:placeholder="false">
          <draw:text-box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6" presentation:style-name="a1898" draw:name="日期版面配置區 2" svg:x="4.68229in" svg:y="0in" svg:width="3.58333in" svg:height="0.58681in" presentation:class="date-time" presentation:placeholder="false">
          <draw:text-box>
            <text:p text:style-name="a1897" text:class-names="" text:cond-style-name=""><text:span text:style-name="a1895" text:class-names=""><text:date text:fixed="false" style:data-style-name="a189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899" draw:name="投影片圖像版面配置區 3">
          <svg:title/>
          <svg:desc/>
        </draw:page-thumbnail>
        <draw:frame draw:id="id8" presentation:style-name="a1915" draw:name="備忘稿版面配置區 4" svg:x="0.82639in" svg:y="5.62674in" svg:width="6.61458in" svg:height="4.60417in" presentation:class="notes" presentation:placeholder="false">
          <draw:text-box>
            <text:p text:style-name="a1901" text:class-names="" text:cond-style-name=""><text:span text:style-name="a1900" text:class-names="">編輯母片文字樣式</text:span></text:p>
            <text:list text:style-name="a1904">
              <text:list-item>
                <text:list text:style-name="a1904">
                  <text:list-item>
                    <text:p text:style-name="a1903" text:class-names="" text:cond-style-name=""><text:span text:style-name="a1902" text:class-names="">第二層</text:span></text:p>
                  </text:list-item>
                </text:list>
              </text:list-item>
            </text:list>
            <text:list text:style-name="a1907">
              <text:list-item>
                <text:list text:style-name="a1907">
                  <text:list-item>
                    <text:list text:style-name="a1907">
                      <text:list-item>
                        <text:p text:style-name="a1906" text:class-names="" text:cond-style-name=""><text:span text:style-name="a190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10">
              <text:list-item>
                <text:list text:style-name="a1910">
                  <text:list-item>
                    <text:list text:style-name="a1910">
                      <text:list-item>
                        <text:list text:style-name="a1910">
                          <text:list-item>
                            <text:p text:style-name="a1909" text:class-names="" text:cond-style-name=""><text:span text:style-name="a190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4">
              <text:list-item>
                <text:list text:style-name="a1914">
                  <text:list-item>
                    <text:list text:style-name="a1914">
                      <text:list-item>
                        <text:list text:style-name="a1914">
                          <text:list-item>
                            <text:list text:style-name="a1914">
                              <text:list-item>
                                <text:p text:style-name="a1913" text:class-names="" text:cond-style-name=""><text:span text:style-name="a1911" text:class-names="">第五層</text:span><text:span text:style-name="a19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18" draw:name="頁尾版面配置區 5" svg:x="0in" svg:y="11.1059in" svg:width="3.58333in" svg:height="0.58681in" presentation:class="footer" presentation:placeholder="false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10" presentation:style-name="a1921" draw:name="投影片編號版面配置區 6" svg:x="4.68229in" svg:y="11.1059in" svg:width="3.58333in" svg:height="0.58681in" presentation:class="page-number" presentation:placeholder="false">
          <draw:text-box>
            <text:p text:style-name="a1920" text:class-names="" text:cond-style-name=""><text:span text:style-name="a1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tx-Title-Slide" style:page-layout-name="pageLayout1" draw:style-name="a1924">
      <draw:frame draw:id="id134" presentation:style-name="a1927" draw:name="PlaceHolder 1" svg:x="0.55118in" svg:y="0.88583in" svg:width="9.92087in" svg:height="1.41732in" presentation:class="title" presentation:placeholder="false">
        <draw:text-box>
          <text:p text:style-name="a1926" text:class-names="" text:cond-style-name=""><text:span text:style-name="a1925" text:class-names=""/></text:p>
        </draw:text-box>
        <svg:title/>
        <svg:desc/>
      </draw:frame>
      <draw:frame draw:id="id135" presentation:style-name="a1931" draw:name="PlaceHolder 2" svg:x="0.55118in" svg:y="2.59843in" svg:width="9.92087in" svg:height="3.01181in" presentation:class="subtitle" presentation:placeholder="false">
        <draw:text-box>
          <text:list text:style-name="a1930">
            <text:list-item>
              <text:p text:style-name="a1929" text:class-names="" text:cond-style-name=""><text:span text:style-name="a1928" text:class-names=""/></text:p>
            </text:list-item>
          </text:list>
        </draw:text-box>
        <svg:title/>
        <svg:desc/>
      </draw:frame>
      <presentation:notes style:page-layout-name="pageLayout2" draw:style-name="a1962">
        <draw:frame draw:id="id5" presentation:style-name="a1934" draw:name="頁首版面配置區 1" svg:x="0in" svg:y="0in" svg:width="3.58333in" svg:height="0.58681in" presentation:class="header" presentation:placeholder="false">
          <draw:text-box>
            <text:p text:style-name="a1933" text:class-names="" text:cond-style-name=""><text:span text:style-name="a1932" text:class-names=""/></text:p>
          </draw:text-box>
          <svg:title/>
          <svg:desc/>
        </draw:frame>
        <draw:frame draw:id="id6" presentation:style-name="a1938" draw:name="日期版面配置區 2" svg:x="4.68229in" svg:y="0in" svg:width="3.58333in" svg:height="0.58681in" presentation:class="date-time" presentation:placeholder="false">
          <draw:text-box>
            <text:p text:style-name="a1937" text:class-names="" text:cond-style-name=""><text:span text:style-name="a1935" text:class-names=""><text:date text:fixed="false" style:data-style-name="a193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939" draw:name="投影片圖像版面配置區 3">
          <svg:title/>
          <svg:desc/>
        </draw:page-thumbnail>
        <draw:frame draw:id="id8" presentation:style-name="a1955" draw:name="備忘稿版面配置區 4" svg:x="0.82639in" svg:y="5.62674in" svg:width="6.61458in" svg:height="4.60417in" presentation:class="notes" presentation:placeholder="false">
          <draw:text-box>
            <text:p text:style-name="a1941" text:class-names="" text:cond-style-name=""><text:span text:style-name="a1940" text:class-names="">編輯母片文字樣式</text:span></text:p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>第二層</text:span></text:p>
                  </text:list-item>
                </text:list>
              </text:list-item>
            </text:list>
            <text:list text:style-name="a1947">
              <text:list-item>
                <text:list text:style-name="a1947">
                  <text:list-item>
                    <text:list text:style-name="a1947">
                      <text:list-item>
                        <text:p text:style-name="a1946" text:class-names="" text:cond-style-name=""><text:span text:style-name="a194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list text:style-name="a1950">
                      <text:list-item>
                        <text:list text:style-name="a1950">
                          <text:list-item>
                            <text:p text:style-name="a1949" text:class-names="" text:cond-style-name=""><text:span text:style-name="a194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4">
              <text:list-item>
                <text:list text:style-name="a1954">
                  <text:list-item>
                    <text:list text:style-name="a1954">
                      <text:list-item>
                        <text:list text:style-name="a1954">
                          <text:list-item>
                            <text:list text:style-name="a1954">
                              <text:list-item>
                                <text:p text:style-name="a1953" text:class-names="" text:cond-style-name=""><text:span text:style-name="a1951" text:class-names="">第五層</text:span><text:span text:style-name="a19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58" draw:name="頁尾版面配置區 5" svg:x="0in" svg:y="11.1059in" svg:width="3.58333in" svg:height="0.58681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投影片編號版面配置區 6" svg:x="4.68229in" svg:y="11.1059in" svg:width="3.58333in" svg:height="0.58681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obj-Title,-Content" style:page-layout-name="pageLayout1" draw:style-name="a1964">
      <draw:frame draw:id="id136" presentation:style-name="a1967" draw:name="PlaceHolder 1" svg:x="0.55118in" svg:y="0.88583in" svg:width="9.92087in" svg:height="1.41732in" presentation:class="title" presentation:placeholder="false">
        <draw:text-box>
          <text:p text:style-name="a1966" text:class-names="" text:cond-style-name=""><text:span text:style-name="a1965" text:class-names=""/></text:p>
        </draw:text-box>
        <svg:title/>
        <svg:desc/>
      </draw:frame>
      <draw:frame draw:id="id137" presentation:style-name="a1971" draw:name="PlaceHolder 2" svg:x="0.55118in" svg:y="2.59843in" svg:width="9.92087in" svg:height="3.01181in" presentation:class="object" presentation:placeholder="false">
        <draw:text-box>
          <text:list text:style-name="a1970">
            <text:list-item>
              <text:p text:style-name="a1969" text:class-names="" text:cond-style-name=""><text:span text:style-name="a1968" text:class-names=""/></text:p>
            </text:list-item>
          </text:list>
        </draw:text-box>
        <svg:title/>
        <svg:desc/>
      </draw:frame>
      <presentation:notes style:page-layout-name="pageLayout2" draw:style-name="a2002">
        <draw:frame draw:id="id5" presentation:style-name="a1974" draw:name="頁首版面配置區 1" svg:x="0in" svg:y="0in" svg:width="3.58333in" svg:height="0.58681in" presentation:class="header" presentation:placeholder="false">
          <draw:text-box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6" presentation:style-name="a1978" draw:name="日期版面配置區 2" svg:x="4.68229in" svg:y="0in" svg:width="3.58333in" svg:height="0.58681in" presentation:class="date-time" presentation:placeholder="false">
          <draw:text-box>
            <text:p text:style-name="a1977" text:class-names="" text:cond-style-name=""><text:span text:style-name="a1975" text:class-names=""><text:date text:fixed="false" style:data-style-name="a197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979" draw:name="投影片圖像版面配置區 3">
          <svg:title/>
          <svg:desc/>
        </draw:page-thumbnail>
        <draw:frame draw:id="id8" presentation:style-name="a1995" draw:name="備忘稿版面配置區 4" svg:x="0.82639in" svg:y="5.62674in" svg:width="6.61458in" svg:height="4.60417in" presentation:class="notes" presentation:placeholder="false">
          <draw:text-box>
            <text:p text:style-name="a1981" text:class-names="" text:cond-style-name=""><text:span text:style-name="a1980" text:class-names="">編輯母片文字樣式</text:span></text:p>
            <text:list text:style-name="a1984">
              <text:list-item>
                <text:list text:style-name="a1984">
                  <text:list-item>
                    <text:p text:style-name="a1983" text:class-names="" text:cond-style-name=""><text:span text:style-name="a1982" text:class-names="">第二層</text:span></text:p>
                  </text:list-item>
                </text:list>
              </text:list-item>
            </text:list>
            <text:list text:style-name="a1987">
              <text:list-item>
                <text:list text:style-name="a1987">
                  <text:list-item>
                    <text:list text:style-name="a1987">
                      <text:list-item>
                        <text:p text:style-name="a1986" text:class-names="" text:cond-style-name=""><text:span text:style-name="a198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list text:style-name="a1990">
                      <text:list-item>
                        <text:list text:style-name="a1990">
                          <text:list-item>
                            <text:p text:style-name="a1989" text:class-names="" text:cond-style-name=""><text:span text:style-name="a198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4">
              <text:list-item>
                <text:list text:style-name="a1994">
                  <text:list-item>
                    <text:list text:style-name="a1994">
                      <text:list-item>
                        <text:list text:style-name="a1994">
                          <text:list-item>
                            <text:list text:style-name="a1994">
                              <text:list-item>
                                <text:p text:style-name="a1993" text:class-names="" text:cond-style-name=""><text:span text:style-name="a1991" text:class-names="">第五層</text:span><text:span text:style-name="a19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8" draw:name="頁尾版面配置區 5" svg:x="0in" svg:y="11.1059in" svg:width="3.58333in" svg:height="0.58681in" presentation:class="footer" presentation:placeholder="false">
          <draw:text-box>
            <text:p text:style-name="a1997" text:class-names="" text:cond-style-name=""><text:span text:style-name="a1996" text:class-names=""/></text:p>
          </draw:text-box>
          <svg:title/>
          <svg:desc/>
        </draw:frame>
        <draw:frame draw:id="id10" presentation:style-name="a2001" draw:name="投影片編號版面配置區 6" svg:x="4.68229in" svg:y="11.1059in" svg:width="3.58333in" svg:height="0.58681in" presentation:class="page-number" presentation:placeholder="false">
          <draw:text-box>
            <text:p text:style-name="a2000" text:class-names="" text:cond-style-name=""><text:span text:style-name="a1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itle,-2-Content" style:page-layout-name="pageLayout1" draw:style-name="a2004">
      <draw:frame draw:id="id138" presentation:style-name="a2007" draw:name="PlaceHolder 1" svg:x="0.55118in" svg:y="0.88583in" svg:width="9.92087in" svg:height="1.41732in" presentation:class="title" presentation:placeholder="false">
        <draw:text-box>
          <text:p text:style-name="a2006" text:class-names="" text:cond-style-name=""><text:span text:style-name="a2005" text:class-names=""/></text:p>
        </draw:text-box>
        <svg:title/>
        <svg:desc/>
      </draw:frame>
      <draw:frame draw:id="id139" presentation:style-name="a2011" draw:name="PlaceHolder 2" svg:x="0.55118in" svg:y="2.59843in" svg:width="4.84134in" svg:height="3.01181in" presentation:class="object" presentation:placeholder="false">
        <draw:text-box>
          <text:list text:style-name="a2010">
            <text:list-item>
              <text:p text:style-name="a2009" text:class-names="" text:cond-style-name=""><text:span text:style-name="a2008" text:class-names=""/></text:p>
            </text:list-item>
          </text:list>
        </draw:text-box>
        <svg:title/>
        <svg:desc/>
      </draw:frame>
      <draw:frame draw:id="id140" presentation:style-name="a2015" draw:name="PlaceHolder 3" svg:x="5.63504in" svg:y="2.59843in" svg:width="4.84134in" svg:height="3.01181in" presentation:class="object" presentation:placeholder="false">
        <draw:text-box>
          <text:list text:style-name="a2014">
            <text:list-item>
              <text:p text:style-name="a2013" text:class-names="" text:cond-style-name=""><text:span text:style-name="a2012" text:class-names=""/></text:p>
            </text:list-item>
          </text:list>
        </draw:text-box>
        <svg:title/>
        <svg:desc/>
      </draw:frame>
      <presentation:notes style:page-layout-name="pageLayout2" draw:style-name="a2046">
        <draw:frame draw:id="id5" presentation:style-name="a2018" draw:name="頁首版面配置區 1" svg:x="0in" svg:y="0in" svg:width="3.58333in" svg:height="0.58681in" presentation:class="head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6" presentation:style-name="a2022" draw:name="日期版面配置區 2" svg:x="4.68229in" svg:y="0in" svg:width="3.58333in" svg:height="0.58681in" presentation:class="date-time" presentation:placeholder="false">
          <draw:text-box>
            <text:p text:style-name="a2021" text:class-names="" text:cond-style-name=""><text:span text:style-name="a2019" text:class-names=""><text:date text:fixed="false" style:data-style-name="a2020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23" draw:name="投影片圖像版面配置區 3">
          <svg:title/>
          <svg:desc/>
        </draw:page-thumbnail>
        <draw:frame draw:id="id8" presentation:style-name="a2039" draw:name="備忘稿版面配置區 4" svg:x="0.82639in" svg:y="5.62674in" svg:width="6.61458in" svg:height="4.60417in" presentation:class="notes" presentation:placeholder="false">
          <draw:text-box>
            <text:p text:style-name="a2025" text:class-names="" text:cond-style-name=""><text:span text:style-name="a2024" text:class-names="">編輯母片文字樣式</text:span></text:p>
            <text:list text:style-name="a2028">
              <text:list-item>
                <text:list text:style-name="a2028">
                  <text:list-item>
                    <text:p text:style-name="a2027" text:class-names="" text:cond-style-name=""><text:span text:style-name="a2026" text:class-names="">第二層</text:span></text:p>
                  </text:list-item>
                </text:list>
              </text:list-item>
            </text:list>
            <text:list text:style-name="a2031">
              <text:list-item>
                <text:list text:style-name="a2031">
                  <text:list-item>
                    <text:list text:style-name="a2031">
                      <text:list-item>
                        <text:p text:style-name="a2030" text:class-names="" text:cond-style-name=""><text:span text:style-name="a2029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034">
              <text:list-item>
                <text:list text:style-name="a2034">
                  <text:list-item>
                    <text:list text:style-name="a2034">
                      <text:list-item>
                        <text:list text:style-name="a2034">
                          <text:list-item>
                            <text:p text:style-name="a2033" text:class-names="" text:cond-style-name=""><text:span text:style-name="a2032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8">
              <text:list-item>
                <text:list text:style-name="a2038">
                  <text:list-item>
                    <text:list text:style-name="a2038">
                      <text:list-item>
                        <text:list text:style-name="a2038">
                          <text:list-item>
                            <text:list text:style-name="a2038">
                              <text:list-item>
                                <text:p text:style-name="a2037" text:class-names="" text:cond-style-name=""><text:span text:style-name="a2035" text:class-names="">第五層</text:span><text:span text:style-name="a20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2" draw:name="頁尾版面配置區 5" svg:x="0in" svg:y="11.1059in" svg:width="3.58333in" svg:height="0.58681in" presentation:class="footer" presentation:placeholder="false">
          <draw:text-box>
            <text:p text:style-name="a2041" text:class-names="" text:cond-style-name=""><text:span text:style-name="a2040" text:class-names=""/></text:p>
          </draw:text-box>
          <svg:title/>
          <svg:desc/>
        </draw:frame>
        <draw:frame draw:id="id10" presentation:style-name="a2045" draw:name="投影片編號版面配置區 6" svg:x="4.68229in" svg:y="11.1059in" svg:width="3.58333in" svg:height="0.58681in" presentation:class="page-number" presentation:placeholder="false">
          <draw:text-box>
            <text:p text:style-name="a2044" text:class-names="" text:cond-style-name=""><text:span text:style-name="a2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itleOnly-Title-Only" style:page-layout-name="pageLayout1" draw:style-name="a2048">
      <draw:frame draw:id="id141" presentation:style-name="a2051" draw:name="PlaceHolder 1" svg:x="0.55118in" svg:y="0.88583in" svg:width="9.92087in" svg:height="1.41732in" presentation:class="titl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presentation:notes style:page-layout-name="pageLayout2" draw:style-name="a2082">
        <draw:frame draw:id="id5" presentation:style-name="a2054" draw:name="頁首版面配置區 1" svg:x="0in" svg:y="0in" svg:width="3.58333in" svg:height="0.58681in" presentation:class="header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6" presentation:style-name="a2058" draw:name="日期版面配置區 2" svg:x="4.68229in" svg:y="0in" svg:width="3.58333in" svg:height="0.58681in" presentation:class="date-time" presentation:placeholder="false">
          <draw:text-box>
            <text:p text:style-name="a2057" text:class-names="" text:cond-style-name=""><text:span text:style-name="a2055" text:class-names=""><text:date text:fixed="false" style:data-style-name="a2056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59" draw:name="投影片圖像版面配置區 3">
          <svg:title/>
          <svg:desc/>
        </draw:page-thumbnail>
        <draw:frame draw:id="id8" presentation:style-name="a2075" draw:name="備忘稿版面配置區 4" svg:x="0.82639in" svg:y="5.62674in" svg:width="6.61458in" svg:height="4.60417in" presentation:class="notes" presentation:placeholder="false">
          <draw:text-box>
            <text:p text:style-name="a2061" text:class-names="" text:cond-style-name=""><text:span text:style-name="a2060" text:class-names="">編輯母片文字樣式</text:span></text:p>
            <text:list text:style-name="a2064">
              <text:list-item>
                <text:list text:style-name="a2064">
                  <text:list-item>
                    <text:p text:style-name="a2063" text:class-names="" text:cond-style-name=""><text:span text:style-name="a2062" text:class-names="">第二層</text:span></text:p>
                  </text:list-item>
                </text:list>
              </text:list-item>
            </text:list>
            <text:list text:style-name="a2067">
              <text:list-item>
                <text:list text:style-name="a2067">
                  <text:list-item>
                    <text:list text:style-name="a2067">
                      <text:list-item>
                        <text:p text:style-name="a2066" text:class-names="" text:cond-style-name=""><text:span text:style-name="a2065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070">
              <text:list-item>
                <text:list text:style-name="a2070">
                  <text:list-item>
                    <text:list text:style-name="a2070">
                      <text:list-item>
                        <text:list text:style-name="a2070">
                          <text:list-item>
                            <text:p text:style-name="a2069" text:class-names="" text:cond-style-name=""><text:span text:style-name="a2068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4">
              <text:list-item>
                <text:list text:style-name="a2074">
                  <text:list-item>
                    <text:list text:style-name="a2074">
                      <text:list-item>
                        <text:list text:style-name="a2074">
                          <text:list-item>
                            <text:list text:style-name="a2074">
                              <text:list-item>
                                <text:p text:style-name="a2073" text:class-names="" text:cond-style-name=""><text:span text:style-name="a2071" text:class-names="">第五層</text:span><text:span text:style-name="a20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8" draw:name="頁尾版面配置區 5" svg:x="0in" svg:y="11.1059in" svg:width="3.58333in" svg:height="0.58681in" presentation:class="footer" presentation:placeholder="false">
          <draw:text-box>
            <text:p text:style-name="a2077" text:class-names="" text:cond-style-name=""><text:span text:style-name="a2076" text:class-names=""/></text:p>
          </draw:text-box>
          <svg:title/>
          <svg:desc/>
        </draw:frame>
        <draw:frame draw:id="id10" presentation:style-name="a2081" draw:name="投影片編號版面配置區 6" svg:x="4.68229in" svg:y="11.1059in" svg:width="3.58333in" svg:height="0.58681in" presentation:class="page-number" presentation:placeholder="false">
          <draw:text-box>
            <text:p text:style-name="a2080" text:class-names="" text:cond-style-name=""><text:span text:style-name="a2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objOnly-Centered-Text" style:page-layout-name="pageLayout1" draw:style-name="a2084">
      <draw:frame draw:id="id142" presentation:style-name="a2088" draw:name="PlaceHolder 1" svg:x="0.55118in" svg:y="0.88583in" svg:width="9.92087in" svg:height="6.57126in" presentation:class="subtitl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/></text:p>
            </text:list-item>
          </text:list>
        </draw:text-box>
        <svg:title/>
        <svg:desc/>
      </draw:frame>
      <presentation:notes style:page-layout-name="pageLayout2" draw:style-name="a2119">
        <draw:frame draw:id="id5" presentation:style-name="a2091" draw:name="頁首版面配置區 1" svg:x="0in" svg:y="0in" svg:width="3.58333in" svg:height="0.58681in" presentation:class="header" presentation:placeholder="false">
          <draw:text-box>
            <text:p text:style-name="a2090" text:class-names="" text:cond-style-name=""><text:span text:style-name="a2089" text:class-names=""/></text:p>
          </draw:text-box>
          <svg:title/>
          <svg:desc/>
        </draw:frame>
        <draw:frame draw:id="id6" presentation:style-name="a2095" draw:name="日期版面配置區 2" svg:x="4.68229in" svg:y="0in" svg:width="3.58333in" svg:height="0.58681in" presentation:class="date-time" presentation:placeholder="false">
          <draw:text-box>
            <text:p text:style-name="a2094" text:class-names="" text:cond-style-name=""><text:span text:style-name="a2092" text:class-names=""><text:date text:fixed="false" style:data-style-name="a209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096" draw:name="投影片圖像版面配置區 3">
          <svg:title/>
          <svg:desc/>
        </draw:page-thumbnail>
        <draw:frame draw:id="id8" presentation:style-name="a2112" draw:name="備忘稿版面配置區 4" svg:x="0.82639in" svg:y="5.62674in" svg:width="6.61458in" svg:height="4.60417in" presentation:class="notes" presentation:placeholder="false">
          <draw:text-box>
            <text:p text:style-name="a2098" text:class-names="" text:cond-style-name=""><text:span text:style-name="a2097" text:class-names="">編輯母片文字樣式</text:span></text:p>
            <text:list text:style-name="a2101">
              <text:list-item>
                <text:list text:style-name="a2101">
                  <text:list-item>
                    <text:p text:style-name="a2100" text:class-names="" text:cond-style-name=""><text:span text:style-name="a2099" text:class-names="">第二層</text:span></text:p>
                  </text:list-item>
                </text:list>
              </text:list-item>
            </text:list>
            <text:list text:style-name="a2104">
              <text:list-item>
                <text:list text:style-name="a2104">
                  <text:list-item>
                    <text:list text:style-name="a2104">
                      <text:list-item>
                        <text:p text:style-name="a2103" text:class-names="" text:cond-style-name=""><text:span text:style-name="a210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07">
              <text:list-item>
                <text:list text:style-name="a2107">
                  <text:list-item>
                    <text:list text:style-name="a2107">
                      <text:list-item>
                        <text:list text:style-name="a2107">
                          <text:list-item>
                            <text:p text:style-name="a2106" text:class-names="" text:cond-style-name=""><text:span text:style-name="a210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1">
              <text:list-item>
                <text:list text:style-name="a2111">
                  <text:list-item>
                    <text:list text:style-name="a2111">
                      <text:list-item>
                        <text:list text:style-name="a2111">
                          <text:list-item>
                            <text:list text:style-name="a2111">
                              <text:list-item>
                                <text:p text:style-name="a2110" text:class-names="" text:cond-style-name=""><text:span text:style-name="a2108" text:class-names="">第五層</text:span><text:span text:style-name="a2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5" draw:name="頁尾版面配置區 5" svg:x="0in" svg:y="11.1059in" svg:width="3.58333in" svg:height="0.58681in" presentation:class="footer" presentation:placeholder="false">
          <draw:text-box>
            <text:p text:style-name="a2114" text:class-names="" text:cond-style-name=""><text:span text:style-name="a2113" text:class-names=""/></text:p>
          </draw:text-box>
          <svg:title/>
          <svg:desc/>
        </draw:frame>
        <draw:frame draw:id="id10" presentation:style-name="a2118" draw:name="投影片編號版面配置區 6" svg:x="4.68229in" svg:y="11.1059in" svg:width="3.58333in" svg:height="0.58681in" presentation:class="page-number" presentation:placeholder="false">
          <draw:text-box>
            <text:p text:style-name="a2117" text:class-names="" text:cond-style-name=""><text:span text:style-name="a2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twoObjAndObj-Title,-2-Content-and-Content" style:page-layout-name="pageLayout1" draw:style-name="a2121">
      <draw:frame draw:id="id143" presentation:style-name="a2124" draw:name="PlaceHolder 1" svg:x="0.55118in" svg:y="0.88583in" svg:width="9.92087in" svg:height="1.41732in" presentation:class="title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144" presentation:style-name="a2128" draw:name="PlaceHolder 2" svg:x="0.55118in" svg:y="2.59843in" svg:width="4.84134in" svg:height="1.43661in" presentation:class="object" presentation:placeholder="false">
        <draw:text-box>
          <text:list text:style-name="a2127">
            <text:list-item>
              <text:p text:style-name="a2126" text:class-names="" text:cond-style-name=""><text:span text:style-name="a2125" text:class-names=""/></text:p>
            </text:list-item>
          </text:list>
        </draw:text-box>
        <svg:title/>
        <svg:desc/>
      </draw:frame>
      <draw:frame draw:id="id145" presentation:style-name="a2132" draw:name="PlaceHolder 3" svg:x="5.63504in" svg:y="2.59843in" svg:width="4.84134in" svg:height="3.01181in" presentation:class="object" presentation:placeholder="false">
        <draw:text-box>
          <text:list text:style-name="a2131">
            <text:list-item>
              <text:p text:style-name="a2130" text:class-names="" text:cond-style-name=""><text:span text:style-name="a2129" text:class-names=""/></text:p>
            </text:list-item>
          </text:list>
        </draw:text-box>
        <svg:title/>
        <svg:desc/>
      </draw:frame>
      <draw:frame draw:id="id146" presentation:style-name="a2136" draw:name="PlaceHolder 4" svg:x="0.55118in" svg:y="4.17205in" svg:width="4.84134in" svg:height="1.43661in" presentation:class="object" presentation:placeholder="false">
        <draw:text-box>
          <text:list text:style-name="a2135">
            <text:list-item>
              <text:p text:style-name="a2134" text:class-names="" text:cond-style-name=""><text:span text:style-name="a2133" text:class-names=""/></text:p>
            </text:list-item>
          </text:list>
        </draw:text-box>
        <svg:title/>
        <svg:desc/>
      </draw:frame>
      <presentation:notes style:page-layout-name="pageLayout2" draw:style-name="a2167">
        <draw:frame draw:id="id5" presentation:style-name="a2139" draw:name="頁首版面配置區 1" svg:x="0in" svg:y="0in" svg:width="3.58333in" svg:height="0.58681in" presentation:class="header" presentation:placeholder="false">
          <draw:text-box>
            <text:p text:style-name="a2138" text:class-names="" text:cond-style-name=""><text:span text:style-name="a2137" text:class-names=""/></text:p>
          </draw:text-box>
          <svg:title/>
          <svg:desc/>
        </draw:frame>
        <draw:frame draw:id="id6" presentation:style-name="a2143" draw:name="日期版面配置區 2" svg:x="4.68229in" svg:y="0in" svg:width="3.58333in" svg:height="0.58681in" presentation:class="date-time" presentation:placeholder="false">
          <draw:text-box>
            <text:p text:style-name="a2142" text:class-names="" text:cond-style-name=""><text:span text:style-name="a2140" text:class-names=""><text:date text:fixed="false" style:data-style-name="a214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44" draw:name="投影片圖像版面配置區 3">
          <svg:title/>
          <svg:desc/>
        </draw:page-thumbnail>
        <draw:frame draw:id="id8" presentation:style-name="a2160" draw:name="備忘稿版面配置區 4" svg:x="0.82639in" svg:y="5.62674in" svg:width="6.61458in" svg:height="4.60417in" presentation:class="notes" presentation:placeholder="false">
          <draw:text-box>
            <text:p text:style-name="a2146" text:class-names="" text:cond-style-name=""><text:span text:style-name="a2145" text:class-names="">編輯母片文字樣式</text:span></text:p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7" text:class-names="">第二層</text:span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p text:style-name="a2151" text:class-names="" text:cond-style-name=""><text:span text:style-name="a215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list text:style-name="a2155">
                      <text:list-item>
                        <text:list text:style-name="a2155">
                          <text:list-item>
                            <text:p text:style-name="a2154" text:class-names="" text:cond-style-name=""><text:span text:style-name="a215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9">
              <text:list-item>
                <text:list text:style-name="a2159">
                  <text:list-item>
                    <text:list text:style-name="a2159">
                      <text:list-item>
                        <text:list text:style-name="a2159">
                          <text:list-item>
                            <text:list text:style-name="a2159">
                              <text:list-item>
                                <text:p text:style-name="a2158" text:class-names="" text:cond-style-name=""><text:span text:style-name="a2156" text:class-names="">第五層</text:span><text:span text:style-name="a21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63" draw:name="頁尾版面配置區 5" svg:x="0in" svg:y="11.1059in" svg:width="3.58333in" svg:height="0.58681in" presentation:class="footer" presentation:placeholder="false">
          <draw:text-box>
            <text:p text:style-name="a2162" text:class-names="" text:cond-style-name=""><text:span text:style-name="a2161" text:class-names=""/></text:p>
          </draw:text-box>
          <svg:title/>
          <svg:desc/>
        </draw:frame>
        <draw:frame draw:id="id10" presentation:style-name="a2166" draw:name="投影片編號版面配置區 6" svg:x="4.68229in" svg:y="11.1059in" svg:width="3.58333in" svg:height="0.58681in" presentation:class="page-number" presentation:placeholder="false">
          <draw:text-box>
            <text:p text:style-name="a2165" text:class-names="" text:cond-style-name=""><text:span text:style-name="a2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AndTwoObj-Title-Content-and-2-Content" style:page-layout-name="pageLayout1" draw:style-name="a2169">
      <draw:frame draw:id="id147" presentation:style-name="a2172" draw:name="PlaceHolder 1" svg:x="0.55118in" svg:y="0.88583in" svg:width="9.92087in" svg:height="1.41732in" presentation:class="title" presentation:placeholder="false">
        <draw:text-box>
          <text:p text:style-name="a2171" text:class-names="" text:cond-style-name=""><text:span text:style-name="a2170" text:class-names=""/></text:p>
        </draw:text-box>
        <svg:title/>
        <svg:desc/>
      </draw:frame>
      <draw:frame draw:id="id148" presentation:style-name="a2176" draw:name="PlaceHolder 2" svg:x="0.55118in" svg:y="2.59843in" svg:width="4.84134in" svg:height="3.01181in" presentation:class="object" presentation:placeholder="false">
        <draw:text-box>
          <text:list text:style-name="a2175">
            <text:list-item>
              <text:p text:style-name="a2174" text:class-names="" text:cond-style-name=""><text:span text:style-name="a2173" text:class-names=""/></text:p>
            </text:list-item>
          </text:list>
        </draw:text-box>
        <svg:title/>
        <svg:desc/>
      </draw:frame>
      <draw:frame draw:id="id149" presentation:style-name="a2180" draw:name="PlaceHolder 3" svg:x="5.63504in" svg:y="2.59843in" svg:width="4.84134in" svg:height="1.43661in" presentation:class="object" presentation:placeholder="false">
        <draw:text-box>
          <text:list text:style-name="a2179">
            <text:list-item>
              <text:p text:style-name="a2178" text:class-names="" text:cond-style-name=""><text:span text:style-name="a2177" text:class-names=""/></text:p>
            </text:list-item>
          </text:list>
        </draw:text-box>
        <svg:title/>
        <svg:desc/>
      </draw:frame>
      <draw:frame draw:id="id150" presentation:style-name="a2184" draw:name="PlaceHolder 4" svg:x="5.63504in" svg:y="4.17205in" svg:width="4.84134in" svg:height="1.43661in" presentation:class="object" presentation:placeholder="false">
        <draw:text-box>
          <text:list text:style-name="a2183">
            <text:list-item>
              <text:p text:style-name="a2182" text:class-names="" text:cond-style-name=""><text:span text:style-name="a2181" text:class-names=""/></text:p>
            </text:list-item>
          </text:list>
        </draw:text-box>
        <svg:title/>
        <svg:desc/>
      </draw:frame>
      <presentation:notes style:page-layout-name="pageLayout2" draw:style-name="a2215">
        <draw:frame draw:id="id5" presentation:style-name="a2187" draw:name="頁首版面配置區 1" svg:x="0in" svg:y="0in" svg:width="3.58333in" svg:height="0.58681in" presentation:class="header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6" presentation:style-name="a2191" draw:name="日期版面配置區 2" svg:x="4.68229in" svg:y="0in" svg:width="3.58333in" svg:height="0.58681in" presentation:class="date-time" presentation:placeholder="false">
          <draw:text-box>
            <text:p text:style-name="a2190" text:class-names="" text:cond-style-name=""><text:span text:style-name="a2188" text:class-names=""><text:date text:fixed="false" style:data-style-name="a2189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192" draw:name="投影片圖像版面配置區 3">
          <svg:title/>
          <svg:desc/>
        </draw:page-thumbnail>
        <draw:frame draw:id="id8" presentation:style-name="a2208" draw:name="備忘稿版面配置區 4" svg:x="0.82639in" svg:y="5.62674in" svg:width="6.61458in" svg:height="4.60417in" presentation:class="notes" presentation:placeholder="false">
          <draw:text-box>
            <text:p text:style-name="a2194" text:class-names="" text:cond-style-name=""><text:span text:style-name="a2193" text:class-names="">編輯母片文字樣式</text:span></text:p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5" text:class-names="">第二層</text:span></text:p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list text:style-name="a2200">
                      <text:list-item>
                        <text:p text:style-name="a2199" text:class-names="" text:cond-style-name=""><text:span text:style-name="a2198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03">
              <text:list-item>
                <text:list text:style-name="a2203">
                  <text:list-item>
                    <text:list text:style-name="a2203">
                      <text:list-item>
                        <text:list text:style-name="a2203">
                          <text:list-item>
                            <text:p text:style-name="a2202" text:class-names="" text:cond-style-name=""><text:span text:style-name="a2201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7">
              <text:list-item>
                <text:list text:style-name="a2207">
                  <text:list-item>
                    <text:list text:style-name="a2207">
                      <text:list-item>
                        <text:list text:style-name="a2207">
                          <text:list-item>
                            <text:list text:style-name="a2207">
                              <text:list-item>
                                <text:p text:style-name="a2206" text:class-names="" text:cond-style-name=""><text:span text:style-name="a2204" text:class-names="">第五層</text:span><text:span text:style-name="a2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1" draw:name="頁尾版面配置區 5" svg:x="0in" svg:y="11.1059in" svg:width="3.58333in" svg:height="0.58681in" presentation:class="footer" presentation:placeholder="false">
          <draw:text-box>
            <text:p text:style-name="a2210" text:class-names="" text:cond-style-name=""><text:span text:style-name="a2209" text:class-names=""/></text:p>
          </draw:text-box>
          <svg:title/>
          <svg:desc/>
        </draw:frame>
        <draw:frame draw:id="id10" presentation:style-name="a2214" draw:name="投影片編號版面配置區 6" svg:x="4.68229in" svg:y="11.1059in" svg:width="3.58333in" svg:height="0.58681in" presentation:class="page-number" presentation:placeholder="false">
          <draw:text-box>
            <text:p text:style-name="a2213" text:class-names="" text:cond-style-name=""><text:span text:style-name="a22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twoObjOverTx-Title,-2-Content-over-Content" style:page-layout-name="pageLayout1" draw:style-name="a2217">
      <draw:frame draw:id="id151" presentation:style-name="a2220" draw:name="PlaceHolder 1" svg:x="0.55118in" svg:y="0.88583in" svg:width="9.92087in" svg:height="1.41732in" presentation:class="title" presentation:placeholder="false">
        <draw:text-box>
          <text:p text:style-name="a2219" text:class-names="" text:cond-style-name=""><text:span text:style-name="a2218" text:class-names=""/></text:p>
        </draw:text-box>
        <svg:title/>
        <svg:desc/>
      </draw:frame>
      <draw:frame draw:id="id152" presentation:style-name="a2224" draw:name="PlaceHolder 2" svg:x="0.55118in" svg:y="2.59843in" svg:width="4.84134in" svg:height="1.43661in" presentation:class="outline" presentation:placeholder="false">
        <draw:text-box>
          <text:list text:style-name="a2223">
            <text:list-item>
              <text:p text:style-name="a2222" text:class-names="" text:cond-style-name=""><text:span text:style-name="a2221" text:class-names=""/></text:p>
            </text:list-item>
          </text:list>
        </draw:text-box>
        <svg:title/>
        <svg:desc/>
      </draw:frame>
      <draw:frame draw:id="id153" presentation:style-name="a2228" draw:name="PlaceHolder 3" svg:x="5.63504in" svg:y="2.59843in" svg:width="4.84134in" svg:height="1.43661in" presentation:class="object" presentation:placeholder="false">
        <draw:text-box>
          <text:list text:style-name="a2227">
            <text:list-item>
              <text:p text:style-name="a2226" text:class-names="" text:cond-style-name=""><text:span text:style-name="a2225" text:class-names=""/></text:p>
            </text:list-item>
          </text:list>
        </draw:text-box>
        <svg:title/>
        <svg:desc/>
      </draw:frame>
      <draw:frame draw:id="id154" presentation:style-name="a2232" draw:name="PlaceHolder 4" svg:x="0.55118in" svg:y="4.17205in" svg:width="9.92087in" svg:height="1.43661in" presentation:class="object" presentation:placeholder="false">
        <draw:text-box>
          <text:list text:style-name="a2231">
            <text:list-item>
              <text:p text:style-name="a2230" text:class-names="" text:cond-style-name=""><text:span text:style-name="a2229" text:class-names=""/></text:p>
            </text:list-item>
          </text:list>
        </draw:text-box>
        <svg:title/>
        <svg:desc/>
      </draw:frame>
      <presentation:notes style:page-layout-name="pageLayout2" draw:style-name="a2263">
        <draw:frame draw:id="id5" presentation:style-name="a2235" draw:name="頁首版面配置區 1" svg:x="0in" svg:y="0in" svg:width="3.58333in" svg:height="0.58681in" presentation:class="header" presentation:placeholder="false">
          <draw:text-box>
            <text:p text:style-name="a2234" text:class-names="" text:cond-style-name=""><text:span text:style-name="a2233" text:class-names=""/></text:p>
          </draw:text-box>
          <svg:title/>
          <svg:desc/>
        </draw:frame>
        <draw:frame draw:id="id6" presentation:style-name="a2239" draw:name="日期版面配置區 2" svg:x="4.68229in" svg:y="0in" svg:width="3.58333in" svg:height="0.58681in" presentation:class="date-time" presentation:placeholder="false">
          <draw:text-box>
            <text:p text:style-name="a2238" text:class-names="" text:cond-style-name=""><text:span text:style-name="a2236" text:class-names=""><text:date text:fixed="false" style:data-style-name="a2237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240" draw:name="投影片圖像版面配置區 3">
          <svg:title/>
          <svg:desc/>
        </draw:page-thumbnail>
        <draw:frame draw:id="id8" presentation:style-name="a2256" draw:name="備忘稿版面配置區 4" svg:x="0.82639in" svg:y="5.62674in" svg:width="6.61458in" svg:height="4.60417in" presentation:class="notes" presentation:placeholder="false">
          <draw:text-box>
            <text:p text:style-name="a2242" text:class-names="" text:cond-style-name=""><text:span text:style-name="a2241" text:class-names="">編輯母片文字樣式</text:span></text:p>
            <text:list text:style-name="a2245">
              <text:list-item>
                <text:list text:style-name="a2245">
                  <text:list-item>
                    <text:p text:style-name="a2244" text:class-names="" text:cond-style-name=""><text:span text:style-name="a2243" text:class-names="">第二層</text:span></text:p>
                  </text:list-item>
                </text:list>
              </text:list-item>
            </text:list>
            <text:list text:style-name="a2248">
              <text:list-item>
                <text:list text:style-name="a2248">
                  <text:list-item>
                    <text:list text:style-name="a2248">
                      <text:list-item>
                        <text:p text:style-name="a2247" text:class-names="" text:cond-style-name=""><text:span text:style-name="a224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51">
              <text:list-item>
                <text:list text:style-name="a2251">
                  <text:list-item>
                    <text:list text:style-name="a2251">
                      <text:list-item>
                        <text:list text:style-name="a2251">
                          <text:list-item>
                            <text:p text:style-name="a2250" text:class-names="" text:cond-style-name=""><text:span text:style-name="a224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5">
              <text:list-item>
                <text:list text:style-name="a2255">
                  <text:list-item>
                    <text:list text:style-name="a2255">
                      <text:list-item>
                        <text:list text:style-name="a2255">
                          <text:list-item>
                            <text:list text:style-name="a2255">
                              <text:list-item>
                                <text:p text:style-name="a2254" text:class-names="" text:cond-style-name=""><text:span text:style-name="a2252" text:class-names="">第五層</text:span><text:span text:style-name="a22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9" draw:name="頁尾版面配置區 5" svg:x="0in" svg:y="11.1059in" svg:width="3.58333in" svg:height="0.58681in" presentation:class="footer" presentation:placeholder="false">
          <draw:text-box>
            <text:p text:style-name="a2258" text:class-names="" text:cond-style-name=""><text:span text:style-name="a2257" text:class-names=""/></text:p>
          </draw:text-box>
          <svg:title/>
          <svg:desc/>
        </draw:frame>
        <draw:frame draw:id="id10" presentation:style-name="a2262" draw:name="投影片編號版面配置區 6" svg:x="4.68229in" svg:y="11.1059in" svg:width="3.58333in" svg:height="0.58681in" presentation:class="page-number" presentation:placeholder="false">
          <draw:text-box>
            <text:p text:style-name="a2261" text:class-names="" text:cond-style-name=""><text:span text:style-name="a2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objOverTx-Title,-Content-over-Content" style:page-layout-name="pageLayout1" draw:style-name="a2265">
      <draw:frame draw:id="id155" presentation:style-name="a2268" draw:name="PlaceHolder 1" svg:x="0.55118in" svg:y="0.88583in" svg:width="9.92087in" svg:height="1.41732in" presentation:class="title" presentation:placeholder="false">
        <draw:text-box>
          <text:p text:style-name="a2267" text:class-names="" text:cond-style-name=""><text:span text:style-name="a2266" text:class-names=""/></text:p>
        </draw:text-box>
        <svg:title/>
        <svg:desc/>
      </draw:frame>
      <draw:frame draw:id="id156" presentation:style-name="a2272" draw:name="PlaceHolder 2" svg:x="0.55118in" svg:y="2.59843in" svg:width="9.92087in" svg:height="1.43661in" presentation:class="outline" presentation:placeholder="false">
        <draw:text-box>
          <text:list text:style-name="a2271">
            <text:list-item>
              <text:p text:style-name="a2270" text:class-names="" text:cond-style-name=""><text:span text:style-name="a2269" text:class-names=""/></text:p>
            </text:list-item>
          </text:list>
        </draw:text-box>
        <svg:title/>
        <svg:desc/>
      </draw:frame>
      <draw:frame draw:id="id157" presentation:style-name="a2276" draw:name="PlaceHolder 3" svg:x="0.55118in" svg:y="4.17205in" svg:width="9.92087in" svg:height="1.43661in" presentation:class="object" presentation:placeholder="false">
        <draw:text-box>
          <text:list text:style-name="a2275">
            <text:list-item>
              <text:p text:style-name="a2274" text:class-names="" text:cond-style-name=""><text:span text:style-name="a2273" text:class-names=""/></text:p>
            </text:list-item>
          </text:list>
        </draw:text-box>
        <svg:title/>
        <svg:desc/>
      </draw:frame>
      <presentation:notes style:page-layout-name="pageLayout2" draw:style-name="a2307">
        <draw:frame draw:id="id5" presentation:style-name="a2279" draw:name="頁首版面配置區 1" svg:x="0in" svg:y="0in" svg:width="3.58333in" svg:height="0.58681in" presentation:class="header" presentation:placeholder="false">
          <draw:text-box>
            <text:p text:style-name="a2278" text:class-names="" text:cond-style-name=""><text:span text:style-name="a2277" text:class-names=""/></text:p>
          </draw:text-box>
          <svg:title/>
          <svg:desc/>
        </draw:frame>
        <draw:frame draw:id="id6" presentation:style-name="a2283" draw:name="日期版面配置區 2" svg:x="4.68229in" svg:y="0in" svg:width="3.58333in" svg:height="0.58681in" presentation:class="date-time" presentation:placeholder="false">
          <draw:text-box>
            <text:p text:style-name="a2282" text:class-names="" text:cond-style-name=""><text:span text:style-name="a2280" text:class-names=""><text:date text:fixed="false" style:data-style-name="a2281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284" draw:name="投影片圖像版面配置區 3">
          <svg:title/>
          <svg:desc/>
        </draw:page-thumbnail>
        <draw:frame draw:id="id8" presentation:style-name="a2300" draw:name="備忘稿版面配置區 4" svg:x="0.82639in" svg:y="5.62674in" svg:width="6.61458in" svg:height="4.60417in" presentation:class="notes" presentation:placeholder="false">
          <draw:text-box>
            <text:p text:style-name="a2286" text:class-names="" text:cond-style-name=""><text:span text:style-name="a2285" text:class-names="">編輯母片文字樣式</text:span></text:p>
            <text:list text:style-name="a2289">
              <text:list-item>
                <text:list text:style-name="a2289">
                  <text:list-item>
                    <text:p text:style-name="a2288" text:class-names="" text:cond-style-name=""><text:span text:style-name="a2287" text:class-names="">第二層</text:span></text:p>
                  </text:list-item>
                </text:list>
              </text:list-item>
            </text:list>
            <text:list text:style-name="a2292">
              <text:list-item>
                <text:list text:style-name="a2292">
                  <text:list-item>
                    <text:list text:style-name="a2292">
                      <text:list-item>
                        <text:p text:style-name="a2291" text:class-names="" text:cond-style-name=""><text:span text:style-name="a2290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list text:style-name="a2295">
                      <text:list-item>
                        <text:list text:style-name="a2295">
                          <text:list-item>
                            <text:p text:style-name="a2294" text:class-names="" text:cond-style-name=""><text:span text:style-name="a2293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9">
              <text:list-item>
                <text:list text:style-name="a2299">
                  <text:list-item>
                    <text:list text:style-name="a2299">
                      <text:list-item>
                        <text:list text:style-name="a2299">
                          <text:list-item>
                            <text:list text:style-name="a2299">
                              <text:list-item>
                                <text:p text:style-name="a2298" text:class-names="" text:cond-style-name=""><text:span text:style-name="a2296" text:class-names="">第五層</text:span><text:span text:style-name="a22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3" draw:name="頁尾版面配置區 5" svg:x="0in" svg:y="11.1059in" svg:width="3.58333in" svg:height="0.58681in" presentation:class="footer" presentation:placeholder="false">
          <draw:text-box>
            <text:p text:style-name="a2302" text:class-names="" text:cond-style-name=""><text:span text:style-name="a2301" text:class-names=""/></text:p>
          </draw:text-box>
          <svg:title/>
          <svg:desc/>
        </draw:frame>
        <draw:frame draw:id="id10" presentation:style-name="a2306" draw:name="投影片編號版面配置區 6" svg:x="4.68229in" svg:y="11.1059in" svg:width="3.58333in" svg:height="0.58681in" presentation:class="page-number" presentation:placeholder="false">
          <draw:text-box>
            <text:p text:style-name="a2305" text:class-names="" text:cond-style-name=""><text:span text:style-name="a2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fourObj-Title,-4-Content" style:page-layout-name="pageLayout1" draw:style-name="a2309">
      <draw:frame draw:id="id158" presentation:style-name="a2312" draw:name="PlaceHolder 1" svg:x="0.55118in" svg:y="0.88583in" svg:width="9.92087in" svg:height="1.41732in" presentation:class="title" presentation:placeholder="false">
        <draw:text-box>
          <text:p text:style-name="a2311" text:class-names="" text:cond-style-name=""><text:span text:style-name="a2310" text:class-names=""/></text:p>
        </draw:text-box>
        <svg:title/>
        <svg:desc/>
      </draw:frame>
      <draw:frame draw:id="id159" presentation:style-name="a2316" draw:name="PlaceHolder 2" svg:x="0.55118in" svg:y="2.59843in" svg:width="4.84134in" svg:height="1.43661in" presentation:class="object" presentation:placeholder="false">
        <draw:text-box>
          <text:list text:style-name="a2315">
            <text:list-item>
              <text:p text:style-name="a2314" text:class-names="" text:cond-style-name=""><text:span text:style-name="a2313" text:class-names=""/></text:p>
            </text:list-item>
          </text:list>
        </draw:text-box>
        <svg:title/>
        <svg:desc/>
      </draw:frame>
      <draw:frame draw:id="id160" presentation:style-name="a2320" draw:name="PlaceHolder 3" svg:x="5.63504in" svg:y="2.59843in" svg:width="4.84134in" svg:height="1.43661in" presentation:class="object" presentation:placeholder="false">
        <draw:text-box>
          <text:list text:style-name="a2319">
            <text:list-item>
              <text:p text:style-name="a2318" text:class-names="" text:cond-style-name=""><text:span text:style-name="a2317" text:class-names=""/></text:p>
            </text:list-item>
          </text:list>
        </draw:text-box>
        <svg:title/>
        <svg:desc/>
      </draw:frame>
      <draw:frame draw:id="id161" presentation:style-name="a2324" draw:name="PlaceHolder 4" svg:x="0.55118in" svg:y="4.17205in" svg:width="4.84134in" svg:height="1.43661in" presentation:class="object" presentation:placeholder="false">
        <draw:text-box>
          <text:list text:style-name="a2323">
            <text:list-item>
              <text:p text:style-name="a2322" text:class-names="" text:cond-style-name=""><text:span text:style-name="a2321" text:class-names=""/></text:p>
            </text:list-item>
          </text:list>
        </draw:text-box>
        <svg:title/>
        <svg:desc/>
      </draw:frame>
      <draw:frame draw:id="id162" presentation:style-name="a2328" draw:name="PlaceHolder 5" svg:x="5.63504in" svg:y="4.17205in" svg:width="4.84134in" svg:height="1.43661in" presentation:class="object" presentation:placeholder="false">
        <draw:text-box>
          <text:list text:style-name="a2327">
            <text:list-item>
              <text:p text:style-name="a2326" text:class-names="" text:cond-style-name=""><text:span text:style-name="a2325" text:class-names=""/></text:p>
            </text:list-item>
          </text:list>
        </draw:text-box>
        <svg:title/>
        <svg:desc/>
      </draw:frame>
      <presentation:notes style:page-layout-name="pageLayout2" draw:style-name="a2359">
        <draw:frame draw:id="id5" presentation:style-name="a2331" draw:name="頁首版面配置區 1" svg:x="0in" svg:y="0in" svg:width="3.58333in" svg:height="0.58681in" presentation:class="header" presentation:placeholder="false">
          <draw:text-box>
            <text:p text:style-name="a2330" text:class-names="" text:cond-style-name=""><text:span text:style-name="a2329" text:class-names=""/></text:p>
          </draw:text-box>
          <svg:title/>
          <svg:desc/>
        </draw:frame>
        <draw:frame draw:id="id6" presentation:style-name="a2335" draw:name="日期版面配置區 2" svg:x="4.68229in" svg:y="0in" svg:width="3.58333in" svg:height="0.58681in" presentation:class="date-time" presentation:placeholder="false">
          <draw:text-box>
            <text:p text:style-name="a2334" text:class-names="" text:cond-style-name=""><text:span text:style-name="a2332" text:class-names=""><text:date text:fixed="false" style:data-style-name="a233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336" draw:name="投影片圖像版面配置區 3">
          <svg:title/>
          <svg:desc/>
        </draw:page-thumbnail>
        <draw:frame draw:id="id8" presentation:style-name="a2352" draw:name="備忘稿版面配置區 4" svg:x="0.82639in" svg:y="5.62674in" svg:width="6.61458in" svg:height="4.60417in" presentation:class="notes" presentation:placeholder="false">
          <draw:text-box>
            <text:p text:style-name="a2338" text:class-names="" text:cond-style-name=""><text:span text:style-name="a2337" text:class-names="">編輯母片文字樣式</text:span></text:p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>第二層</text:span></text:p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list text:style-name="a2344">
                      <text:list-item>
                        <text:p text:style-name="a2343" text:class-names="" text:cond-style-name=""><text:span text:style-name="a234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347">
              <text:list-item>
                <text:list text:style-name="a2347">
                  <text:list-item>
                    <text:list text:style-name="a2347">
                      <text:list-item>
                        <text:list text:style-name="a2347">
                          <text:list-item>
                            <text:p text:style-name="a2346" text:class-names="" text:cond-style-name=""><text:span text:style-name="a234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list text:style-name="a2351">
                      <text:list-item>
                        <text:list text:style-name="a2351">
                          <text:list-item>
                            <text:list text:style-name="a2351">
                              <text:list-item>
                                <text:p text:style-name="a2350" text:class-names="" text:cond-style-name=""><text:span text:style-name="a2348" text:class-names="">第五層</text:span><text:span text:style-name="a23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5" draw:name="頁尾版面配置區 5" svg:x="0in" svg:y="11.1059in" svg:width="3.58333in" svg:height="0.58681in" presentation:class="footer" presentation:placeholder="false">
          <draw:text-box>
            <text:p text:style-name="a2354" text:class-names="" text:cond-style-name=""><text:span text:style-name="a2353" text:class-names=""/></text:p>
          </draw:text-box>
          <svg:title/>
          <svg:desc/>
        </draw:frame>
        <draw:frame draw:id="id10" presentation:style-name="a2358" draw:name="投影片編號版面配置區 6" svg:x="4.68229in" svg:y="11.1059in" svg:width="3.58333in" svg:height="0.58681in" presentation:class="page-number" presentation:placeholder="false">
          <draw:text-box>
            <text:p text:style-name="a2357" text:class-names="" text:cond-style-name=""><text:span text:style-name="a2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2-blank-Title,-6-Content" style:page-layout-name="pageLayout1" draw:style-name="a2361">
      <draw:frame draw:id="id163" presentation:style-name="a2364" draw:name="PlaceHolder 1" svg:x="0.55118in" svg:y="0.88583in" svg:width="9.92087in" svg:height="1.41732in" presentation:class="title" presentation:placeholder="false">
        <draw:text-box>
          <text:p text:style-name="a2363" text:class-names="" text:cond-style-name=""><text:span text:style-name="a2362" text:class-names=""/></text:p>
        </draw:text-box>
        <svg:title/>
        <svg:desc/>
      </draw:frame>
      <draw:frame draw:id="id164" presentation:style-name="a2368" draw:name="PlaceHolder 2" svg:x="0.55118in" svg:y="2.59843in" svg:width="3.19409in" svg:height="1.43661in" presentation:class="outline" presentation:placeholder="false">
        <draw:text-box>
          <text:list text:style-name="a2367">
            <text:list-item>
              <text:p text:style-name="a2366" text:class-names="" text:cond-style-name=""><text:span text:style-name="a2365" text:class-names=""/></text:p>
            </text:list-item>
          </text:list>
        </draw:text-box>
        <svg:title/>
        <svg:desc/>
      </draw:frame>
      <draw:frame draw:id="id165" presentation:style-name="a2372" draw:name="PlaceHolder 3" svg:x="3.90551in" svg:y="2.59843in" svg:width="3.19409in" svg:height="1.43661in" presentation:class="outline" presentation:placeholder="false">
        <draw:text-box>
          <text:list text:style-name="a2371">
            <text:list-item>
              <text:p text:style-name="a2370" text:class-names="" text:cond-style-name=""><text:span text:style-name="a2369" text:class-names=""/></text:p>
            </text:list-item>
          </text:list>
        </draw:text-box>
        <svg:title/>
        <svg:desc/>
      </draw:frame>
      <draw:frame draw:id="id166" presentation:style-name="a2376" draw:name="PlaceHolder 4" svg:x="7.25945in" svg:y="2.59843in" svg:width="3.19409in" svg:height="1.43661in" presentation:class="outline" presentation:placeholder="false">
        <draw:text-box>
          <text:list text:style-name="a2375">
            <text:list-item>
              <text:p text:style-name="a2374" text:class-names="" text:cond-style-name=""><text:span text:style-name="a2373" text:class-names=""/></text:p>
            </text:list-item>
          </text:list>
        </draw:text-box>
        <svg:title/>
        <svg:desc/>
      </draw:frame>
      <draw:frame draw:id="id167" presentation:style-name="a2380" draw:name="PlaceHolder 5" svg:x="0.55118in" svg:y="4.17205in" svg:width="3.19409in" svg:height="1.43661in" presentation:class="outline" presentation:placeholder="false">
        <draw:text-box>
          <text:list text:style-name="a2379">
            <text:list-item>
              <text:p text:style-name="a2378" text:class-names="" text:cond-style-name=""><text:span text:style-name="a2377" text:class-names=""/></text:p>
            </text:list-item>
          </text:list>
        </draw:text-box>
        <svg:title/>
        <svg:desc/>
      </draw:frame>
      <draw:frame draw:id="id168" presentation:style-name="a2384" draw:name="PlaceHolder 6" svg:x="3.90551in" svg:y="4.17205in" svg:width="3.19409in" svg:height="1.43661in" presentation:class="outline" presentation:placeholder="false">
        <draw:text-box>
          <text:list text:style-name="a2383">
            <text:list-item>
              <text:p text:style-name="a2382" text:class-names="" text:cond-style-name=""><text:span text:style-name="a2381" text:class-names=""/></text:p>
            </text:list-item>
          </text:list>
        </draw:text-box>
        <svg:title/>
        <svg:desc/>
      </draw:frame>
      <draw:frame draw:id="id169" presentation:style-name="a2388" draw:name="PlaceHolder 7" svg:x="7.25945in" svg:y="4.17205in" svg:width="3.19409in" svg:height="1.43661in" presentation:class="outline" presentation:placeholder="false">
        <draw:text-box>
          <text:list text:style-name="a2387">
            <text:list-item>
              <text:p text:style-name="a2386" text:class-names="" text:cond-style-name=""><text:span text:style-name="a2385" text:class-names=""/></text:p>
            </text:list-item>
          </text:list>
        </draw:text-box>
        <svg:title/>
        <svg:desc/>
      </draw:frame>
      <presentation:notes style:page-layout-name="pageLayout2" draw:style-name="a2419">
        <draw:frame draw:id="id5" presentation:style-name="a2391" draw:name="頁首版面配置區 1" svg:x="0in" svg:y="0in" svg:width="3.58333in" svg:height="0.58681in" presentation:class="header" presentation:placeholder="false">
          <draw:text-box>
            <text:p text:style-name="a2390" text:class-names="" text:cond-style-name=""><text:span text:style-name="a2389" text:class-names=""/></text:p>
          </draw:text-box>
          <svg:title/>
          <svg:desc/>
        </draw:frame>
        <draw:frame draw:id="id6" presentation:style-name="a2395" draw:name="日期版面配置區 2" svg:x="4.68229in" svg:y="0in" svg:width="3.58333in" svg:height="0.58681in" presentation:class="date-time" presentation:placeholder="false">
          <draw:text-box>
            <text:p text:style-name="a2394" text:class-names="" text:cond-style-name=""><text:span text:style-name="a2392" text:class-names=""><text:date text:fixed="false" style:data-style-name="a2393">2020/12/29</text:date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396" draw:name="投影片圖像版面配置區 3">
          <svg:title/>
          <svg:desc/>
        </draw:page-thumbnail>
        <draw:frame draw:id="id8" presentation:style-name="a2412" draw:name="備忘稿版面配置區 4" svg:x="0.82639in" svg:y="5.62674in" svg:width="6.61458in" svg:height="4.60417in" presentation:class="notes" presentation:placeholder="false">
          <draw:text-box>
            <text:p text:style-name="a2398" text:class-names="" text:cond-style-name=""><text:span text:style-name="a2397" text:class-names="">編輯母片文字樣式</text:span></text:p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9" text:class-names="">第二層</text:span></text:p>
                  </text:list-item>
                </text:list>
              </text:list-item>
            </text:list>
            <text:list text:style-name="a2404">
              <text:list-item>
                <text:list text:style-name="a2404">
                  <text:list-item>
                    <text:list text:style-name="a2404">
                      <text:list-item>
                        <text:p text:style-name="a2403" text:class-names="" text:cond-style-name=""><text:span text:style-name="a240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2407">
              <text:list-item>
                <text:list text:style-name="a2407">
                  <text:list-item>
                    <text:list text:style-name="a2407">
                      <text:list-item>
                        <text:list text:style-name="a2407">
                          <text:list-item>
                            <text:p text:style-name="a2406" text:class-names="" text:cond-style-name=""><text:span text:style-name="a240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1">
              <text:list-item>
                <text:list text:style-name="a2411">
                  <text:list-item>
                    <text:list text:style-name="a2411">
                      <text:list-item>
                        <text:list text:style-name="a2411">
                          <text:list-item>
                            <text:list text:style-name="a2411">
                              <text:list-item>
                                <text:p text:style-name="a2410" text:class-names="" text:cond-style-name=""><text:span text:style-name="a2408" text:class-names="">第五層</text:span><text:span text:style-name="a24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15" draw:name="頁尾版面配置區 5" svg:x="0in" svg:y="11.1059in" svg:width="3.58333in" svg:height="0.58681in" presentation:class="footer" presentation:placeholder="false">
          <draw:text-box>
            <text:p text:style-name="a2414" text:class-names="" text:cond-style-name=""><text:span text:style-name="a2413" text:class-names=""/></text:p>
          </draw:text-box>
          <svg:title/>
          <svg:desc/>
        </draw:frame>
        <draw:frame draw:id="id10" presentation:style-name="a2418" draw:name="投影片編號版面配置區 6" svg:x="4.68229in" svg:y="11.1059in" svg:width="3.58333in" svg:height="0.58681in" presentation:class="page-number" presentation:placeholder="false">
          <draw:text-box>
            <text:p text:style-name="a2417" text:class-names="" text:cond-style-name=""><text:span text:style-name="a241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description/>
    <dc:subject/>
    <meta:initial-creator>Peter Wolf</meta:initial-creator>
    <dc:creator>Yang</dc:creator>
    <meta:creation-date>2020-12-15T13:38:10Z</meta:creation-date>
    <dc:date>2020-12-28T18:36:22Z</dc:date>
    <meta:template xlink:href="" xlink:type="simple"/>
    <meta:editing-cycles>15</meta:editing-cycles>
    <meta:editing-duration>PT7091S</meta:editing-duration>
    <meta:document-statistic meta:paragraph-count="61" meta:word-count="422"/>
  </office:meta>
</office:document-meta>
</file>